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2839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4091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order="0.0008in solid #000000" fo:padding="0.028in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background-color="#ffcc00" fo:border="0.0008in solid #000000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9" style:family="table-cell" style:parent-style-name="Default"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HieuP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NamDH &amp; SonL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TanCX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AnhDQ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4" office:value-type="string">
            <text:p>Remove TuanLA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4" office:value-type="string">
            <text:p>Remove NgaT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5">
            <text:p>1.5</text:p>
          </table:table-cell>
          <table:table-cell table:style-name="ce34" office:value-type="string">
            <text:p>Remove MinhP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6">
            <text:p>1.6</text:p>
          </table:table-cell>
          <table:table-cell table:style-name="ce34" office:value-type="string">
            <text:p>Remove ThoaiVK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7">
            <text:p>1.7</text:p>
          </table:table-cell>
          <table:table-cell table:style-name="ce34" office:value-type="string">
            <text:p>Remove HungNDT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8">
            <text:p>1.8</text:p>
          </table:table-cell>
          <table:table-cell table:style-name="ce34" office:value-type="string">
            <text:p>Remove PhuocNC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29">
            <text:p>September 29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7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7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5"/>
          <table:table-cell table:number-columns-repeated="1011"/>
        </table:table-row>
        <table:table-row table:style-name="ro7" table:number-rows-repeated="4">
          <table:table-cell table:style-name="ce40"/>
          <table:table-cell table:style-name="ce43" table:number-columns-repeated="5"/>
          <table:table-cell table:style-name="ce54"/>
          <table:table-cell table:style-name="ce59"/>
          <table:table-cell table:style-name="ce43" table:number-columns-repeated="5"/>
          <table:table-cell table:number-columns-repeated="1011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138in" draw:caption-point-x="-0.7689in" draw:caption-point-y="0.9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114in" draw:caption-point-x="-0.2402in" draw:caption-point-y="0.6524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114in" draw:caption-point-x="-0.2622in" draw:caption-point-y="0.6524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114in" draw:caption-point-x="-0.2402in" draw:caption-point-y="0.6524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114in" draw:caption-point-x="-0.2402in" draw:caption-point-y="0.6524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9504in" draw:caption-point-x="-1.4484in" draw:caption-point-y="0.41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7]);DATE(YEAR([.D7]);12;31);NOW())" office:value-type="date" office:date-value="2017-10-31T10:41:28.13">
            <text:p>10/31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0">
            <text:p>10</text:p>
          </table:table-cell>
          <table:table-cell table:style-name="ce56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61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6]=[.$B7];[Thong_Tin_Ngay_Nghi_201708.$C$3:.$C$66])+ SUMPRODUCT([Thong_Tin_Ngay_Nghi_201709.$B$3:.$B$64]=[.$B7];[Thong_Tin_Ngay_Nghi_201709.$C$3:.$C$64])+ SUMPRODUCT([Thong_Tin_Ngay_Nghi_201710.$B$3:.$B$65]=[.$B7];[Thong_Tin_Ngay_Nghi_201710.$C$3:.$C$65])" office:value-type="float" office:value="9.5">
            <text:p>9.5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49"/>
          <table:table-cell table:style-name="ce49" table:formula="of:=[.I7]+[.K7] +[.J7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10-31T10:41:28.13">
            <text:p>10/31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0">
            <text:p>10</text:p>
          </table:table-cell>
          <table:table-cell table:style-name="ce57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6]=[.$B8];[Thong_Tin_Ngay_Nghi_201708.$C$3:.$C$66])+ SUMPRODUCT([Thong_Tin_Ngay_Nghi_201709.$B$3:.$B$64]=[.$B8];[Thong_Tin_Ngay_Nghi_201709.$C$3:.$C$64])+ SUMPRODUCT([Thong_Tin_Ngay_Nghi_201710.$B$3:.$B$65]=[.$B8];[Thong_Tin_Ngay_Nghi_201710.$C$3:.$C$65])" office:value-type="float" office:value="17.5">
            <text:p>17.5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-6.5">
            <text:p>-6.5</text:p>
          </table:table-cell>
          <table:table-cell table:number-columns-repeated="2" table:style-name="ce49"/>
          <table:table-cell table:style-name="ce49" table:formula="of:=[.I8]+[.K8] +[.J8]" office:value-type="float" office:value="-6.5">
            <text:p>-6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7">
            <text:p>06/27/17</text:p>
          </table:table-cell>
          <table:table-cell table:style-name="ce51" table:formula="of:=IF(YEAR(NOW())&gt;YEAR([.D9]);DATE(YEAR([.D9]);12;31);NOW())" office:value-type="date" office:date-value="2017-10-31T10:41:28.13">
            <text:p>10/31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4">
            <text:p>4</text:p>
          </table:table-cell>
          <table:table-cell table:style-name="ce57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62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6]=[.$B9];[Thong_Tin_Ngay_Nghi_201708.$C$3:.$C$66])+ SUMPRODUCT([Thong_Tin_Ngay_Nghi_201709.$B$3:.$B$64]=[.$B9];[Thong_Tin_Ngay_Nghi_201709.$C$3:.$C$64])+ SUMPRODUCT([Thong_Tin_Ngay_Nghi_201710.$B$3:.$B$65]=[.$B9];[Thong_Tin_Ngay_Nghi_201710.$C$3:.$C$65])" office:value-type="float" office:value="6">
            <text:p>6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-2">
            <text:p>-2</text:p>
          </table:table-cell>
          <table:table-cell table:number-columns-repeated="2" table:style-name="ce49"/>
          <table:table-cell table:style-name="ce49" table:formula="of:=[.I9]+[.K9] +[.J9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10-31T10:41:28.13">
            <text:p>10/31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0">
            <text:p>10</text:p>
          </table:table-cell>
          <table:table-cell table:style-name="ce57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62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6]=[.$B10];[Thong_Tin_Ngay_Nghi_201708.$C$3:.$C$66])+ SUMPRODUCT([Thong_Tin_Ngay_Nghi_201709.$B$3:.$B$64]=[.$B10];[Thong_Tin_Ngay_Nghi_201709.$C$3:.$C$64])+ SUMPRODUCT([Thong_Tin_Ngay_Nghi_201710.$B$3:.$B$65]=[.$B10];[Thong_Tin_Ngay_Nghi_201710.$C$3:.$C$65])" office:value-type="float" office:value="11.5">
            <text:p>11.5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2.5">
            <text:p>2.5</text:p>
          </table:table-cell>
          <table:table-cell table:number-columns-repeated="2" table:style-name="ce49"/>
          <table:table-cell table:style-name="ce49" table:formula="of:=[.I10]+[.K10] +[.J10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01">
            <text:p>07/01/17</text:p>
          </table:table-cell>
          <table:table-cell table:style-name="ce51" table:formula="of:=IF(YEAR(NOW())&gt;YEAR([.D11]);DATE(YEAR([.D11]);12;31);NOW())" office:value-type="date" office:date-value="2017-10-31T10:41:28.13">
            <text:p>10/31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4">
            <text:p>4</text:p>
          </table:table-cell>
          <table:table-cell table:style-name="ce57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62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6]=[.$B11];[Thong_Tin_Ngay_Nghi_201708.$C$3:.$C$66])+ SUMPRODUCT([Thong_Tin_Ngay_Nghi_201709.$B$3:.$B$64]=[.$B11];[Thong_Tin_Ngay_Nghi_201709.$C$3:.$C$64])+ SUMPRODUCT([Thong_Tin_Ngay_Nghi_201710.$B$3:.$B$65]=[.$B11];[Thong_Tin_Ngay_Nghi_201710.$C$3:.$C$65])" office:value-type="float" office:value="9.5">
            <text:p>9.5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5.5">
            <text:p>-5.5</text:p>
          </table:table-cell>
          <table:table-cell table:number-columns-repeated="2" table:style-name="ce49"/>
          <table:table-cell table:style-name="ce49" table:formula="of:=[.I11]+[.K11] +[.J11]" office:value-type="float" office:value="-5.5">
            <text:p>-5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10-31T10:41:28.13">
            <text:p>10/31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0">
            <text:p>10</text:p>
          </table:table-cell>
          <table:table-cell table:style-name="ce57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62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6]=[.$B12];[Thong_Tin_Ngay_Nghi_201708.$C$3:.$C$66])+ SUMPRODUCT([Thong_Tin_Ngay_Nghi_201709.$B$3:.$B$64]=[.$B12];[Thong_Tin_Ngay_Nghi_201709.$C$3:.$C$64])+ SUMPRODUCT([Thong_Tin_Ngay_Nghi_201710.$B$3:.$B$65]=[.$B12];[Thong_Tin_Ngay_Nghi_201710.$C$3:.$C$65])" office:value-type="float" office:value="6">
            <text:p>6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4">
            <text:p>4</text:p>
          </table:table-cell>
          <table:table-cell table:number-columns-repeated="2" table:style-name="ce49"/>
          <table:table-cell table:style-name="ce49" table:formula="of:=[.I12]+[.K12] +[.J12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10-31T10:41:28.13">
            <text:p>10/31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0">
            <text:p>10</text:p>
          </table:table-cell>
          <table:table-cell table:style-name="ce57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62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6]=[.$B13];[Thong_Tin_Ngay_Nghi_201708.$C$3:.$C$66])+ SUMPRODUCT([Thong_Tin_Ngay_Nghi_201709.$B$3:.$B$64]=[.$B13];[Thong_Tin_Ngay_Nghi_201709.$C$3:.$C$64])+ SUMPRODUCT([Thong_Tin_Ngay_Nghi_201710.$B$3:.$B$65]=[.$B13];[Thong_Tin_Ngay_Nghi_201710.$C$3:.$C$65])" office:value-type="float" office:value="22">
            <text:p>22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7">
            <text:p>-7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3]+[.K13] +[.J13]" office:value-type="float" office:value="-1.5">
            <text:p>-1.5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4]);DATE(YEAR([.D14]);12;31);NOW())" office:value-type="date" office:date-value="2017-10-31T10:41:28.14">
            <text:p>10/31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0">
            <text:p>10</text:p>
          </table:table-cell>
          <table:table-cell table:style-name="ce57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6]=[.$B14];[Thong_Tin_Ngay_Nghi_201708.$C$3:.$C$66])+ SUMPRODUCT([Thong_Tin_Ngay_Nghi_201709.$B$3:.$B$64]=[.$B14];[Thong_Tin_Ngay_Nghi_201709.$C$3:.$C$64])+ SUMPRODUCT([Thong_Tin_Ngay_Nghi_201710.$B$3:.$B$65]=[.$B14];[Thong_Tin_Ngay_Nghi_201710.$C$3:.$C$65])" office:value-type="float" office:value="13">
            <text:p>13</text:p>
          </table:table-cell>
          <table:table-cell table:style-name="ce50" table:formula="of:=IF(DATE(YEAR([.E14]);MONTH([.E14]);DAY([.E14]))&lt;=DATE(YEAR([.E14]);3;31); [.C14]-[.G14] + [.F14]; IF([.G14]-[.C14]&lt;0;[.G14] + [.F14] -[.H14];[.F14]+[.C14]-[.H14]))" office:value-type="float" office:value="-3">
            <text:p>-3</text:p>
          </table:table-cell>
          <table:table-cell table:number-columns-repeated="2" table:style-name="ce50"/>
          <table:table-cell table:style-name="ce50" table:formula="of:=[.I14]+[.K14] +[.J14]" office:value-type="float" office:value="-3">
            <text:p>-3</text:p>
          </table:table-cell>
          <table:table-cell table:style-name="ce64"/>
          <table:table-cell table:style-name="ce66" table:number-columns-repeated="1011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10-31T10:41:28.14">
            <text:p>10/31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57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62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6]=[.$B15];[Thong_Tin_Ngay_Nghi_201708.$C$3:.$C$66])+ SUMPRODUCT([Thong_Tin_Ngay_Nghi_201709.$B$3:.$B$64]=[.$B15];[Thong_Tin_Ngay_Nghi_201709.$C$3:.$C$64])+ SUMPRODUCT([Thong_Tin_Ngay_Nghi_201710.$B$3:.$B$65]=[.$B15];[Thong_Tin_Ngay_Nghi_201710.$C$3:.$C$65])" office:value-type="float" office:value="9">
            <text:p>9</text:p>
          </table:table-cell>
          <table:table-cell table:style-name="ce49" table:formula="of:=IF(DATE(YEAR([.E15]);MONTH([.E15]);DAY([.E15]))&lt;=DATE(YEAR([.E15]);3;31); [.C15]-[.G15] + [.F15]; IF([.G15]-[.C15]&lt;0;[.G15] + [.F15] -[.H15];[.F15]+[.C15]-[.H15]))" office:value-type="float" office:value="2">
            <text:p>2</text:p>
          </table:table-cell>
          <table:table-cell table:number-columns-repeated="2" table:style-name="ce49"/>
          <table:table-cell table:style-name="ce49" table:formula="of:=[.I15]+[.K15] +[.J15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6]);DATE(YEAR([.D16]);12;31);NOW())" office:value-type="date" office:date-value="2017-10-31T10:41:28.14">
            <text:p>10/31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0">
            <text:p>10</text:p>
          </table:table-cell>
          <table:table-cell table:style-name="ce57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6]=[.$B16];[Thong_Tin_Ngay_Nghi_201708.$C$3:.$C$66])+ SUMPRODUCT([Thong_Tin_Ngay_Nghi_201709.$B$3:.$B$64]=[.$B16];[Thong_Tin_Ngay_Nghi_201709.$C$3:.$C$64])+ SUMPRODUCT([Thong_Tin_Ngay_Nghi_201710.$B$3:.$B$65]=[.$B16];[Thong_Tin_Ngay_Nghi_201710.$C$3:.$C$65])" office:value-type="float" office:value="20.5">
            <text:p>20.5</text:p>
          </table:table-cell>
          <table:table-cell table:style-name="ce49" table:formula="of:=IF(DATE(YEAR([.E16]);MONTH([.E16]);DAY([.E16]))&lt;=DATE(YEAR([.E16]);3;31); [.C16]-[.G16] + [.F16]; IF([.G16]-[.C16]&lt;0;[.G16] + [.F16] -[.H16];[.F16]+[.C16]-[.H16]))" office:value-type="float" office:value="-7.5">
            <text:p>-7.5</text:p>
          </table:table-cell>
          <table:table-cell table:style-name="ce50"/>
          <table:table-cell table:style-name="ce50" table:formula="of:=6" office:value-type="float" office:value="6">
            <text:p>6</text:p>
          </table:table-cell>
          <table:table-cell table:style-name="ce49" table:formula="of:=[.I16]+[.K16] +[.J16]" office:value-type="float" office:value="-1.5">
            <text:p>-1.5</text:p>
          </table:table-cell>
          <table:table-cell table:style-name="ce63" office:value-type="string">
            <text:p>Những ngày nghỉ này đã trừ vào lương → sẽ ko trừ vào phép nữa:</text:p>
            <text:p>- Tháng 7 6 ngày</text:p>
          </table:table-cell>
          <table:table-cell table:style-name="ce66" table:number-columns-repeated="1011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4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10-31T10:41:28.14">
            <text:p>10/31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0">
            <text:p>10</text:p>
          </table:table-cell>
          <table:table-cell table:style-name="ce57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62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6]=[.$B17];[Thong_Tin_Ngay_Nghi_201708.$C$3:.$C$66])+ SUMPRODUCT([Thong_Tin_Ngay_Nghi_201709.$B$3:.$B$64]=[.$B17];[Thong_Tin_Ngay_Nghi_201709.$C$3:.$C$64])+ SUMPRODUCT([Thong_Tin_Ngay_Nghi_201710.$B$3:.$B$65]=[.$B17];[Thong_Tin_Ngay_Nghi_201710.$C$3:.$C$65])" office:value-type="float" office:value="8.5">
            <text:p>8.5</text:p>
          </table:table-cell>
          <table:table-cell table:style-name="ce49" table:formula="of:=IF(DATE(YEAR([.E17]);MONTH([.E17]);DAY([.E17]))&lt;=DATE(YEAR([.E17]);3;31); [.C17]-[.G17] + [.F17]; IF([.G17]-[.C16]&lt;0;[.G17] + [.F17] -[.H17];[.F17]+[.C17]-[.H17]))" office:value-type="float" office:value="1.5">
            <text:p>1.5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7]+[.K17] +[.J17]" office:value-type="float" office:value="4.5">
            <text:p>4.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10-31T10:41:28.14">
            <text:p>10/31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0">
            <text:p>10</text:p>
          </table:table-cell>
          <table:table-cell table:style-name="ce57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62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6]=[.$B18];[Thong_Tin_Ngay_Nghi_201708.$C$3:.$C$66])+ SUMPRODUCT([Thong_Tin_Ngay_Nghi_201709.$B$3:.$B$64]=[.$B18];[Thong_Tin_Ngay_Nghi_201709.$C$3:.$C$64])+ SUMPRODUCT([Thong_Tin_Ngay_Nghi_201710.$B$3:.$B$65]=[.$B18];[Thong_Tin_Ngay_Nghi_201710.$C$3:.$C$65])" office:value-type="float" office:value="17.5">
            <text:p>17.5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-7.5">
            <text:p>-7.5</text:p>
          </table:table-cell>
          <table:table-cell table:style-name="ce49"/>
          <table:table-cell table:style-name="ce49" table:formula="of:=1.5+3.5" office:value-type="float" office:value="5">
            <text:p>5</text:p>
          </table:table-cell>
          <table:table-cell table:style-name="ce49" table:formula="of:=[.I18]+[.K18] +[.J18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6 3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20">
            <text:p>07/20/17</text:p>
          </table:table-cell>
          <table:table-cell table:style-name="ce51" table:formula="of:=IF(YEAR(NOW())&gt;YEAR([.D19]);DATE(YEAR([.D19]);12;31);NOW())" office:value-type="date" office:date-value="2017-10-31T10:41:28.14">
            <text:p>10/31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3">
            <text:p>3</text:p>
          </table:table-cell>
          <table:table-cell table:style-name="ce57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62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6]=[.$B19];[Thong_Tin_Ngay_Nghi_201708.$C$3:.$C$66])+ SUMPRODUCT([Thong_Tin_Ngay_Nghi_201709.$B$3:.$B$64]=[.$B19];[Thong_Tin_Ngay_Nghi_201709.$C$3:.$C$64])+ SUMPRODUCT([Thong_Tin_Ngay_Nghi_201710.$B$3:.$B$65]=[.$B19];[Thong_Tin_Ngay_Nghi_201710.$C$3:.$C$65])" office:value-type="float" office:value="0.5">
            <text:p>0.5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2.5">
            <text:p>2.5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19]+[.K19] +[.J19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0]);DATE(YEAR([.D20]);12;31);NOW())" office:value-type="date" office:date-value="2017-10-31T10:41:28.15">
            <text:p>10/31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0">
            <text:p>10</text:p>
          </table:table-cell>
          <table:table-cell table:style-name="ce57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6]=[.$B20];[Thong_Tin_Ngay_Nghi_201708.$C$3:.$C$66])+ SUMPRODUCT([Thong_Tin_Ngay_Nghi_201709.$B$3:.$B$64]=[.$B20];[Thong_Tin_Ngay_Nghi_201709.$C$3:.$C$64])+ SUMPRODUCT([Thong_Tin_Ngay_Nghi_201710.$B$3:.$B$65]=[.$B20];[Thong_Tin_Ngay_Nghi_201710.$C$3:.$C$65])" office:value-type="float" office:value="44">
            <text:p>44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-34">
            <text:p>-34</text:p>
          </table:table-cell>
          <table:table-cell table:number-columns-repeated="2" table:style-name="ce49"/>
          <table:table-cell table:style-name="ce49" table:formula="of:=[.I20]+[.K20] +[.J20]" office:value-type="float" office:value="-34">
            <text:p>-3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10-31T10:41:28.15">
            <text:p>10/31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0">
            <text:p>10</text:p>
          </table:table-cell>
          <table:table-cell table:style-name="ce57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62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6]=[.$B21];[Thong_Tin_Ngay_Nghi_201708.$C$3:.$C$66])+ SUMPRODUCT([Thong_Tin_Ngay_Nghi_201709.$B$3:.$B$64]=[.$B21];[Thong_Tin_Ngay_Nghi_201709.$C$3:.$C$64])+ SUMPRODUCT([Thong_Tin_Ngay_Nghi_201710.$B$3:.$B$65]=[.$B21];[Thong_Tin_Ngay_Nghi_201710.$C$3:.$C$65])" office:value-type="float" office:value="11.5">
            <text:p>11.5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1">
            <text:p>1</text:p>
          </table:table-cell>
          <table:table-cell table:number-columns-repeated="2" table:style-name="ce49"/>
          <table:table-cell table:style-name="ce49" table:formula="of:=[.I21]+[.K21] +[.J21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22]);DATE(YEAR([.D22]);12;31);NOW())" office:value-type="date" office:date-value="2017-10-31T10:41:28.15">
            <text:p>10/31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9">
            <text:p>9</text:p>
          </table:table-cell>
          <table:table-cell table:style-name="ce57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6]=[.$B22];[Thong_Tin_Ngay_Nghi_201708.$C$3:.$C$66])+ SUMPRODUCT([Thong_Tin_Ngay_Nghi_201709.$B$3:.$B$64]=[.$B22];[Thong_Tin_Ngay_Nghi_201709.$C$3:.$C$64])+ SUMPRODUCT([Thong_Tin_Ngay_Nghi_201710.$B$3:.$B$65]=[.$B22];[Thong_Tin_Ngay_Nghi_201710.$C$3:.$C$65])" office:value-type="float" office:value="3">
            <text:p>3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6">
            <text:p>6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2]+[.K22] +[.J22]" office:value-type="float" office:value="6.5">
            <text:p>6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10-31T10:41:28.15">
            <text:p>10/31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0">
            <text:p>10</text:p>
          </table:table-cell>
          <table:table-cell table:style-name="ce57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62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6]=[.$B23];[Thong_Tin_Ngay_Nghi_201708.$C$3:.$C$66])+ SUMPRODUCT([Thong_Tin_Ngay_Nghi_201709.$B$3:.$B$64]=[.$B23];[Thong_Tin_Ngay_Nghi_201709.$C$3:.$C$64])+ SUMPRODUCT([Thong_Tin_Ngay_Nghi_201710.$B$3:.$B$65]=[.$B23];[Thong_Tin_Ngay_Nghi_201710.$C$3:.$C$65])" office:value-type="float" office:value="7">
            <text:p>7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3">
            <text:p>3</text:p>
          </table:table-cell>
          <table:table-cell table:number-columns-repeated="2" table:style-name="ce49"/>
          <table:table-cell table:style-name="ce49" table:formula="of:=[.I23]+[.K23] +[.J23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10-31T10:41:28.15">
            <text:p>10/31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0">
            <text:p>10</text:p>
          </table:table-cell>
          <table:table-cell table:style-name="ce57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3">
            <text:p>3</text:p>
          </table:table-cell>
          <table:table-cell table:style-name="ce62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6]=[.$B24];[Thong_Tin_Ngay_Nghi_201708.$C$3:.$C$66])+ SUMPRODUCT([Thong_Tin_Ngay_Nghi_201709.$B$3:.$B$64]=[.$B24];[Thong_Tin_Ngay_Nghi_201709.$C$3:.$C$64])+ SUMPRODUCT([Thong_Tin_Ngay_Nghi_201710.$B$3:.$B$65]=[.$B24];[Thong_Tin_Ngay_Nghi_201710.$C$3:.$C$65])" office:value-type="float" office:value="9">
            <text:p>9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4">
            <text:p>4</text:p>
          </table:table-cell>
          <table:table-cell table:number-columns-repeated="2" table:style-name="ce49"/>
          <table:table-cell table:style-name="ce49" table:formula="of:=[.I24]+[.K24] +[.J24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10-31T10:41:28.15">
            <text:p>10/31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0">
            <text:p>10</text:p>
          </table:table-cell>
          <table:table-cell table:style-name="ce57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6">
            <text:p>6</text:p>
          </table:table-cell>
          <table:table-cell table:style-name="ce62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6]=[.$B25];[Thong_Tin_Ngay_Nghi_201708.$C$3:.$C$66])+ SUMPRODUCT([Thong_Tin_Ngay_Nghi_201709.$B$3:.$B$64]=[.$B25];[Thong_Tin_Ngay_Nghi_201709.$C$3:.$C$64])+ SUMPRODUCT([Thong_Tin_Ngay_Nghi_201710.$B$3:.$B$65]=[.$B25];[Thong_Tin_Ngay_Nghi_201710.$C$3:.$C$65])" office:value-type="float" office:value="10.5">
            <text:p>10.5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-0.5">
            <text:p>-0.5</text:p>
          </table:table-cell>
          <table:table-cell table:number-columns-repeated="2" table:style-name="ce49"/>
          <table:table-cell table:style-name="ce49" table:formula="of:=[.I25]+[.K25] +[.J25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10-31T10:41:28.15">
            <text:p>10/31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0">
            <text:p>10</text:p>
          </table:table-cell>
          <table:table-cell table:style-name="ce57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6]=[.$B26];[Thong_Tin_Ngay_Nghi_201708.$C$3:.$C$66])+ SUMPRODUCT([Thong_Tin_Ngay_Nghi_201709.$B$3:.$B$64]=[.$B26];[Thong_Tin_Ngay_Nghi_201709.$C$3:.$C$64])+ SUMPRODUCT([Thong_Tin_Ngay_Nghi_201710.$B$3:.$B$65]=[.$B26];[Thong_Tin_Ngay_Nghi_201710.$C$3:.$C$65])" office:value-type="float" office:value="7">
            <text:p>7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3.5">
            <text:p>3.5</text:p>
          </table:table-cell>
          <table:table-cell table:number-columns-repeated="2" table:style-name="ce49"/>
          <table:table-cell table:style-name="ce49" table:formula="of:=[.I26]+[.K26] +[.J26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10-31T10:41:28.16">
            <text:p>10/31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0">
            <text:p>10</text:p>
          </table:table-cell>
          <table:table-cell table:style-name="ce57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5">
            <text:p>5</text:p>
          </table:table-cell>
          <table:table-cell table:style-name="ce62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6]=[.$B27];[Thong_Tin_Ngay_Nghi_201708.$C$3:.$C$66])+ SUMPRODUCT([Thong_Tin_Ngay_Nghi_201709.$B$3:.$B$64]=[.$B27];[Thong_Tin_Ngay_Nghi_201709.$C$3:.$C$64])+ SUMPRODUCT([Thong_Tin_Ngay_Nghi_201710.$B$3:.$B$65]=[.$B27];[Thong_Tin_Ngay_Nghi_201710.$C$3:.$C$65])" office:value-type="float" office:value="12.5">
            <text:p>12.5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-1.5">
            <text:p>-1.5</text:p>
          </table:table-cell>
          <table:table-cell table:number-columns-repeated="2" table:style-name="ce49"/>
          <table:table-cell table:style-name="ce49" table:formula="of:=[.I27]+[.K27] +[.J27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10-31T10:41:28.16">
            <text:p>10/31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0">
            <text:p>10</text:p>
          </table:table-cell>
          <table:table-cell table:style-name="ce57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2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6]=[.$B28];[Thong_Tin_Ngay_Nghi_201708.$C$3:.$C$66])+ SUMPRODUCT([Thong_Tin_Ngay_Nghi_201709.$B$3:.$B$64]=[.$B28];[Thong_Tin_Ngay_Nghi_201709.$C$3:.$C$64])+ SUMPRODUCT([Thong_Tin_Ngay_Nghi_201710.$B$3:.$B$65]=[.$B28];[Thong_Tin_Ngay_Nghi_201710.$C$3:.$C$65])" office:value-type="float" office:value="5.5">
            <text:p>5.5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6.5">
            <text:p>6.5</text:p>
          </table:table-cell>
          <table:table-cell table:number-columns-repeated="2" table:style-name="ce49"/>
          <table:table-cell table:style-name="ce49" table:formula="of:=[.I28]+[.K28] +[.J28]" office:value-type="float" office:value="6.5">
            <text:p>6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10-31T10:41:28.16">
            <text:p>10/31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0">
            <text:p>10</text:p>
          </table:table-cell>
          <table:table-cell table:style-name="ce57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0">
            <text:p>0</text:p>
          </table:table-cell>
          <table:table-cell table:style-name="ce62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6]=[.$B29];[Thong_Tin_Ngay_Nghi_201708.$C$3:.$C$66])+ SUMPRODUCT([Thong_Tin_Ngay_Nghi_201709.$B$3:.$B$64]=[.$B29];[Thong_Tin_Ngay_Nghi_201709.$C$3:.$C$64])+ SUMPRODUCT([Thong_Tin_Ngay_Nghi_201710.$B$3:.$B$65]=[.$B29];[Thong_Tin_Ngay_Nghi_201710.$C$3:.$C$65])" office:value-type="float" office:value="0.5">
            <text:p>0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9.5">
            <text:p>9.5</text:p>
          </table:table-cell>
          <table:table-cell table:number-columns-repeated="2" table:style-name="ce49"/>
          <table:table-cell table:style-name="ce49" table:formula="of:=[.I29]+[.K29] +[.J29]" office:value-type="float" office:value="9.5">
            <text:p>9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10-31T10:41:28.16">
            <text:p>10/31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0">
            <text:p>10</text:p>
          </table:table-cell>
          <table:table-cell table:style-name="ce57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5">
            <text:p>5</text:p>
          </table:table-cell>
          <table:table-cell table:style-name="ce62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6]=[.$B30];[Thong_Tin_Ngay_Nghi_201708.$C$3:.$C$66])+ SUMPRODUCT([Thong_Tin_Ngay_Nghi_201709.$B$3:.$B$64]=[.$B30];[Thong_Tin_Ngay_Nghi_201709.$C$3:.$C$64])+ SUMPRODUCT([Thong_Tin_Ngay_Nghi_201710.$B$3:.$B$65]=[.$B30];[Thong_Tin_Ngay_Nghi_201710.$C$3:.$C$65])" office:value-type="float" office:value="23.5">
            <text:p>23.5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-9">
            <text:p>-9</text:p>
          </table:table-cell>
          <table:table-cell table:style-name="ce49"/>
          <table:table-cell table:style-name="ce49" table:formula="of:=5+5.5" office:value-type="float" office:value="10.5">
            <text:p>10.5</text:p>
          </table:table-cell>
          <table:table-cell table:style-name="ce49" table:formula="of:=[.I30]+[.K30] +[.J30]" office:value-type="float" office:value="1.5">
            <text:p>1.5</text:p>
          </table:table-cell>
          <table:table-cell table:style-name="ce63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10-31T10:41:28.16">
            <text:p>10/31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0">
            <text:p>10</text:p>
          </table:table-cell>
          <table:table-cell table:style-name="ce57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6]=[.$B31];[Thong_Tin_Ngay_Nghi_201708.$C$3:.$C$66])+ SUMPRODUCT([Thong_Tin_Ngay_Nghi_201709.$B$3:.$B$64]=[.$B31];[Thong_Tin_Ngay_Nghi_201709.$C$3:.$C$64])+ SUMPRODUCT([Thong_Tin_Ngay_Nghi_201710.$B$3:.$B$65]=[.$B31];[Thong_Tin_Ngay_Nghi_201710.$C$3:.$C$65])" office:value-type="float" office:value="15.5">
            <text:p>15.5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-4">
            <text:p>-4</text:p>
          </table:table-cell>
          <table:table-cell table:number-columns-repeated="2" table:style-name="ce49"/>
          <table:table-cell table:style-name="ce49" table:formula="of:=[.I31]+[.K31] +[.J31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10-31T10:41:28.16">
            <text:p>10/31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0">
            <text:p>10</text:p>
          </table:table-cell>
          <table:table-cell table:style-name="ce57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2">
            <text:p>2</text:p>
          </table:table-cell>
          <table:table-cell table:style-name="ce62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6]=[.$B32];[Thong_Tin_Ngay_Nghi_201708.$C$3:.$C$66])+ SUMPRODUCT([Thong_Tin_Ngay_Nghi_201709.$B$3:.$B$64]=[.$B32];[Thong_Tin_Ngay_Nghi_201709.$C$3:.$C$64])+ SUMPRODUCT([Thong_Tin_Ngay_Nghi_201710.$B$3:.$B$65]=[.$B32];[Thong_Tin_Ngay_Nghi_201710.$C$3:.$C$65])" office:value-type="float" office:value="12">
            <text:p>12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number-columns-repeated="2" table:style-name="ce49"/>
          <table:table-cell table:style-name="ce49" table:formula="of:=[.I32]+[.K32] +[.J32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10-31T10:41:28.17">
            <text:p>10/31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0">
            <text:p>10</text:p>
          </table:table-cell>
          <table:table-cell table:style-name="ce57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6">
            <text:p>6</text:p>
          </table:table-cell>
          <table:table-cell table:style-name="ce62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6]=[.$B33];[Thong_Tin_Ngay_Nghi_201708.$C$3:.$C$66])+ SUMPRODUCT([Thong_Tin_Ngay_Nghi_201709.$B$3:.$B$64]=[.$B33];[Thong_Tin_Ngay_Nghi_201709.$C$3:.$C$64])+ SUMPRODUCT([Thong_Tin_Ngay_Nghi_201710.$B$3:.$B$65]=[.$B33];[Thong_Tin_Ngay_Nghi_201710.$C$3:.$C$65])" office:value-type="float" office:value="12">
            <text:p>12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3]+[.K33] +[.J33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10-31T10:41:28.17">
            <text:p>10/31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0">
            <text:p>10</text:p>
          </table:table-cell>
          <table:table-cell table:style-name="ce57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5">
            <text:p>5</text:p>
          </table:table-cell>
          <table:table-cell table:style-name="ce62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6]=[.$B34];[Thong_Tin_Ngay_Nghi_201708.$C$3:.$C$66])+ SUMPRODUCT([Thong_Tin_Ngay_Nghi_201709.$B$3:.$B$64]=[.$B34];[Thong_Tin_Ngay_Nghi_201709.$C$3:.$C$64])+ SUMPRODUCT([Thong_Tin_Ngay_Nghi_201710.$B$3:.$B$65]=[.$B34];[Thong_Tin_Ngay_Nghi_201710.$C$3:.$C$65])" office:value-type="float" office:value="15.5">
            <text:p>15.5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-2.5">
            <text:p>-2.5</text:p>
          </table:table-cell>
          <table:table-cell table:style-name="ce49"/>
          <table:table-cell table:style-name="ce49" office:value-type="float" office:value="5">
            <text:p>5</text:p>
          </table:table-cell>
          <table:table-cell table:style-name="ce49" table:formula="of:=[.I34]+[.K34] +[.J34]" office:value-type="float" office:value="2.5">
            <text:p>2.5</text:p>
          </table:table-cell>
          <table:table-cell table:style-name="ce63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10-31T10:41:28.17">
            <text:p>10/31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0">
            <text:p>10</text:p>
          </table:table-cell>
          <table:table-cell table:style-name="ce57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3">
            <text:p>3</text:p>
          </table:table-cell>
          <table:table-cell table:style-name="ce62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6]=[.$B35];[Thong_Tin_Ngay_Nghi_201708.$C$3:.$C$66])+ SUMPRODUCT([Thong_Tin_Ngay_Nghi_201709.$B$3:.$B$64]=[.$B35];[Thong_Tin_Ngay_Nghi_201709.$C$3:.$C$64])+ SUMPRODUCT([Thong_Tin_Ngay_Nghi_201710.$B$3:.$B$65]=[.$B35];[Thong_Tin_Ngay_Nghi_201710.$C$3:.$C$65])" office:value-type="float" office:value="12.5">
            <text:p>12.5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-1">
            <text:p>-1</text:p>
          </table:table-cell>
          <table:table-cell table:number-columns-repeated="2" table:style-name="ce49"/>
          <table:table-cell table:style-name="ce49" table:formula="of:=[.I35]+[.K35] +[.J35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10-31T10:41:28.17">
            <text:p>10/31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0">
            <text:p>10</text:p>
          </table:table-cell>
          <table:table-cell table:style-name="ce57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6]=[.$B36];[Thong_Tin_Ngay_Nghi_201708.$C$3:.$C$66])+ SUMPRODUCT([Thong_Tin_Ngay_Nghi_201709.$B$3:.$B$64]=[.$B36];[Thong_Tin_Ngay_Nghi_201709.$C$3:.$C$64])+ SUMPRODUCT([Thong_Tin_Ngay_Nghi_201710.$B$3:.$B$65]=[.$B36];[Thong_Tin_Ngay_Nghi_201710.$C$3:.$C$65])" office:value-type="float" office:value="9.5">
            <text:p>9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3.5">
            <text:p>3.5</text:p>
          </table:table-cell>
          <table:table-cell table:number-columns-repeated="2" table:style-name="ce49"/>
          <table:table-cell table:style-name="ce49" table:formula="of:=[.I36]+[.K36] +[.J36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10-31T10:41:28.17">
            <text:p>10/31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0">
            <text:p>10</text:p>
          </table:table-cell>
          <table:table-cell table:style-name="ce57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5">
            <text:p>5</text:p>
          </table:table-cell>
          <table:table-cell table:style-name="ce62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6]=[.$B37];[Thong_Tin_Ngay_Nghi_201708.$C$3:.$C$66])+ SUMPRODUCT([Thong_Tin_Ngay_Nghi_201709.$B$3:.$B$64]=[.$B37];[Thong_Tin_Ngay_Nghi_201709.$C$3:.$C$64])+ SUMPRODUCT([Thong_Tin_Ngay_Nghi_201710.$B$3:.$B$65]=[.$B37];[Thong_Tin_Ngay_Nghi_201710.$C$3:.$C$65])" office:value-type="float" office:value="11.5">
            <text:p>11.5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3.5">
            <text:p>3.5</text:p>
          </table:table-cell>
          <table:table-cell table:number-columns-repeated="2" table:style-name="ce49"/>
          <table:table-cell table:style-name="ce49" table:formula="of:=[.I37]+[.K37] +[.J37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10-31T10:41:28.17">
            <text:p>10/31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0">
            <text:p>10</text:p>
          </table:table-cell>
          <table:table-cell table:style-name="ce57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1">
            <text:p>1</text:p>
          </table:table-cell>
          <table:table-cell table:style-name="ce62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6]=[.$B38];[Thong_Tin_Ngay_Nghi_201708.$C$3:.$C$66])+ SUMPRODUCT([Thong_Tin_Ngay_Nghi_201709.$B$3:.$B$64]=[.$B38];[Thong_Tin_Ngay_Nghi_201709.$C$3:.$C$64])+ SUMPRODUCT([Thong_Tin_Ngay_Nghi_201710.$B$3:.$B$65]=[.$B38];[Thong_Tin_Ngay_Nghi_201710.$C$3:.$C$65])" office:value-type="float" office:value="1.5">
            <text:p>1.5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9.5">
            <text:p>9.5</text:p>
          </table:table-cell>
          <table:table-cell table:number-columns-repeated="2" table:style-name="ce49"/>
          <table:table-cell table:style-name="ce49" table:formula="of:=[.I38]+[.K38] +[.J38]" office:value-type="float" office:value="9.5">
            <text:p>9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10-31T10:41:28.17">
            <text:p>10/31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0">
            <text:p>10</text:p>
          </table:table-cell>
          <table:table-cell table:style-name="ce57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6]=[.$B39];[Thong_Tin_Ngay_Nghi_201708.$C$3:.$C$66])+ SUMPRODUCT([Thong_Tin_Ngay_Nghi_201709.$B$3:.$B$64]=[.$B39];[Thong_Tin_Ngay_Nghi_201709.$C$3:.$C$64])+ SUMPRODUCT([Thong_Tin_Ngay_Nghi_201710.$B$3:.$B$65]=[.$B39];[Thong_Tin_Ngay_Nghi_201710.$C$3:.$C$65])" office:value-type="float" office:value="6.5">
            <text:p>6.5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8">
            <text:p>8</text:p>
          </table:table-cell>
          <table:table-cell table:number-columns-repeated="2" table:style-name="ce49"/>
          <table:table-cell table:style-name="ce49" table:formula="of:=[.I39]+[.K39] +[.J39]" office:value-type="float" office:value="8">
            <text:p>8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10-31T10:41:28.18">
            <text:p>10/31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0">
            <text:p>10</text:p>
          </table:table-cell>
          <table:table-cell table:style-name="ce57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1.5">
            <text:p>1.5</text:p>
          </table:table-cell>
          <table:table-cell table:style-name="ce62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6]=[.$B40];[Thong_Tin_Ngay_Nghi_201708.$C$3:.$C$66])+ SUMPRODUCT([Thong_Tin_Ngay_Nghi_201709.$B$3:.$B$64]=[.$B40];[Thong_Tin_Ngay_Nghi_201709.$C$3:.$C$64])+ SUMPRODUCT([Thong_Tin_Ngay_Nghi_201710.$B$3:.$B$65]=[.$B40];[Thong_Tin_Ngay_Nghi_201710.$C$3:.$C$65])" office:value-type="float" office:value="8">
            <text:p>8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3.5">
            <text:p>3.5</text:p>
          </table:table-cell>
          <table:table-cell table:number-columns-repeated="2" table:style-name="ce49"/>
          <table:table-cell table:style-name="ce49" table:formula="of:=[.I40]+[.K40] +[.J40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10-31T10:41:28.18">
            <text:p>10/31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0">
            <text:p>10</text:p>
          </table:table-cell>
          <table:table-cell table:style-name="ce57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2">
            <text:p>2</text:p>
          </table:table-cell>
          <table:table-cell table:style-name="ce62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6]=[.$B41];[Thong_Tin_Ngay_Nghi_201708.$C$3:.$C$66])+ SUMPRODUCT([Thong_Tin_Ngay_Nghi_201709.$B$3:.$B$64]=[.$B41];[Thong_Tin_Ngay_Nghi_201709.$C$3:.$C$64])+ SUMPRODUCT([Thong_Tin_Ngay_Nghi_201710.$B$3:.$B$65]=[.$B41];[Thong_Tin_Ngay_Nghi_201710.$C$3:.$C$65])" office:value-type="float" office:value="5.5">
            <text:p>5.5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5">
            <text:p>5</text:p>
          </table:table-cell>
          <table:table-cell table:number-columns-repeated="2" table:style-name="ce49"/>
          <table:table-cell table:style-name="ce49" table:formula="of:=[.I41]+[.K41] +[.J41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2" office:value-type="float" office:value="36">
            <text:p>36</text:p>
          </table:table-cell>
          <table:table-cell table:style-name="ce44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10-31T10:41:28.18">
            <text:p>10/31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0">
            <text:p>10</text:p>
          </table:table-cell>
          <table:table-cell table:style-name="ce57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18.5">
            <text:p>18.5</text:p>
          </table:table-cell>
          <table:table-cell table:style-name="ce62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6]=[.$B42];[Thong_Tin_Ngay_Nghi_201708.$C$3:.$C$66])+ SUMPRODUCT([Thong_Tin_Ngay_Nghi_201709.$B$3:.$B$64]=[.$B42];[Thong_Tin_Ngay_Nghi_201709.$C$3:.$C$64])+ SUMPRODUCT([Thong_Tin_Ngay_Nghi_201710.$B$3:.$B$65]=[.$B42];[Thong_Tin_Ngay_Nghi_201710.$C$3:.$C$65])" office:value-type="float" office:value="37">
            <text:p>37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-23.5">
            <text:p>-23.5</text:p>
          </table:table-cell>
          <table:table-cell table:style-name="ce49"/>
          <table:table-cell table:style-name="ce49" table:formula="of:=1.5+6+4.5+6.5+8.5" office:value-type="float" office:value="27">
            <text:p>27</text:p>
          </table:table-cell>
          <table:table-cell table:style-name="ce49" table:formula="of:=[.I42]+[.K42] +[.J42]" office:value-type="float" office:value="3.5">
            <text:p>3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PhongP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2">
            <text:p>06/22/17</text:p>
          </table:table-cell>
          <table:table-cell table:style-name="ce51" table:formula="of:=IF(YEAR(NOW())&gt;YEAR([.D43]);DATE(YEAR([.D43]);12;31);NOW())" office:value-type="date" office:date-value="2017-10-31T10:41:28.18">
            <text:p>10/31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4">
            <text:p>4</text:p>
          </table:table-cell>
          <table:table-cell table:style-name="ce57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0">
            <text:p>0</text:p>
          </table:table-cell>
          <table:table-cell table:style-name="ce62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6]=[.$B43];[Thong_Tin_Ngay_Nghi_201708.$C$3:.$C$66])+ SUMPRODUCT([Thong_Tin_Ngay_Nghi_201709.$B$3:.$B$64]=[.$B43];[Thong_Tin_Ngay_Nghi_201709.$C$3:.$C$64])+ SUMPRODUCT([Thong_Tin_Ngay_Nghi_201710.$B$3:.$B$65]=[.$B43];[Thong_Tin_Ngay_Nghi_201710.$C$3:.$C$65])" office:value-type="float" office:value="4">
            <text:p>4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0">
            <text:p>0</text:p>
          </table:table-cell>
          <table:table-cell table:style-name="ce49"/>
          <table:table-cell table:style-name="ce49" table:formula="of:=1+0.5" office:value-type="float" office:value="1.5">
            <text:p>1.5</text:p>
          </table:table-cell>
          <table:table-cell table:style-name="ce49" table:formula="of:=[.I43]+[.K43] +[.J43]" office:value-type="float" office:value="1.5">
            <text:p>1.5</text:p>
          </table:table-cell>
          <table:table-cell table:style-name="ce63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1"/>
        </table:table-row>
        <table:table-row table:style-name="ro13">
          <table:table-cell table:style-name="ce42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4]);DATE(YEAR([.D44]);12;31);NOW())" office:value-type="date" office:date-value="2017-10-31T10:41:28.18">
            <text:p>10/31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0">
            <text:p>10</text:p>
          </table:table-cell>
          <table:table-cell table:style-name="ce57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5">
            <text:p>5</text:p>
          </table:table-cell>
          <table:table-cell table:style-name="ce62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6]=[.$B44];[Thong_Tin_Ngay_Nghi_201708.$C$3:.$C$66])+ SUMPRODUCT([Thong_Tin_Ngay_Nghi_201709.$B$3:.$B$64]=[.$B44];[Thong_Tin_Ngay_Nghi_201709.$C$3:.$C$64])+ SUMPRODUCT([Thong_Tin_Ngay_Nghi_201710.$B$3:.$B$65]=[.$B44];[Thong_Tin_Ngay_Nghi_201710.$C$3:.$C$65])" office:value-type="float" office:value="17.5">
            <text:p>17.5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-7.5">
            <text:p>-7.5</text:p>
          </table:table-cell>
          <table:table-cell table:style-name="ce49"/>
          <table:table-cell table:style-name="ce49" table:formula="of:=1+1.5+1.5+2" office:value-type="float" office:value="6">
            <text:p>6</text:p>
          </table:table-cell>
          <table:table-cell table:style-name="ce49" table:formula="of:=[.I44]+[.K44] +[.J44]" office:value-type="float" office:value="-1.5">
            <text:p>-1.5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5]);DATE(YEAR([.D45]);12;31);NOW())" office:value-type="date" office:date-value="2017-10-31T10:41:28.18">
            <text:p>10/31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0">
            <text:p>10</text:p>
          </table:table-cell>
          <table:table-cell table:style-name="ce57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6]=[.$B45];[Thong_Tin_Ngay_Nghi_201708.$C$3:.$C$66])+ SUMPRODUCT([Thong_Tin_Ngay_Nghi_201709.$B$3:.$B$64]=[.$B45];[Thong_Tin_Ngay_Nghi_201709.$C$3:.$C$64])+ SUMPRODUCT([Thong_Tin_Ngay_Nghi_201710.$B$3:.$B$65]=[.$B45];[Thong_Tin_Ngay_Nghi_201710.$C$3:.$C$65])" office:value-type="float" office:value="12">
            <text:p>12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2">
            <text:p>2</text:p>
          </table:table-cell>
          <table:table-cell table:number-columns-repeated="2" table:style-name="ce49"/>
          <table:table-cell table:style-name="ce49" table:formula="of:=[.I45]+[.K45] +[.J45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6]);DATE(YEAR([.D46]);12;31);NOW())" office:value-type="date" office:date-value="2017-10-31T10:41:28.19">
            <text:p>10/31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0">
            <text:p>10</text:p>
          </table:table-cell>
          <table:table-cell table:style-name="ce57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8.5">
            <text:p>8.5</text:p>
          </table:table-cell>
          <table:table-cell table:style-name="ce62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6]=[.$B46];[Thong_Tin_Ngay_Nghi_201708.$C$3:.$C$66])+ SUMPRODUCT([Thong_Tin_Ngay_Nghi_201709.$B$3:.$B$64]=[.$B46];[Thong_Tin_Ngay_Nghi_201709.$C$3:.$C$64])+ SUMPRODUCT([Thong_Tin_Ngay_Nghi_201710.$B$3:.$B$65]=[.$B46];[Thong_Tin_Ngay_Nghi_201710.$C$3:.$C$65])" office:value-type="float" office:value="22.5">
            <text:p>22.5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-10.5">
            <text:p>-10.5</text:p>
          </table:table-cell>
          <table:table-cell table:number-columns-repeated="2" table:style-name="ce49"/>
          <table:table-cell table:style-name="ce49" table:formula="of:=[.I46]+[.K46] +[.J46]" office:value-type="float" office:value="-10.5">
            <text:p>-1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7]);DATE(YEAR([.D47]);12;31);NOW())" office:value-type="date" office:date-value="2017-10-31T10:41:28.19">
            <text:p>10/31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8">
            <text:p>8</text:p>
          </table:table-cell>
          <table:table-cell table:style-name="ce57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0">
            <text:p>0</text:p>
          </table:table-cell>
          <table:table-cell table:style-name="ce62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6]=[.$B47];[Thong_Tin_Ngay_Nghi_201708.$C$3:.$C$66])+ SUMPRODUCT([Thong_Tin_Ngay_Nghi_201709.$B$3:.$B$64]=[.$B47];[Thong_Tin_Ngay_Nghi_201709.$C$3:.$C$64])+ SUMPRODUCT([Thong_Tin_Ngay_Nghi_201710.$B$3:.$B$65]=[.$B47];[Thong_Tin_Ngay_Nghi_201710.$C$3:.$C$65])" office:value-type="float" office:value="2">
            <text:p>2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6">
            <text:p>6</text:p>
          </table:table-cell>
          <table:table-cell table:number-columns-repeated="2" table:style-name="ce49"/>
          <table:table-cell table:style-name="ce49" table:formula="of:=[.I47]+[.K47] +[.J47]" office:value-type="float" office:value="6">
            <text:p>6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ThinhDT</text:p>
          </table:table-cell>
          <table:table-cell table:style-name="ce49"/>
          <table:table-cell table:style-name="ce51" office:value-type="date" office:date-value="2017-10-02">
            <text:p>10/02/17</text:p>
          </table:table-cell>
          <table:table-cell table:style-name="ce51" table:formula="of:=IF(YEAR(NOW())&gt;YEAR([.D48]);DATE(YEAR([.D48]);12;31);NOW())" office:value-type="date" office:date-value="2017-10-31T10:41:28.19">
            <text:p>10/31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0">
            <text:p>0</text:p>
          </table:table-cell>
          <table:table-cell table:style-name="ce57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0">
            <text:p>0</text:p>
          </table:table-cell>
          <table:table-cell table:style-name="ce62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6]=[.$B48];[Thong_Tin_Ngay_Nghi_201708.$C$3:.$C$66])+ SUMPRODUCT([Thong_Tin_Ngay_Nghi_201709.$B$3:.$B$64]=[.$B48];[Thong_Tin_Ngay_Nghi_201709.$C$3:.$C$64])+ SUMPRODUCT([Thong_Tin_Ngay_Nghi_201710.$B$3:.$B$65]=[.$B48];[Thong_Tin_Ngay_Nghi_201710.$C$3:.$C$65])" office:value-type="float" office:value="0">
            <text:p>0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0">
            <text:p>0</text:p>
          </table:table-cell>
          <table:table-cell table:number-columns-repeated="2" table:style-name="ce49"/>
          <table:table-cell table:style-name="ce49" table:formula="of:=[.I48]+[.K48] +[.J48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9]);DATE(YEAR([.D49]);12;31);NOW())" office:value-type="date" office:date-value="2017-10-31T10:41:28.19">
            <text:p>10/31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0">
            <text:p>10</text:p>
          </table:table-cell>
          <table:table-cell table:style-name="ce57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20.5">
            <text:p>20.5</text:p>
          </table:table-cell>
          <table:table-cell table:style-name="ce62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6]=[.$B49];[Thong_Tin_Ngay_Nghi_201708.$C$3:.$C$66])+ SUMPRODUCT([Thong_Tin_Ngay_Nghi_201709.$B$3:.$B$64]=[.$B49];[Thong_Tin_Ngay_Nghi_201709.$C$3:.$C$64])+ SUMPRODUCT([Thong_Tin_Ngay_Nghi_201710.$B$3:.$B$65]=[.$B49];[Thong_Tin_Ngay_Nghi_201710.$C$3:.$C$65])" office:value-type="float" office:value="28">
            <text:p>28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-15.5">
            <text:p>-15.5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49]+[.K49] +[.J49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0]);DATE(YEAR([.D50]);12;31);NOW())" office:value-type="date" office:date-value="2017-10-31T10:41:28.19">
            <text:p>10/31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6">
            <text:p>6</text:p>
          </table:table-cell>
          <table:table-cell table:style-name="ce57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0">
            <text:p>0</text:p>
          </table:table-cell>
          <table:table-cell table:style-name="ce62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6]=[.$B50];[Thong_Tin_Ngay_Nghi_201708.$C$3:.$C$66])+ SUMPRODUCT([Thong_Tin_Ngay_Nghi_201709.$B$3:.$B$64]=[.$B50];[Thong_Tin_Ngay_Nghi_201709.$C$3:.$C$64])+ SUMPRODUCT([Thong_Tin_Ngay_Nghi_201710.$B$3:.$B$65]=[.$B50];[Thong_Tin_Ngay_Nghi_201710.$C$3:.$C$65])" office:value-type="float" office:value="2.5">
            <text:p>2.5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3.5">
            <text:p>3.5</text:p>
          </table:table-cell>
          <table:table-cell table:style-name="ce49"/>
          <table:table-cell table:style-name="ce49" table:formula="of:=0.5+1" office:value-type="float" office:value="1.5">
            <text:p>1.5</text:p>
          </table:table-cell>
          <table:table-cell table:style-name="ce49" table:formula="of:=[.I50]+[.K50] +[.J50]" office:value-type="float" office:value="5">
            <text:p>5</text:p>
          </table:table-cell>
          <table:table-cell table:style-name="ce63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1]);DATE(YEAR([.D51]);12;31);NOW())" office:value-type="date" office:date-value="2017-10-31T10:41:28.19">
            <text:p>10/31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0">
            <text:p>10</text:p>
          </table:table-cell>
          <table:table-cell table:style-name="ce57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6]=[.$B51];[Thong_Tin_Ngay_Nghi_201708.$C$3:.$C$66])+ SUMPRODUCT([Thong_Tin_Ngay_Nghi_201709.$B$3:.$B$64]=[.$B51];[Thong_Tin_Ngay_Nghi_201709.$C$3:.$C$64])+ SUMPRODUCT([Thong_Tin_Ngay_Nghi_201710.$B$3:.$B$65]=[.$B51];[Thong_Tin_Ngay_Nghi_201710.$C$3:.$C$65])" office:value-type="float" office:value="27.5">
            <text:p>27.5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-17.5">
            <text:p>-17.5</text:p>
          </table:table-cell>
          <table:table-cell table:number-columns-repeated="2" table:style-name="ce49"/>
          <table:table-cell table:style-name="ce49" table:formula="of:=[.I51]+[.K51] +[.J51]" office:value-type="float" office:value="-17.5">
            <text:p>-17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2]);DATE(YEAR([.D52]);12;31);NOW())" office:value-type="date" office:date-value="2017-10-31T10:41:28.19">
            <text:p>10/31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0">
            <text:p>10</text:p>
          </table:table-cell>
          <table:table-cell table:style-name="ce57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3">
            <text:p>3</text:p>
          </table:table-cell>
          <table:table-cell table:style-name="ce62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6]=[.$B52];[Thong_Tin_Ngay_Nghi_201708.$C$3:.$C$66])+ SUMPRODUCT([Thong_Tin_Ngay_Nghi_201709.$B$3:.$B$64]=[.$B52];[Thong_Tin_Ngay_Nghi_201709.$C$3:.$C$64])+ SUMPRODUCT([Thong_Tin_Ngay_Nghi_201710.$B$3:.$B$65]=[.$B52];[Thong_Tin_Ngay_Nghi_201710.$C$3:.$C$65])" office:value-type="float" office:value="7">
            <text:p>7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6">
            <text:p>6</text:p>
          </table:table-cell>
          <table:table-cell table:number-columns-repeated="2" table:style-name="ce49"/>
          <table:table-cell table:style-name="ce49" table:formula="of:=[.I52]+[.K52] +[.J52]" office:value-type="float" office:value="6">
            <text:p>6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6" office:value-type="string">
            <text:p>TuanTQP</text:p>
          </table:table-cell>
          <table:table-cell table:style-name="ce49"/>
          <table:table-cell table:style-name="ce51" office:value-type="date" office:date-value="2017-08-01">
            <text:p>08/01/17</text:p>
          </table:table-cell>
          <table:table-cell table:style-name="ce51" table:formula="of:=IF(YEAR(NOW())&gt;YEAR([.D53]);DATE(YEAR([.D53]);12;31);NOW())" office:value-type="date" office:date-value="2017-10-31T10:41:28.2">
            <text:p>10/31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3">
            <text:p>3</text:p>
          </table:table-cell>
          <table:table-cell table:style-name="ce57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0">
            <text:p>0</text:p>
          </table:table-cell>
          <table:table-cell table:style-name="ce62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6]=[.$B53];[Thong_Tin_Ngay_Nghi_201708.$C$3:.$C$66])+ SUMPRODUCT([Thong_Tin_Ngay_Nghi_201709.$B$3:.$B$64]=[.$B53];[Thong_Tin_Ngay_Nghi_201709.$C$3:.$C$64])+ SUMPRODUCT([Thong_Tin_Ngay_Nghi_201710.$B$3:.$B$65]=[.$B53];[Thong_Tin_Ngay_Nghi_201710.$C$3:.$C$65])" office:value-type="float" office:value="2.5">
            <text:p>2.5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0.5">
            <text:p>0.5</text:p>
          </table:table-cell>
          <table:table-cell table:number-columns-repeated="2" table:style-name="ce49"/>
          <table:table-cell table:style-name="ce49" table:formula="of:=[.I53]+[.K53] +[.J53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44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10-31T10:41:28.2">
            <text:p>10/31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0">
            <text:p>10</text:p>
          </table:table-cell>
          <table:table-cell table:style-name="ce57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6]=[.$B54];[Thong_Tin_Ngay_Nghi_201708.$C$3:.$C$66])+ SUMPRODUCT([Thong_Tin_Ngay_Nghi_201709.$B$3:.$B$64]=[.$B54];[Thong_Tin_Ngay_Nghi_201709.$C$3:.$C$64])+ SUMPRODUCT([Thong_Tin_Ngay_Nghi_201710.$B$3:.$B$65]=[.$B54];[Thong_Tin_Ngay_Nghi_201710.$C$3:.$C$65])" office:value-type="float" office:value="16">
            <text:p>16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0.5">
            <text:p>0.5</text:p>
          </table:table-cell>
          <table:table-cell table:number-columns-repeated="2" table:style-name="ce49"/>
          <table:table-cell table:style-name="ce49" table:formula="of:=[.I54]+[.K54] +[.J54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7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5]);DATE(YEAR([.D55]);12;31);NOW())" office:value-type="date" office:date-value="2017-10-31T10:41:28.2">
            <text:p>10/31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0">
            <text:p>10</text:p>
          </table:table-cell>
          <table:table-cell table:style-name="ce57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5];[Thong_Tin_Ngay_Nghi_201701.$C$3:.$C$61]) +  SUMPRODUCT([Thong_Tin_Ngay_Nghi_201702.$B$3:.$B$62]=[.$B55];[Thong_Tin_Ngay_Nghi_201702.$C$3:.$C$62]) + SUMPRODUCT([Thong_Tin_Ngay_Nghi_201703.$B$3:.$B$63]=[.$B55];[Thong_Tin_Ngay_Nghi_201703.$C$3:.$C$63]) + SUMPRODUCT([Thong_Tin_Ngay_Nghi_201704.$B$3:.$B$63]=[.$B55];[Thong_Tin_Ngay_Nghi_201704.$C$3:.$C$63]) + SUMPRODUCT([Thong_Tin_Ngay_Nghi_201705.$B$3:.$B$62]=[.$B55];[Thong_Tin_Ngay_Nghi_201705.$C$3:.$C$62]) + SUMPRODUCT([Thong_Tin_Ngay_Nghi_201706.$B$3:.$B$64]=[.$B55];[Thong_Tin_Ngay_Nghi_201706.$C$3:.$C$64]) + SUMPRODUCT([Thong_Tin_Ngay_Nghi_201707.$B$3:.$B$66]=[.$B55];[Thong_Tin_Ngay_Nghi_201707.$C$3:.$C$66]) + SUMPRODUCT([Thong_Tin_Ngay_Nghi_201708.$B$3:.$B$66]=[.$B55];[Thong_Tin_Ngay_Nghi_201708.$C$3:.$C$66])+ SUMPRODUCT([Thong_Tin_Ngay_Nghi_201709.$B$3:.$B$64]=[.$B55];[Thong_Tin_Ngay_Nghi_201709.$C$3:.$C$64])+ SUMPRODUCT([Thong_Tin_Ngay_Nghi_201710.$B$3:.$B$65]=[.$B55];[Thong_Tin_Ngay_Nghi_201710.$C$3:.$C$65])" office:value-type="float" office:value="9.5">
            <text:p>9.5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1">
            <text:p>1</text:p>
          </table:table-cell>
          <table:table-cell table:number-columns-repeated="2" table:style-name="ce49"/>
          <table:table-cell table:style-name="ce49" table:formula="of:=[.I55]+[.K55] +[.J55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51in" draw:caption-point-x="-0.2402in" draw:caption-point-y="0.613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55in" draw:caption-point-x="-0.2402in" draw:caption-point-y="0.6126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63in" draw:caption-point-x="-0.2402in" draw:caption-point-y="0.6118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083in" draw:caption-point-x="-0.2402in" draw:caption-point-y="0.6098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14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22in" draw:caption-point-x="-0.2402in" draw:caption-point-y="0.6059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61in" draw:caption-point-x="-0.2402in" draw:caption-point-y="0.552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31in" draw:caption-point-x="-0.2402in" draw:caption-point-y="0.6126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35in" draw:caption-point-x="-0.2402in" draw:caption-point-y="0.6122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47in" draw:caption-point-x="-0.2402in" draw:caption-point-y="0.61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583in" draw:caption-point-x="-0.2402in" draw:caption-point-y="0.6075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591in" draw:caption-point-x="-0.2402in" draw:caption-point-y="0.6067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594in" draw:caption-point-x="-0.2402in" draw:caption-point-y="0.6063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598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75in" draw:caption-point-x="-0.2402in" draw:caption-point-y="0.6059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094in" draw:caption-point-x="-0.2402in" draw:caption-point-y="0.6039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492in" draw:caption-point-x="-0.2402in" draw:caption-point-y="0.6118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12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51in" draw:caption-point-x="-0.2402in" draw:caption-point-y="0.6059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69in" draw:caption-point-x="-0.2402in" draw:caption-point-y="0.6118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16in" draw:caption-point-x="-0.2402in" draw:caption-point-y="0.6071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2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37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69in" draw:caption-point-x="-0.2402in" draw:caption-point-y="0.6098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5in" draw:caption-point-x="-0.2402in" draw:caption-point-y="0.6067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2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57in" draw:caption-point-x="-0.2402in" draw:caption-point-y="0.6063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61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7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7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2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46in" draw:caption-point-x="-0.2402in" draw:caption-point-y="0.6126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7in" draw:caption-point-x="-0.2402in" draw:caption-point-y="0.6102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78in" draw:caption-point-x="-0.2402in" draw:caption-point-y="0.6094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382in" draw:caption-point-x="-0.2402in" draw:caption-point-y="0.609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398in" draw:caption-point-x="-0.2402in" draw:caption-point-y="0.6075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06in" draw:caption-point-x="-0.2402in" draw:caption-point-y="0.6067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31in" draw:caption-point-x="-0.2402in" draw:caption-point-y="0.6118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882in" draw:caption-point-x="-0.2402in" draw:caption-point-y="0.6067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886in" draw:caption-point-x="-0.2402in" draw:caption-point-y="0.6063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295in" draw:caption-point-x="-0.2402in" draw:caption-point-y="0.613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07in" draw:caption-point-x="-0.2402in" draw:caption-point-y="0.6118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43in" draw:caption-point-x="-0.2402in" draw:caption-point-y="0.6059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32in" draw:caption-point-x="-0.2402in" draw:caption-point-y="0.6126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4in" draw:caption-point-x="-0.2402in" draw:caption-point-y="0.6118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64in" draw:caption-point-x="-0.2402in" draw:caption-point-y="0.6094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787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19in" draw:caption-point-x="-0.2402in" draw:caption-point-y="0.6039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32in" draw:caption-point-x="-0.2402in" draw:caption-point-y="0.6102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36in" draw:caption-point-x="-0.2402in" draw:caption-point-y="0.6098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72in" draw:caption-point-x="-0.2402in" draw:caption-point-y="0.6063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283in" draw:caption-point-x="-0.2402in" draw:caption-point-y="0.6051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291in" draw:caption-point-x="-0.2402in" draw:caption-point-y="0.552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72in" draw:caption-point-x="-0.2402in" draw:caption-point-y="0.6039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181in" draw:caption-point-x="-0.2402in" draw:caption-point-y="0.6059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594in" draw:caption-point-x="-0.2402in" draw:caption-point-y="0.6122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22in" draw:caption-point-x="-0.2402in" draw:caption-point-y="0.6094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34in" draw:caption-point-x="-0.2402in" draw:caption-point-y="0.6083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42in" draw:caption-point-x="-0.2402in" draw:caption-point-y="0.6075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57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63in" draw:caption-point-x="-0.2402in" draw:caption-point-y="0.61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71in" draw:caption-point-x="-0.2402in" draw:caption-point-y="0.6102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2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28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35in" draw:caption-point-x="-0.2402in" draw:caption-point-y="0.6114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083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091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1in" draw:caption-point-x="-0.2402in" draw:caption-point-y="0.6039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5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0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5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5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59in" draw:caption-point-x="-0.2402in" draw:caption-point-y="0.6067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67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1" table:formula="of:=SUM([.D29:.AH29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3024in" draw:caption-point-x="-0.2402in" draw:caption-point-y="0.6079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1" table:formula="of:=SUM([.D30:.AH3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5449in" draw:caption-point-x="-0.2402in" draw:caption-point-y="0.613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5453in" draw:caption-point-x="-0.2402in" draw:caption-point-y="0.6126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5461in" draw:caption-point-x="-0.2402in" draw:caption-point-y="0.6118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546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5476in" draw:caption-point-x="-0.2402in" draw:caption-point-y="0.6102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548in" draw:caption-point-x="-0.2402in" draw:caption-point-y="0.6098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5488in" draw:caption-point-x="-0.2402in" draw:caption-point-y="0.609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55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550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5508in" draw:caption-point-x="-0.2402in" draw:caption-point-y="0.6071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5512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552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605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NgaTN</text:p>
          </table:table-cell>
          <table:table-cell table:style-name="ce71" table:formula="of:=SUM([.D31:.AH31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6.7972in" draw:caption-point-x="-0.2402in" draw:caption-point-y="0.6083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1" table:formula="of:=SUM([.D32:.AH3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1" table:formula="of:=SUM([.D33:.AH33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348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71" table:formula="of:=SUM([.D34:.AH34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5362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537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5421in" draw:caption-point-x="-0.2402in" draw:caption-point-y="0.6063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71" table:formula="of:=SUM([.D35:.AH35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7.7862in" draw:caption-point-x="-0.2402in" draw:caption-point-y="0.6102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70" office:value-type="string">
            <text:p>PhuongTH</text:p>
          </table:table-cell>
          <table:table-cell table:style-name="ce71" table:formula="of:=SUM([.D36:.AH36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0315in" draw:caption-point-x="-0.2402in" draw:caption-point-y="0.6126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0394in" draw:caption-point-x="-0.2402in" draw:caption-point-y="0.6047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1" table:formula="of:=SUM([.D37:.AH37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2787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2803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285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1" table:formula="of:=SUM([.D38:.AH38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8.5264in" draw:caption-point-x="-0.2402in" draw:caption-point-y="0.613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8.5272in" draw:caption-point-x="-0.2402in" draw:caption-point-y="0.6122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8.5295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8.5303in" draw:caption-point-x="-0.2402in" draw:caption-point-y="0.609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8.5331in" draw:caption-point-x="-0.2402in" draw:caption-point-y="0.6063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5874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ThamDT</text:p>
          </table:table-cell>
          <table:table-cell table:style-name="ce71" table:formula="of:=SUM([.D39:.AH39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8.7744in" draw:caption-point-x="-0.2402in" draw:caption-point-y="0.6126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8.7807in" draw:caption-point-x="-0.2402in" draw:caption-point-y="0.6063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inhT</text:p>
          </table:table-cell>
          <table:table-cell table:style-name="ce71" table:formula="of:=SUM([.D40:.AH40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ThoaiVK</text:p>
          </table:table-cell>
          <table:table-cell table:style-name="ce71" table:formula="of:=SUM([.D41:.AH41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9.2693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274in" draw:caption-point-x="-0.2402in" draw:caption-point-y="0.6083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1" table:formula="of:=SUM([.D42:.AH42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5169in" draw:caption-point-x="-0.2402in" draw:caption-point-y="0.613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9.5173in" draw:caption-point-x="-0.2402in" draw:caption-point-y="0.6126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9.5181in" draw:caption-point-x="-0.2402in" draw:caption-point-y="0.6118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9.518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520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522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522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9.5228in" draw:caption-point-x="-0.2402in" draw:caption-point-y="0.6071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9.5232in" draw:caption-point-x="-0.2402in" draw:caption-point-y="0.6067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9.524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9.5248in" draw:caption-point-x="-0.2402in" draw:caption-point-y="0.6051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9.5256in" draw:caption-point-x="-0.2402in" draw:caption-point-y="0.6043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ruyenLVC</text:p>
          </table:table-cell>
          <table:table-cell table:style-name="ce71" table:formula="of:=SUM([.D43:.AH43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7646in" draw:caption-point-x="-0.2402in" draw:caption-point-y="0.613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9.7661in" draw:caption-point-x="-0.2402in" draw:caption-point-y="0.6114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7677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9.7685in" draw:caption-point-x="-0.2402in" draw:caption-point-y="0.609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9.7693in" draw:caption-point-x="-0.2402in" draw:caption-point-y="0.6083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7701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9.7713in" draw:caption-point-x="-0.2402in" draw:caption-point-y="0.6063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70" office:value-type="string">
            <text:p>VietBA</text:p>
          </table:table-cell>
          <table:table-cell table:style-name="ce71" table:formula="of:=SUM([.D44:.AH44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0138in" draw:caption-point-x="-0.2402in" draw:caption-point-y="0.6118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4" office:value-type="string">
            <text:p>VinhP</text:p>
          </table:table-cell>
          <table:table-cell table:style-name="ce71" table:formula="of:=SUM([.D45:.AH45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0.2606in" draw:caption-point-x="-0.2402in" draw:caption-point-y="0.6126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0.261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6" table:number-columns-repeated="31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7in" draw:caption-point-x="-0.2402in" draw:caption-point-y="0.3768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63in" draw:caption-point-x="-0.2402in" draw:caption-point-y="0.611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3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1in" draw:caption-point-x="-0.2402in" draw:caption-point-y="0.6071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3in" draw:caption-point-x="-0.2402in" draw:caption-point-y="0.6051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61in" draw:caption-point-x="-0.2402in" draw:caption-point-y="0.602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87in" draw:caption-point-x="-0.2402in" draw:caption-point-y="0.6071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06in" draw:caption-point-x="-0.2402in" draw:caption-point-y="0.6051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14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22in" draw:caption-point-x="-0.2402in" draw:caption-point-y="0.6035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42in" draw:caption-point-x="-0.2402in" draw:caption-point-y="0.6016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46in" draw:caption-point-x="-0.2402in" draw:caption-point-y="0.601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47in" draw:caption-point-x="-0.2402in" draw:caption-point-y="0.6087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67in" draw:caption-point-x="-0.2402in" draw:caption-point-y="0.6067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091in" draw:caption-point-x="-0.2402in" draw:caption-point-y="0.6043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094in" draw:caption-point-x="-0.2402in" draw:caption-point-y="0.6039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51in" draw:caption-point-x="-0.2402in" draw:caption-point-y="0.6059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594in" draw:caption-point-x="-0.2402in" draw:caption-point-y="0.6016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598in" draw:caption-point-x="-0.2402in" draw:caption-point-y="0.601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1in" draw:caption-point-x="-0.2402in" draw:caption-point-y="0.6087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2in" draw:caption-point-x="-0.2402in" draw:caption-point-y="0.6067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39in" draw:caption-point-x="-0.2402in" draw:caption-point-y="0.6047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55in" draw:caption-point-x="-0.2402in" draw:caption-point-y="0.6031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55in" draw:caption-point-x="-0.2402in" draw:caption-point-y="0.603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16in" draw:caption-point-x="-0.2402in" draw:caption-point-y="0.6051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28in" draw:caption-point-x="-0.2402in" draw:caption-point-y="0.6039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08in" draw:caption-point-x="-0.2402in" draw:caption-point-y="0.6035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49in" draw:caption-point-x="-0.2402in" draw:caption-point-y="0.6071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57in" draw:caption-point-x="-0.2402in" draw:caption-point-y="0.6063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06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2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29in" draw:caption-point-x="-0.2402in" draw:caption-point-y="0.6067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33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398in" draw:caption-point-x="-0.2402in" draw:caption-point-y="0.6075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402in" draw:caption-point-x="-0.2402in" draw:caption-point-y="0.6071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09in" draw:caption-point-x="-0.2402in" draw:caption-point-y="0.6063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29in" draw:caption-point-x="-0.2402in" draw:caption-point-y="0.6043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45in" draw:caption-point-x="-0.2402in" draw:caption-point-y="0.6028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82in" draw:caption-point-x="-0.2402in" draw:caption-point-y="0.6067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894in" draw:caption-point-x="-0.2402in" draw:caption-point-y="0.6055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33in" draw:caption-point-x="-0.2402in" draw:caption-point-y="0.6016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46in" draw:caption-point-x="-0.2402in" draw:caption-point-y="0.6079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66in" draw:caption-point-x="-0.2402in" draw:caption-point-y="0.6059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82in" draw:caption-point-x="-0.2402in" draw:caption-point-y="0.6043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82in" draw:caption-point-x="-0.2402in" draw:caption-point-y="0.6043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394in" draw:caption-point-x="-0.2402in" draw:caption-point-y="0.6031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09in" draw:caption-point-x="-0.2402in" draw:caption-point-y="0.6016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1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72in" draw:caption-point-x="-0.2402in" draw:caption-point-y="0.6063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17in" draw:caption-point-x="-0.2402in" draw:caption-point-y="0.6094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68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83in" draw:caption-point-x="-0.2402in" draw:caption-point-y="0.6028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803in" draw:caption-point-x="-0.2402in" draw:caption-point-y="0.6008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193in" draw:caption-point-x="-0.2402in" draw:caption-point-y="0.6094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76in" draw:caption-point-x="-0.2402in" draw:caption-point-y="0.601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8in" draw:caption-point-x="-0.2402in" draw:caption-point-y="0.6008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24in" draw:caption-point-x="-0.2402in" draw:caption-point-y="0.6016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73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06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22in" draw:caption-point-x="-0.2402in" draw:caption-point-y="0.6071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26in" draw:caption-point-x="-0.2402in" draw:caption-point-y="0.6067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3in" draw:caption-point-x="-0.2402in" draw:caption-point-y="0.6063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57in" draw:caption-point-x="-0.2402in" draw:caption-point-y="0.6035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85in" draw:caption-point-x="-0.2402in" draw:caption-point-y="0.6008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091in" draw:caption-point-x="-0.2402in" draw:caption-point-y="0.6059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3in" draw:caption-point-x="-0.2402in" draw:caption-point-y="0.602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34in" draw:caption-point-x="-0.2402in" draw:caption-point-y="0.6016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51in" draw:caption-point-x="-0.2402in" draw:caption-point-y="0.6075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12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28in" draw:caption-point-x="-0.2402in" draw:caption-point-y="0.6075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31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39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43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88" table:formula="of:=SUM([.D30:.AE30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88" table:formula="of:=SUM([.D31:.AE31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7965in" draw:caption-point-x="-0.2402in" draw:caption-point-y="0.6091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7969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7984in" draw:caption-point-x="-0.2402in" draw:caption-point-y="0.6071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6.7988in" draw:caption-point-x="-0.2402in" draw:caption-point-y="0.6067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6.8012in" draw:caption-point-x="-0.2402in" draw:caption-point-y="0.6043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6.8016in" draw:caption-point-x="-0.2402in" draw:caption-point-y="0.6039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6.802in" draw:caption-point-x="-0.2402in" draw:caption-point-y="0.6035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6.8043in" draw:caption-point-x="-0.2402in" draw:caption-point-y="0.601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88" table:formula="of:=SUM([.D32:.AE3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88" table:formula="of:=SUM([.D34:.AE3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5476in" draw:caption-point-x="-0.2402in" draw:caption-point-y="0.6008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88" table:formula="of:=SUM([.D35:.AE35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7.7988in" draw:caption-point-x="-0.2402in" draw:caption-point-y="0.5976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7874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7.7894in" draw:caption-point-x="-0.2402in" draw:caption-point-y="0.6071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7.7898in" draw:caption-point-x="-0.2402in" draw:caption-point-y="0.6067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7.7913in" draw:caption-point-x="-0.2402in" draw:caption-point-y="0.6051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7913in" draw:caption-point-x="-0.2402in" draw:caption-point-y="0.6051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7.7921in" draw:caption-point-x="-0.2402in" draw:caption-point-y="0.6043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88" table:formula="of:=SUM([.D36:.AE36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0354in" draw:caption-point-x="-0.2402in" draw:caption-point-y="0.6087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394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88" table:formula="of:=SUM([.D37:.AE37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2827in" draw:caption-point-x="-0.2402in" draw:caption-point-y="0.6091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88" table:formula="of:=SUM([.D38:.AE38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5303in" draw:caption-point-x="-0.2402in" draw:caption-point-y="0.6091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5303in" draw:caption-point-x="-0.2402in" draw:caption-point-y="0.6091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5307in" draw:caption-point-x="-0.2402in" draw:caption-point-y="0.6087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5319in" draw:caption-point-x="-0.2402in" draw:caption-point-y="0.6075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5327in" draw:caption-point-x="-0.2402in" draw:caption-point-y="0.6067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8" table:formula="of:=SUM([.D39:.AE39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76in" draw:caption-point-x="-0.2402in" draw:caption-point-y="0.6094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8.7783in" draw:caption-point-x="-0.2402in" draw:caption-point-y="0.6087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8.7811in" draw:caption-point-x="-0.2402in" draw:caption-point-y="0.6059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8.7827in" draw:caption-point-x="-0.2402in" draw:caption-point-y="0.6043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8.7843in" draw:caption-point-x="-0.2402in" draw:caption-point-y="0.6028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88" table:formula="of:=SUM([.D40:.AE40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0331in" draw:caption-point-x="-0.2402in" draw:caption-point-y="0.6016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88" table:formula="of:=SUM([.D41:.AE41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9.2803in" draw:caption-point-x="-0.2402in" draw:caption-point-y="0.602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9.2807in" draw:caption-point-x="-0.2402in" draw:caption-point-y="0.6016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oaiVK</text:p>
          </table:table-cell>
          <table:table-cell table:style-name="ce88" table:formula="of:=SUM([.D42:.AE42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5213in" draw:caption-point-x="-0.2402in" draw:caption-point-y="0.6087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9.5228in" draw:caption-point-x="-0.2402in" draw:caption-point-y="0.6071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5252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9.5272in" draw:caption-point-x="-0.2402in" draw:caption-point-y="0.6028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9.5291in" draw:caption-point-x="-0.2402in" draw:caption-point-y="0.6008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88" table:formula="of:=SUM([.D43:.AE43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9.7677in" draw:caption-point-x="-0.2402in" draw:caption-point-y="0.6098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9.7685in" draw:caption-point-x="-0.2402in" draw:caption-point-y="0.6091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7689in" draw:caption-point-x="-0.2402in" draw:caption-point-y="0.6087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9.7701in" draw:caption-point-x="-0.2402in" draw:caption-point-y="0.6075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9.7705in" draw:caption-point-x="-0.2402in" draw:caption-point-y="0.6071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9.7709in" draw:caption-point-x="-0.2402in" draw:caption-point-y="0.6067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9.7713in" draw:caption-point-x="-0.2402in" draw:caption-point-y="0.6063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9.7717in" draw:caption-point-x="-0.2402in" draw:caption-point-y="0.6059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9.7724in" draw:caption-point-x="-0.2402in" draw:caption-point-y="0.6051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772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7732in" draw:caption-point-x="-0.2402in" draw:caption-point-y="0.6043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9.7736in" draw:caption-point-x="-0.2402in" draw:caption-point-y="0.6039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9.774in" draw:caption-point-x="-0.2402in" draw:caption-point-y="0.6035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7748in" draw:caption-point-x="-0.2402in" draw:caption-point-y="0.6028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9.7756in" draw:caption-point-x="-0.2402in" draw:caption-point-y="0.602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9.7764in" draw:caption-point-x="-0.2402in" draw:caption-point-y="0.601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9.7768in" draw:caption-point-x="-0.2402in" draw:caption-point-y="0.6008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ruyenLVC</text:p>
          </table:table-cell>
          <table:table-cell table:style-name="ce88" table:formula="of:=SUM([.D44:.AE4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018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0189in" draw:caption-point-x="-0.2402in" draw:caption-point-y="0.6067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0236in" draw:caption-point-x="-0.2402in" draw:caption-point-y="0.602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0244in" draw:caption-point-x="-0.2402in" draw:caption-point-y="0.601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70" office:value-type="string">
            <text:p>VietBA</text:p>
          </table:table-cell>
          <table:table-cell table:style-name="ce88" table:formula="of:=SUM([.D45:.AE45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05in" draw:caption-point-x="-0.2402in" draw:caption-point-y="0.6028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3" table:number-columns-repeated="28"/>
          <table:table-cell table:style-name="ce43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094in" draw:caption-point-x="-0.2402in" draw:caption-point-y="0.6087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102in" draw:caption-point-x="-0.2402in" draw:caption-point-y="0.6079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06in" draw:caption-point-x="-0.2402in" draw:caption-point-y="0.6075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1in" draw:caption-point-x="-0.2402in" draw:caption-point-y="0.6071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18in" draw:caption-point-x="-0.2402in" draw:caption-point-y="0.6063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3in" draw:caption-point-x="-0.2402in" draw:caption-point-y="0.6051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61in" draw:caption-point-x="-0.2402in" draw:caption-point-y="0.602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69in" draw:caption-point-x="-0.2402in" draw:caption-point-y="0.6012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43in" draw:caption-point-x="-0.2402in" draw:caption-point-y="0.6114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63in" draw:caption-point-x="-0.2402in" draw:caption-point-y="0.6094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71in" draw:caption-point-x="-0.2402in" draw:caption-point-y="0.6087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79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83in" draw:caption-point-x="-0.2402in" draw:caption-point-y="0.6075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591in" draw:caption-point-x="-0.2402in" draw:caption-point-y="0.6067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06in" draw:caption-point-x="-0.2402in" draw:caption-point-y="0.6051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09in" draw:caption-point-x="-0.2402in" draw:caption-point-y="0.5449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31in" draw:caption-point-x="-0.2402in" draw:caption-point-y="0.6102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35in" draw:caption-point-x="-0.2402in" draw:caption-point-y="0.6098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39in" draw:caption-point-x="-0.2402in" draw:caption-point-y="0.6094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087in" draw:caption-point-x="-0.2402in" draw:caption-point-y="0.6047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087in" draw:caption-point-x="-0.2402in" draw:caption-point-y="0.6047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1in" draw:caption-point-x="-0.2402in" draw:caption-point-y="0.6024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22in" draw:caption-point-x="-0.2402in" draw:caption-point-y="0.6012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5in" draw:caption-point-x="-0.2402in" draw:caption-point-y="0.611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08in" draw:caption-point-x="-0.2402in" draw:caption-point-y="0.6102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16in" draw:caption-point-x="-0.2402in" draw:caption-point-y="0.6094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4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47in" draw:caption-point-x="-0.2402in" draw:caption-point-y="0.6063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67in" draw:caption-point-x="-0.2402in" draw:caption-point-y="0.6043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45in" draw:caption-point-x="-0.2402in" draw:caption-point-y="0.6142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0992in" draw:caption-point-x="-0.2402in" draw:caption-point-y="0.6094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1in" draw:caption-point-x="-0.2402in" draw:caption-point-y="0.6087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43in" draw:caption-point-x="-0.2402in" draw:caption-point-y="0.6043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53in" draw:caption-point-x="-0.2402in" draw:caption-point-y="0.6114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57in" draw:caption-point-x="-0.2402in" draw:caption-point-y="0.611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8in" draw:caption-point-x="-0.2402in" draw:caption-point-y="0.6087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496in" draw:caption-point-x="-0.2402in" draw:caption-point-y="0.6071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04in" draw:caption-point-x="-0.2402in" draw:caption-point-y="0.6063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35in" draw:caption-point-x="-0.2402in" draw:caption-point-y="0.6031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55in" draw:caption-point-x="-0.2402in" draw:caption-point-y="0.6012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29in" draw:caption-point-x="-0.2402in" draw:caption-point-y="0.6114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65in" draw:caption-point-x="-0.2402in" draw:caption-point-y="0.6055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488in" draw:caption-point-x="-0.2402in" draw:caption-point-y="0.6031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1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25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33in" draw:caption-point-x="-0.2402in" draw:caption-point-y="0.6063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72in" draw:caption-point-x="-0.2402in" draw:caption-point-y="0.6024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0984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7in" draw:caption-point-x="-0.2402in" draw:caption-point-y="0.6102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398in" draw:caption-point-x="-0.2402in" draw:caption-point-y="0.6075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53in" draw:caption-point-x="-0.2402in" draw:caption-point-y="0.602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57in" draw:caption-point-x="-0.2402in" draw:caption-point-y="0.601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902in" draw:caption-point-x="-0.2402in" draw:caption-point-y="0.6047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37in" draw:caption-point-x="-0.2402in" draw:caption-point-y="0.6012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43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46in" draw:caption-point-x="-0.2402in" draw:caption-point-y="0.6079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54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58in" draw:caption-point-x="-0.2402in" draw:caption-point-y="0.6067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78in" draw:caption-point-x="-0.2402in" draw:caption-point-y="0.6047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82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06in" draw:caption-point-x="-0.2402in" draw:caption-point-y="0.602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5in" draw:caption-point-x="-0.2402in" draw:caption-point-y="0.6075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402in" draw:caption-point-x="-0.2402in" draw:caption-point-y="0.6024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791in" draw:caption-point-x="-0.2402in" draw:caption-point-y="0.611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7in" draw:caption-point-x="-0.2402in" draw:caption-point-y="0.6012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76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09in" draw:caption-point-x="-0.2402in" draw:caption-point-y="0.6102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17in" draw:caption-point-x="-0.2402in" draw:caption-point-y="0.6094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24in" draw:caption-point-x="-0.2402in" draw:caption-point-y="0.6087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28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13in" draw:caption-point-x="-0.2402in" draw:caption-point-y="0.6075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83in" draw:caption-point-x="-0.2402in" draw:caption-point-y="0.611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73in" draw:caption-point-x="-0.2402in" draw:caption-point-y="0.602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43in" draw:caption-point-x="-0.2402in" draw:caption-point-y="0.6083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83in" draw:caption-point-x="-0.2402in" draw:caption-point-y="0.6043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14in" draw:caption-point-x="-0.2402in" draw:caption-point-y="0.6012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24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31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39in" draw:caption-point-x="-0.2402in" draw:caption-point-y="0.6063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55in" draw:caption-point-x="-0.2402in" draw:caption-point-y="0.6047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63in" draw:caption-point-x="-0.2402in" draw:caption-point-y="0.6039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79in" draw:caption-point-x="-0.2402in" draw:caption-point-y="0.6024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091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2" table:formula="of:=SUM([.D30:.AH30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2" table:formula="of:=SUM([.D31:.AH31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6.794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6.7945in" draw:caption-point-x="-0.2402in" draw:caption-point-y="0.611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6.7972in" draw:caption-point-x="-0.2402in" draw:caption-point-y="0.6083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7976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7984in" draw:caption-point-x="-0.2402in" draw:caption-point-y="0.6071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6.7988in" draw:caption-point-x="-0.2402in" draw:caption-point-y="0.6067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6.8in" draw:caption-point-x="-0.2402in" draw:caption-point-y="0.6055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6.8004in" draw:caption-point-x="-0.2402in" draw:caption-point-y="0.6051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6.8031in" draw:caption-point-x="-0.2402in" draw:caption-point-y="0.6024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6.8043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02" table:formula="of:=SUM([.D32:.AH3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0433in" draw:caption-point-x="-0.2402in" draw:caption-point-y="0.6098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2906in" draw:caption-point-x="-0.2402in" draw:caption-point-y="0.6102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02" table:formula="of:=SUM([.D34:.AH34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5421in" draw:caption-point-x="-0.2402in" draw:caption-point-y="0.6063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5398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02" table:formula="of:=SUM([.D35:.AH35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7909in" draw:caption-point-x="-0.2402in" draw:caption-point-y="0.6055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7.7913in" draw:caption-point-x="-0.2402in" draw:caption-point-y="0.6051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7.7925in" draw:caption-point-x="-0.2402in" draw:caption-point-y="0.6039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037in" draw:caption-point-x="-0.2402in" draw:caption-point-y="0.6071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0374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0409in" draw:caption-point-x="-0.2402in" draw:caption-point-y="0.6031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02" table:formula="of:=SUM([.D37:.AH37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2752in" draw:caption-point-x="-0.2402in" draw:caption-point-y="0.616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2815in" draw:caption-point-x="-0.2402in" draw:caption-point-y="0.6102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285in" draw:caption-point-x="-0.2402in" draw:caption-point-y="0.6067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2898in" draw:caption-point-x="-0.2402in" draw:caption-point-y="0.602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2894in" draw:caption-point-x="-0.2402in" draw:caption-point-y="0.6024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02" table:formula="of:=SUM([.D38:.AH38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5232in" draw:caption-point-x="-0.2402in" draw:caption-point-y="0.616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83in" draw:caption-point-x="-0.2402in" draw:caption-point-y="0.611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5323in" draw:caption-point-x="-0.2402in" draw:caption-point-y="0.607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537in" draw:caption-point-x="-0.2402in" draw:caption-point-y="0.6024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2" table:formula="of:=SUM([.D39:.AH39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8.776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8.7768in" draw:caption-point-x="-0.2402in" draw:caption-point-y="0.6102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8.7783in" draw:caption-point-x="-0.2402in" draw:caption-point-y="0.6087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8.7783in" draw:caption-point-x="-0.2402in" draw:caption-point-y="0.6087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8.7799in" draw:caption-point-x="-0.2402in" draw:caption-point-y="0.6071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8.780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8.7819in" draw:caption-point-x="-0.2402in" draw:caption-point-y="0.6051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8.7858in" draw:caption-point-x="-0.2402in" draw:caption-point-y="0.6012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02" table:formula="of:=SUM([.D40:.AH4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0272in" draw:caption-point-x="-0.2402in" draw:caption-point-y="0.6075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0276in" draw:caption-point-x="-0.2402in" draw:caption-point-y="0.6071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0295in" draw:caption-point-x="-0.2402in" draw:caption-point-y="0.6051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02" table:formula="of:=SUM([.D41:.AH41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02" table:formula="of:=SUM([.D42:.AH42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02" table:formula="of:=SUM([.D43:.AH43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766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9.7681in" draw:caption-point-x="-0.2402in" draw:caption-point-y="0.6094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9.7689in" draw:caption-point-x="-0.2402in" draw:caption-point-y="0.6087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9.7693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9.769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9.7744in" draw:caption-point-x="-0.2402in" draw:caption-point-y="0.6031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2" table:formula="of:=SUM([.D44:.AH44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0142in" draw:caption-point-x="-0.2402in" draw:caption-point-y="0.6114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0146in" draw:caption-point-x="-0.2402in" draw:caption-point-y="0.611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0157in" draw:caption-point-x="-0.2402in" draw:caption-point-y="0.6098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0165in" draw:caption-point-x="-0.2402in" draw:caption-point-y="0.6091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0173in" draw:caption-point-x="-0.2402in" draw:caption-point-y="0.6083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0177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0169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0213in" draw:caption-point-x="-0.2402in" draw:caption-point-y="0.6043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0217in" draw:caption-point-x="-0.2402in" draw:caption-point-y="0.6039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0224in" draw:caption-point-x="-0.2402in" draw:caption-point-y="0.6031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0224in" draw:caption-point-x="-0.2402in" draw:caption-point-y="0.6031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0232in" draw:caption-point-x="-0.2402in" draw:caption-point-y="0.6024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0236in" draw:caption-point-x="-0.2402in" draw:caption-point-y="0.602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0244in" draw:caption-point-x="-0.2402in" draw:caption-point-y="0.6012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4" office:value-type="string">
            <text:p>TruyenLVC</text:p>
          </table:table-cell>
          <table:table-cell table:style-name="ce102" table:formula="of:=SUM([.D45:.AH45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2646in" draw:caption-point-x="-0.2402in" draw:caption-point-y="0.6087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0.2669in" draw:caption-point-x="-0.2402in" draw:caption-point-y="0.6063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0.2689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2701in" draw:caption-point-x="-0.2402in" draw:caption-point-y="0.6031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0.272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70" office:value-type="string">
            <text:p>VietBA</text:p>
          </table:table-cell>
          <table:table-cell table:style-name="ce102" table:formula="of:=SUM([.D46:.AH4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0.5189in" draw:caption-point-x="-0.2402in" draw:caption-point-y="0.602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0.5197in" draw:caption-point-x="-0.2402in" draw:caption-point-y="0.6012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102" table:formula="of:=SUM([.D47:.AH47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0.7598in" draw:caption-point-x="-0.2402in" draw:caption-point-y="0.6087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0.7634in" draw:caption-point-x="-0.2402in" draw:caption-point-y="0.6051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7" table:number-columns-repeated="31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067in" draw:caption-point-x="-0.2402in" draw:caption-point-y="0.6114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075in" draw:caption-point-x="-0.2402in" draw:caption-point-y="0.6106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083in" draw:caption-point-x="-0.2402in" draw:caption-point-y="0.6098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094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098in" draw:caption-point-x="-0.2402in" draw:caption-point-y="0.6083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26in" draw:caption-point-x="-0.2402in" draw:caption-point-y="0.6055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5in" draw:caption-point-x="-0.2402in" draw:caption-point-y="0.6031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161in" draw:caption-point-x="-0.2402in" draw:caption-point-y="0.602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161in" draw:caption-point-x="-0.2402in" draw:caption-point-y="0.602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594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598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34in" draw:caption-point-x="-0.2402in" draw:caption-point-y="0.6024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102in" draw:caption-point-x="-0.2402in" draw:caption-point-y="0.6031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04in" draw:caption-point-x="-0.2402in" draw:caption-point-y="0.6106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08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16in" draw:caption-point-x="-0.2402in" draw:caption-point-y="0.6094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51in" draw:caption-point-x="-0.2402in" draw:caption-point-y="0.6059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571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098in" draw:caption-point-x="-0.2402in" draw:caption-point-y="0.6106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24in" draw:caption-point-x="-0.2402in" draw:caption-point-y="0.6063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098in" draw:caption-point-x="-0.2402in" draw:caption-point-y="0.6106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55in" draw:caption-point-x="-0.2402in" draw:caption-point-y="0.6031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059in" draw:caption-point-x="-0.2402in" draw:caption-point-y="0.6028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461in" draw:caption-point-x="-0.2402in" draw:caption-point-y="0.6106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04in" draw:caption-point-x="-0.2402in" draw:caption-point-y="0.6063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35in" draw:caption-point-x="-0.2402in" draw:caption-point-y="0.6031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49in" draw:caption-point-x="-0.2402in" draw:caption-point-y="0.6094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5988in" draw:caption-point-x="-0.2402in" draw:caption-point-y="0.6055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08in" draw:caption-point-x="-0.2402in" draw:caption-point-y="0.6035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13in" draw:caption-point-x="-0.2402in" draw:caption-point-y="0.6106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37in" draw:caption-point-x="-0.2402in" draw:caption-point-y="0.6083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472in" draw:caption-point-x="-0.2402in" draw:caption-point-y="0.6047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484in" draw:caption-point-x="-0.2402in" draw:caption-point-y="0.6035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488in" draw:caption-point-x="-0.2402in" draw:caption-point-y="0.6031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492in" draw:caption-point-x="-0.2402in" draw:caption-point-y="0.6028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89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898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902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09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37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0972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54in" draw:caption-point-x="-0.2402in" draw:caption-point-y="0.6118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366in" draw:caption-point-x="-0.2402in" draw:caption-point-y="0.6106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41in" draw:caption-point-x="-0.2402in" draw:caption-point-y="0.6031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53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43in" draw:caption-point-x="-0.2402in" draw:caption-point-y="0.6106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862in" draw:caption-point-x="-0.2402in" draw:caption-point-y="0.6087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894in" draw:caption-point-x="-0.2402in" draw:caption-point-y="0.6055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21in" draw:caption-point-x="-0.2402in" draw:caption-point-y="0.6028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29in" draw:caption-point-x="-0.2402in" draw:caption-point-y="0.602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29in" draw:caption-point-x="-0.2402in" draw:caption-point-y="0.602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11in" draw:caption-point-x="-0.2402in" draw:caption-point-y="0.6114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23in" draw:caption-point-x="-0.2402in" draw:caption-point-y="0.6102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31in" draw:caption-point-x="-0.2402in" draw:caption-point-y="0.6094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37in" draw:caption-point-x="-0.2402in" draw:caption-point-y="0.6055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394in" draw:caption-point-x="-0.2402in" draw:caption-point-y="0.6031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06in" draw:caption-point-x="-0.2402in" draw:caption-point-y="0.602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31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52in" draw:caption-point-x="-0.2402in" draw:caption-point-y="0.6083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697in" draw:caption-point-x="-0.2402in" draw:caption-point-y="0.6114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701in" draw:caption-point-x="-0.2402in" draw:caption-point-y="0.611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28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78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787in" draw:caption-point-x="-0.2402in" draw:caption-point-y="0.6024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693in" draw:caption-point-x="-0.2402in" draw:caption-point-y="0.6024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3in" draw:caption-point-x="-0.2402in" draw:caption-point-y="0.6063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579in" draw:caption-point-x="-0.2402in" draw:caption-point-y="0.6094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24in" draw:caption-point-x="-0.2402in" draw:caption-point-y="0.6102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35in" draw:caption-point-x="-0.2402in" draw:caption-point-y="0.6091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567in" draw:caption-point-x="-0.2402in" draw:caption-point-y="0.6059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598in" draw:caption-point-x="-0.2402in" draw:caption-point-y="0.6028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602in" draw:caption-point-x="-0.2402in" draw:caption-point-y="0.6024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2996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3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004in" draw:caption-point-x="-0.2402in" draw:caption-point-y="0.6098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08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16in" draw:caption-point-x="-0.2402in" draw:caption-point-y="0.6087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31in" draw:caption-point-x="-0.2402in" draw:caption-point-y="0.6071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39in" draw:caption-point-x="-0.2402in" draw:caption-point-y="0.6063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075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079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16" table:formula="of:=SUM([.D30:.AG30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5461in" draw:caption-point-x="-0.2402in" draw:caption-point-y="0.6118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5508in" draw:caption-point-x="-0.2402in" draw:caption-point-y="0.6071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16" table:formula="of:=SUM([.D31:.AG31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6.7937in" draw:caption-point-x="-0.2402in" draw:caption-point-y="0.6118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6.7957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6.7965in" draw:caption-point-x="-0.2402in" draw:caption-point-y="0.6091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6.8035in" draw:caption-point-x="-0.2402in" draw:caption-point-y="0.602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0472in" draw:caption-point-x="-0.2402in" draw:caption-point-y="0.6059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6" table:formula="of:=SUM([.D33:.AG3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6" table:formula="of:=SUM([.D34:.AG3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5394in" draw:caption-point-x="-0.2402in" draw:caption-point-y="0.6091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5413in" draw:caption-point-x="-0.2402in" draw:caption-point-y="0.6071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6" table:formula="of:=SUM([.D35:.AG35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7.7862in" draw:caption-point-x="-0.2402in" draw:caption-point-y="0.6102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7.7882in" draw:caption-point-x="-0.2402in" draw:caption-point-y="0.6083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7.7925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7.7933in" draw:caption-point-x="-0.2402in" draw:caption-point-y="0.6031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6" table:formula="of:=SUM([.D36:.AG3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358in" draw:caption-point-x="-0.2402in" draw:caption-point-y="0.6083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0421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16" table:formula="of:=SUM([.D37:.AG37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2815in" draw:caption-point-x="-0.2402in" draw:caption-point-y="0.6102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2858in" draw:caption-point-x="-0.2402in" draw:caption-point-y="0.6059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2898in" draw:caption-point-x="-0.2402in" draw:caption-point-y="0.602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16" table:formula="of:=SUM([.D38:.AG38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528in" draw:caption-point-x="-0.2402in" draw:caption-point-y="0.6114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5295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16" table:formula="of:=SUM([.D39:.AG39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8.7744in" draw:caption-point-x="-0.2402in" draw:caption-point-y="0.6126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8.7787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7819in" draw:caption-point-x="-0.2402in" draw:caption-point-y="0.6051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8.7839in" draw:caption-point-x="-0.2402in" draw:caption-point-y="0.6031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8.7846in" draw:caption-point-x="-0.2402in" draw:caption-point-y="0.6024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16" table:formula="of:=SUM([.D40:.AG40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024in" draw:caption-point-x="-0.2402in" draw:caption-point-y="0.6106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026in" draw:caption-point-x="-0.2402in" draw:caption-point-y="0.6087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0264in" draw:caption-point-x="-0.2402in" draw:caption-point-y="0.6083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0327in" draw:caption-point-x="-0.2402in" draw:caption-point-y="0.602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16" table:formula="of:=SUM([.D41:.AG4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276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2791in" draw:caption-point-x="-0.2402in" draw:caption-point-y="0.6031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16" table:formula="of:=SUM([.D42:.AG42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9.5067in" draw:caption-point-x="-0.2402in" draw:caption-point-y="0.6232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9.524in" draw:caption-point-x="-0.2402in" draw:caption-point-y="0.6059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9.528in" draw:caption-point-x="-0.2402in" draw:caption-point-y="0.602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16" table:formula="of:=SUM([.D43:.AG43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9.7669in" draw:caption-point-x="-0.2402in" draw:caption-point-y="0.6106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9.7646in" draw:caption-point-x="-0.2402in" draw:caption-point-y="0.613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9.7744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9.7744in" draw:caption-point-x="-0.2402in" draw:caption-point-y="0.6031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9.7756in" draw:caption-point-x="-0.2402in" draw:caption-point-y="0.602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16" table:formula="of:=SUM([.D44:.AG44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6" table:formula="of:=SUM([.D45:.AG45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0.2618in" draw:caption-point-x="-0.2402in" draw:caption-point-y="0.6114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0.2626in" draw:caption-point-x="-0.2402in" draw:caption-point-y="0.6106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0.263in" draw:caption-point-x="-0.2402in" draw:caption-point-y="0.6102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2634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0.2638in" draw:caption-point-x="-0.2402in" draw:caption-point-y="0.6094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0.2642in" draw:caption-point-x="-0.2402in" draw:caption-point-y="0.6091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0.2646in" draw:caption-point-x="-0.2402in" draw:caption-point-y="0.6087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0.265in" draw:caption-point-x="-0.2402in" draw:caption-point-y="0.6083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0.2661in" draw:caption-point-x="-0.2402in" draw:caption-point-y="0.6071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0.2669in" draw:caption-point-x="-0.2402in" draw:caption-point-y="0.6063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2673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0.2681in" draw:caption-point-x="-0.2402in" draw:caption-point-y="0.6051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0.2685in" draw:caption-point-x="-0.2402in" draw:caption-point-y="0.6047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0.2701in" draw:caption-point-x="-0.2402in" draw:caption-point-y="0.6031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0.2705in" draw:caption-point-x="-0.2402in" draw:caption-point-y="0.6028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0.2709in" draw:caption-point-x="-0.2402in" draw:caption-point-y="0.6024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0.2713in" draw:caption-point-x="-0.2402in" draw:caption-point-y="0.602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16" table:formula="of:=SUM([.D46:.AG4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511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0.5169in" draw:caption-point-x="-0.2402in" draw:caption-point-y="0.6039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0.5189in" draw:caption-point-x="-0.2402in" draw:caption-point-y="0.602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116" table:formula="of:=SUM([.D47:.AG4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763in" draw:caption-point-x="-0.2402in" draw:caption-point-y="0.6055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16" table:formula="of:=SUM([.D48:.AG48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1.0142in" draw:caption-point-x="-0.2402in" draw:caption-point-y="0.602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21" table:number-columns-repeated="30"/>
          <table:table-cell table:style-name="ce43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7"/>
        <table:table-column table:style-name="co26" table:number-columns-repeated="7" table:default-cell-style-name="ce137"/>
        <table:table-column table:style-name="co25" table:number-columns-repeated="16" table:default-cell-style-name="ce13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2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5" table:number-columns-spanned="2" table:number-rows-spanned="1">
            <text:p>5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7" table:number-columns-spanned="2" table:number-rows-spanned="1">
            <text:p>2017</text:p>
          </table:table-cell>
          <table:covered-table-cell table:style-name="ce143"/>
          <table:table-cell table:style-name="ce13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3" table:formula="of:=DATE([.$R$1];[.N1];1)" office:value-type="date" office:date-value="2017-05-01">
            <text:p>01</text:p>
          </table:table-cell>
          <table:table-cell table:style-name="ce133" table:formula="of:=[.D2]+1" office:value-type="date" office:date-value="2017-05-02">
            <text:p>02</text:p>
          </table:table-cell>
          <table:table-cell table:style-name="ce133" table:formula="of:=[.E2]+1" office:value-type="date" office:date-value="2017-05-03">
            <text:p>03</text:p>
          </table:table-cell>
          <table:table-cell table:style-name="ce133" table:formula="of:=[.F2]+1" office:value-type="date" office:date-value="2017-05-04">
            <text:p>04</text:p>
          </table:table-cell>
          <table:table-cell table:style-name="ce133" table:formula="of:=[.G2]+1" office:value-type="date" office:date-value="2017-05-05">
            <text:p>05</text:p>
          </table:table-cell>
          <table:table-cell table:style-name="ce133" table:formula="of:=[.H2]+1" office:value-type="date" office:date-value="2017-05-06">
            <text:p>06</text:p>
          </table:table-cell>
          <table:table-cell table:style-name="ce133" table:formula="of:=[.I2]+1" office:value-type="date" office:date-value="2017-05-07">
            <text:p>07</text:p>
          </table:table-cell>
          <table:table-cell table:style-name="ce133" table:formula="of:=[.J2]+1" office:value-type="date" office:date-value="2017-05-08">
            <text:p>08</text:p>
          </table:table-cell>
          <table:table-cell table:style-name="ce133" table:formula="of:=[.K2]+1" office:value-type="date" office:date-value="2017-05-09">
            <text:p>09</text:p>
          </table:table-cell>
          <table:table-cell table:style-name="ce133" table:formula="of:=[.L2]+1" office:value-type="date" office:date-value="2017-05-10">
            <text:p>10</text:p>
          </table:table-cell>
          <table:table-cell table:style-name="ce133" table:formula="of:=[.M2]+1" office:value-type="date" office:date-value="2017-05-11">
            <text:p>11</text:p>
          </table:table-cell>
          <table:table-cell table:style-name="ce133" table:formula="of:=[.N2]+1" office:value-type="date" office:date-value="2017-05-12">
            <text:p>12</text:p>
          </table:table-cell>
          <table:table-cell table:style-name="ce133" table:formula="of:=[.O2]+1" office:value-type="date" office:date-value="2017-05-13">
            <text:p>13</text:p>
          </table:table-cell>
          <table:table-cell table:style-name="ce133" table:formula="of:=[.P2]+1" office:value-type="date" office:date-value="2017-05-14">
            <text:p>14</text:p>
          </table:table-cell>
          <table:table-cell table:style-name="ce133" table:formula="of:=[.Q2]+1" office:value-type="date" office:date-value="2017-05-15">
            <text:p>15</text:p>
          </table:table-cell>
          <table:table-cell table:style-name="ce133" table:formula="of:=[.R2]+1" office:value-type="date" office:date-value="2017-05-16">
            <text:p>16</text:p>
          </table:table-cell>
          <table:table-cell table:style-name="ce133" table:formula="of:=[.S2]+1" office:value-type="date" office:date-value="2017-05-17">
            <text:p>17</text:p>
          </table:table-cell>
          <table:table-cell table:style-name="ce133" table:formula="of:=[.T2]+1" office:value-type="date" office:date-value="2017-05-18">
            <text:p>18</text:p>
          </table:table-cell>
          <table:table-cell table:style-name="ce133" table:formula="of:=[.U2]+1" office:value-type="date" office:date-value="2017-05-19">
            <text:p>19</text:p>
          </table:table-cell>
          <table:table-cell table:style-name="ce133" table:formula="of:=[.V2]+1" office:value-type="date" office:date-value="2017-05-20">
            <text:p>20</text:p>
          </table:table-cell>
          <table:table-cell table:style-name="ce133" table:formula="of:=[.W2]+1" office:value-type="date" office:date-value="2017-05-21">
            <text:p>21</text:p>
          </table:table-cell>
          <table:table-cell table:style-name="ce133" table:formula="of:=[.X2]+1" office:value-type="date" office:date-value="2017-05-22">
            <text:p>22</text:p>
          </table:table-cell>
          <table:table-cell table:style-name="ce133" table:formula="of:=[.Y2]+1" office:value-type="date" office:date-value="2017-05-23">
            <text:p>23</text:p>
          </table:table-cell>
          <table:table-cell table:style-name="ce133" table:formula="of:=[.Z2]+1" office:value-type="date" office:date-value="2017-05-24">
            <text:p>24</text:p>
          </table:table-cell>
          <table:table-cell table:style-name="ce133" table:formula="of:=[.AA2]+1" office:value-type="date" office:date-value="2017-05-25">
            <text:p>25</text:p>
          </table:table-cell>
          <table:table-cell table:style-name="ce133" table:formula="of:=[.AB2]+1" office:value-type="date" office:date-value="2017-05-26">
            <text:p>26</text:p>
          </table:table-cell>
          <table:table-cell table:style-name="ce133" table:formula="of:=[.AC2]+1" office:value-type="date" office:date-value="2017-05-27">
            <text:p>27</text:p>
          </table:table-cell>
          <table:table-cell table:style-name="ce133" table:formula="of:=[.AD2]+1" office:value-type="date" office:date-value="2017-05-28">
            <text:p>28</text:p>
          </table:table-cell>
          <table:table-cell table:style-name="ce133" table:formula="of:=[.AE2]+1" office:value-type="date" office:date-value="2017-05-29">
            <text:p>29</text:p>
          </table:table-cell>
          <table:table-cell table:style-name="ce133" table:formula="of:=[.AF2]+1" office:value-type="date" office:date-value="2017-05-30">
            <text:p>30</text:p>
          </table:table-cell>
          <table:table-cell table:style-name="ce133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31" table:formula="of:=SUM([.D4:.AH4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0.1098in" draw:caption-point-x="-0.2402in" draw:caption-point-y="0.6083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7.7988in" svg:y="0.1106in" draw:caption-point-x="-0.2402in" draw:caption-point-y="0.6075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0.1122in" draw:caption-point-x="-0.2402in" draw:caption-point-y="0.6059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0.115in" draw:caption-point-x="-0.2402in" draw:caption-point-y="0.6031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8323in" svg:y="0.1154in" draw:caption-point-x="-0.2402in" draw:caption-point-y="0.6028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0.1161in" draw:caption-point-x="-0.2402in" draw:caption-point-y="0.602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31" table:formula="of:=SUM([.D5:.AH5])" office:value-type="float" office:value="2.5">
            <text:p>2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0.3551in" draw:caption-point-x="-0.2402in" draw:caption-point-y="0.610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0.3563in" draw:caption-point-x="-0.2402in" draw:caption-point-y="0.6094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0.3563in" draw:caption-point-x="-0.2402in" draw:caption-point-y="0.6094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0.3579in" draw:caption-point-x="-0.2402in" draw:caption-point-y="0.6079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3" draw:text-style-name="P1" svg:width="1.1413in" svg:height="0.7012in" svg:x="9.2661in" svg:y="0.3583in" draw:caption-point-x="-0.2402in" draw:caption-point-y="0.6075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0.3587in" draw:caption-point-x="-0.2402in" draw:caption-point-y="0.6071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0.3594in" draw:caption-point-x="-0.2402in" draw:caption-point-y="0.6063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0.6358in" svg:y="0.3598in" draw:caption-point-x="-0.2402in" draw:caption-point-y="0.6059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0.3634in" draw:caption-point-x="-0.2402in" draw:caption-point-y="0.6024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3646in" draw:caption-point-x="-0.2402in" draw:caption-point-y="0.6012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1" table:formula="of:=SUM([.D6:.AH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0157in" svg:y="0.6031in" draw:caption-point-x="-0.2402in" draw:caption-point-y="0.6102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0.6051in" draw:caption-point-x="-0.2402in" draw:caption-point-y="0.6083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6358in" svg:y="0.6075in" draw:caption-point-x="-0.2402in" draw:caption-point-y="0.6059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5" office:value-type="float" office:value="0">
            <office:annotation draw:style-name="gr9" draw:text-style-name="P1" svg:width="1.1413in" svg:height="1.1677in" svg:x="11.0925in" svg:y="0.6083in" draw:caption-point-x="-0.2402in" draw:caption-point-y="0.6051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0.6102in" draw:caption-point-x="-0.2402in" draw:caption-point-y="0.6031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0.6122in" draw:caption-point-x="-0.2402in" draw:caption-point-y="0.6012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472in" svg:y="0.8504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0.8547in" draw:caption-point-x="-0.2402in" draw:caption-point-y="0.6063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861in" draw:caption-point-x="-0.2402in" draw:caption-point-y="0.6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31" table:formula="of:=SUM([.D8:.AH8])" office:value-type="float" office:value="3.5">
            <text:p>3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4.0157in" svg:y="1.0906in" draw:caption-point-x="-0.2402in" draw:caption-point-y="0.618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1.1055in" draw:caption-point-x="-0.2402in" draw:caption-point-y="0.6031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5.6587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9.7228in" svg:y="1.3496in" draw:caption-point-x="-0.2402in" draw:caption-point-y="0.6071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31" table:formula="of:=SUM([.D10:.AH10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3.5591in" svg:y="1.5937in" draw:caption-point-x="-0.2402in" draw:caption-point-y="0.6106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1.5969in" draw:caption-point-x="-0.2402in" draw:caption-point-y="0.6075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5996in" draw:caption-point-x="-0.2402in" draw:caption-point-y="0.6047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572in" svg:y="1.6031in" draw:caption-point-x="-0.2402in" draw:caption-point-y="0.6012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31" table:formula="of:=SUM([.D11:.AH11])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1.8421in" draw:caption-point-x="-0.2402in" draw:caption-point-y="0.6098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5.8421in" svg:y="1.8425in" draw:caption-point-x="-0.2402in" draw:caption-point-y="0.6094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1.8429in" draw:caption-point-x="-0.2402in" draw:caption-point-y="0.6091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.8441in" draw:caption-point-x="-0.2402in" draw:caption-point-y="0.6079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1.8445in" draw:caption-point-x="-0.2402in" draw:caption-point-y="0.6075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1.8461in" draw:caption-point-x="-0.2402in" draw:caption-point-y="0.6059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8472in" draw:caption-point-x="-0.2402in" draw:caption-point-y="0.6047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14.289in" svg:y="1.8488in" draw:caption-point-x="-0.2402in" draw:caption-point-y="0.6031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.85in" draw:caption-point-x="-0.2402in" draw:caption-point-y="0.602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1.8504in" draw:caption-point-x="-0.2402in" draw:caption-point-y="0.6016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.8508in" draw:caption-point-x="-0.2402in" draw:caption-point-y="0.6012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31"/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2.0909in" draw:caption-point-x="-0.2402in" draw:caption-point-y="0.608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2.0913in" draw:caption-point-x="-0.2402in" draw:caption-point-y="0.608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2.0917in" draw:caption-point-x="-0.2402in" draw:caption-point-y="0.6079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2.0925in" draw:caption-point-x="-0.2402in" draw:caption-point-y="0.607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2.0933in" draw:caption-point-x="-0.2402in" draw:caption-point-y="0.6063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2.0984in" draw:caption-point-x="-0.2402in" draw:caption-point-y="0.601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1" table:formula="of:=SUM([.D13:.AH13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3386in" draw:caption-point-x="-0.2402in" draw:caption-point-y="0.6087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2.3453in" draw:caption-point-x="-0.2402in" draw:caption-point-y="0.602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6.572in" svg:y="2.3461in" draw:caption-point-x="-0.2402in" draw:caption-point-y="0.6012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31" table:formula="of:=SUM([.D14:.AH14])" office:value-type="float" office:value="4.5">
            <text:p>4.5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6.8205in" svg:y="2.5862in" draw:caption-point-x="-0.2402in" draw:caption-point-y="0.6087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.5">
            <office:annotation draw:style-name="gr6" draw:text-style-name="P1" svg:width="1.1413in" svg:height="0.2634in" svg:x="7.3094in" svg:y="2.5866in" draw:caption-point-x="-0.2402in" draw:caption-point-y="0.608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6" draw:text-style-name="P1" svg:width="1.1413in" svg:height="0.2634in" svg:x="9.2661in" svg:y="2.5866in" draw:caption-point-x="-0.2402in" draw:caption-point-y="0.608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6358in" svg:y="2.589in" draw:caption-point-x="-0.2402in" draw:caption-point-y="0.6059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3.3756in" svg:y="2.5925in" draw:caption-point-x="-0.2402in" draw:caption-point-y="0.6024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31" table:formula="of:=SUM([.D15:.AH1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8339in" draw:caption-point-x="-0.2402in" draw:caption-point-y="0.6087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2.8339in" draw:caption-point-x="-0.2402in" draw:caption-point-y="0.6087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2.837in" draw:caption-point-x="-0.2402in" draw:caption-point-y="0.605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2.8402in" draw:caption-point-x="-0.2402in" draw:caption-point-y="0.6024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1154in" svg:y="2.8409in" draw:caption-point-x="-0.2402in" draw:caption-point-y="0.6016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572in" svg:y="2.8417in" draw:caption-point-x="-0.2402in" draw:caption-point-y="0.6008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31" table:formula="of:=SUM([.D16:.AH16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Default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3.0831in" draw:caption-point-x="-0.2402in" draw:caption-point-y="0.6071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31" table:formula="of:=SUM([.D17:.AH17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5.8421in" svg:y="3.3287in" draw:caption-point-x="-0.2402in" draw:caption-point-y="0.6094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3.3354in" draw:caption-point-x="-0.2402in" draw:caption-point-y="0.6028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31" table:formula="of:=SUM([.D18:.AH18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472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1" table:formula="of:=SUM([.D19:.AH19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15.6587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1154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572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31" table:formula="of:=SUM([.D20:.AH20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4.072in" draw:caption-point-x="-0.2402in" draw:caption-point-y="0.6091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4.0736in" draw:caption-point-x="-0.2402in" draw:caption-point-y="0.6075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1791in" svg:y="4.0748in" draw:caption-point-x="-0.2402in" draw:caption-point-y="0.6063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4.0756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4.078in" draw:caption-point-x="-0.2402in" draw:caption-point-y="0.6031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4.0787in" draw:caption-point-x="-0.2402in" draw:caption-point-y="0.6024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4.0791in" draw:caption-point-x="-0.2402in" draw:caption-point-y="0.60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4.3228in" draw:caption-point-x="-0.2402in" draw:caption-point-y="0.6059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2.4622in" svg:y="4.324in" draw:caption-point-x="-0.2402in" draw:caption-point-y="0.6047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1" table:formula="of:=SUM([.D23:.AH2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31" table:formula="of:=SUM([.D24:.AH24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5.0661in" draw:caption-point-x="-0.2402in" draw:caption-point-y="0.6055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5.0654in" draw:caption-point-x="-0.2402in" draw:caption-point-y="0.606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5.0654in" draw:caption-point-x="-0.2402in" draw:caption-point-y="0.606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1" table:formula="of:=SUM([.D25:.AH2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5.8421in" svg:y="5.3094in" draw:caption-point-x="-0.2402in" draw:caption-point-y="0.6098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1" table:formula="of:=SUM([.D26:.AH26])" office:value-type="float" office:value="5">
            <text:p>5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3.5591in" svg:y="5.5567in" draw:caption-point-x="-0.2402in" draw:caption-point-y="0.6106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4.0157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3311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5.5567in" draw:caption-point-x="-0.2402in" draw:caption-point-y="0.6106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5.5602in" draw:caption-point-x="-0.2402in" draw:caption-point-y="0.607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5.5602in" draw:caption-point-x="-0.2402in" draw:caption-point-y="0.607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1" table:formula="of:=SUM([.D27:.AH27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5.8067in" draw:caption-point-x="-0.2402in" draw:caption-point-y="0.608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31" table:formula="of:=SUM([.D28:.AH2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7988in" svg:y="6.0547in" draw:caption-point-x="-0.2402in" draw:caption-point-y="0.6079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0563in" draw:caption-point-x="-0.2402in" draw:caption-point-y="0.6063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2.9189in" svg:y="6.0594in" draw:caption-point-x="-0.2402in" draw:caption-point-y="0.6031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6.061in" draw:caption-point-x="-0.2402in" draw:caption-point-y="0.6016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0614in" draw:caption-point-x="-0.2402in" draw:caption-point-y="0.6012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1" table:formula="of:=SUM([.D29:.AH29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6.2996in" draw:caption-point-x="-0.2402in" draw:caption-point-y="0.610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6.3004in" draw:caption-point-x="-0.2402in" draw:caption-point-y="0.6098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6.3016in" draw:caption-point-x="-0.2402in" draw:caption-point-y="0.608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6.302in" draw:caption-point-x="-0.2402in" draw:caption-point-y="0.608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7988in" svg:y="6.302in" draw:caption-point-x="-0.2402in" draw:caption-point-y="0.608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6.3028in" draw:caption-point-x="-0.2402in" draw:caption-point-y="0.6075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6.3031in" draw:caption-point-x="-0.2402in" draw:caption-point-y="0.6071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3039in" draw:caption-point-x="-0.2402in" draw:caption-point-y="0.6063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6.3063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8323in" svg:y="6.3075in" draw:caption-point-x="-0.2402in" draw:caption-point-y="0.6028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3091in" draw:caption-point-x="-0.2402in" draw:caption-point-y="0.601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1" table:formula="of:=SUM([.D31:.AH31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6.7972in" draw:caption-point-x="-0.2402in" draw:caption-point-y="0.6083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6.7937in" draw:caption-point-x="-0.2402in" draw:caption-point-y="0.6118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6.8004in" draw:caption-point-x="-0.2402in" draw:caption-point-y="0.6051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3.3756in" svg:y="6.7937in" draw:caption-point-x="-0.2402in" draw:caption-point-y="0.6118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6.8039in" draw:caption-point-x="-0.2402in" draw:caption-point-y="0.601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7.0457in" draw:caption-point-x="-0.2402in" draw:caption-point-y="0.6075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8323in" svg:y="7.0504in" draw:caption-point-x="-0.2402in" draw:caption-point-y="0.6028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7.5402in" draw:caption-point-x="-0.2402in" draw:caption-point-y="0.6083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7.5425in" draw:caption-point-x="-0.2402in" draw:caption-point-y="0.6059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7.5461in" draw:caption-point-x="-0.2402in" draw:caption-point-y="0.6024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1" table:formula="of:=SUM([.D35:.AH35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7.7894in" draw:caption-point-x="-0.2402in" draw:caption-point-y="0.607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7925in" draw:caption-point-x="-0.2402in" draw:caption-point-y="0.6039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7.7933in" draw:caption-point-x="-0.2402in" draw:caption-point-y="0.6031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7.7941in" draw:caption-point-x="-0.2402in" draw:caption-point-y="0.6024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1" table:formula="of:=SUM([.D36:.AH36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8.0335in" draw:caption-point-x="-0.2402in" draw:caption-point-y="0.6106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3094in" svg:y="8.0358in" draw:caption-point-x="-0.2402in" draw:caption-point-y="0.6083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8.0366in" draw:caption-point-x="-0.2402in" draw:caption-point-y="0.6075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8.0382in" draw:caption-point-x="-0.2402in" draw:caption-point-y="0.6059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0386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8.0409in" draw:caption-point-x="-0.2402in" draw:caption-point-y="0.6031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8.0417in" draw:caption-point-x="-0.2402in" draw:caption-point-y="0.6024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8.0421in" draw:caption-point-x="-0.2402in" draw:caption-point-y="0.602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31" table:formula="of:=SUM([.D37:.AH37])" office:value-type="float" office:value="9.5">
            <text:p>9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.5">
            <office:annotation draw:style-name="gr4" draw:text-style-name="P1" svg:width="1.1413in" svg:height="0.3902in" svg:x="4.472in" svg:y="8.2819in" draw:caption-point-x="-0.2402in" draw:caption-point-y="0.6098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6.3311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8.2839in" draw:caption-point-x="-0.2402in" draw:caption-point-y="0.6079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2862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8.2858in" draw:caption-point-x="-0.2402in" draw:caption-point-y="0.6059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2.9189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8.2894in" draw:caption-point-x="-0.2402in" draw:caption-point-y="0.6024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1154in" svg:y="8.2902in" draw:caption-point-x="-0.2402in" draw:caption-point-y="0.6016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2898in" draw:caption-point-x="-0.2402in" draw:caption-point-y="0.602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1" table:formula="of:=SUM([.D38:.AH3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8.5307in" draw:caption-point-x="-0.2402in" draw:caption-point-y="0.6087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8.5311in" draw:caption-point-x="-0.2402in" draw:caption-point-y="0.6083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1791in" svg:y="8.5232in" draw:caption-point-x="-0.2402in" draw:caption-point-y="0.616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8.5335in" draw:caption-point-x="-0.2402in" draw:caption-point-y="0.6059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1" table:formula="of:=SUM([.D39:.AH39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8.778in" draw:caption-point-x="-0.2402in" draw:caption-point-y="0.6091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8.7783in" draw:caption-point-x="-0.2402in" draw:caption-point-y="0.608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8.7799in" draw:caption-point-x="-0.2402in" draw:caption-point-y="0.6071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15.6587in" svg:y="8.785in" draw:caption-point-x="-0.2402in" draw:caption-point-y="0.602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7862in" draw:caption-point-x="-0.2402in" draw:caption-point-y="0.6008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31" table:formula="of:=SUM([.D40:.AH40])" office:value-type="float" office:value="6">
            <text:p>6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4.472in" svg:y="9.0248in" draw:caption-point-x="-0.2402in" draw:caption-point-y="0.6098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6.8205in" svg:y="9.0209in" draw:caption-point-x="-0.2402in" draw:caption-point-y="0.6138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1791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3.3756in" svg:y="9.0315in" draw:caption-point-x="-0.2402in" draw:caption-point-y="0.6031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9.0327in" draw:caption-point-x="-0.2402in" draw:caption-point-y="0.602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31" table:formula="of:=SUM([.D41:.AH41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9.2728in" draw:caption-point-x="-0.2402in" draw:caption-point-y="0.6094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9.2748in" draw:caption-point-x="-0.2402in" draw:caption-point-y="0.6075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9.2768in" draw:caption-point-x="-0.2402in" draw:caption-point-y="0.605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2783in" draw:caption-point-x="-0.2402in" draw:caption-point-y="0.6039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2791in" draw:caption-point-x="-0.2402in" draw:caption-point-y="0.6031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9.2795in" draw:caption-point-x="-0.2402in" draw:caption-point-y="0.6028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31" table:formula="of:=SUM([.D42:.AH42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3.5591in" svg:y="9.5169in" draw:caption-point-x="-0.2402in" draw:caption-point-y="0.613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526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31" table:formula="of:=SUM([.D43:.AH43])" office:value-type="float" office:value="1.5">
            <text:p>1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9.7669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9.7669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9.7689in" draw:caption-point-x="-0.2402in" draw:caption-point-y="0.608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0.6358in" svg:y="9.7717in" draw:caption-point-x="-0.2402in" draw:caption-point-y="0.6059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7717in" draw:caption-point-x="-0.2402in" draw:caption-point-y="0.6059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7736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7744in" draw:caption-point-x="-0.2402in" draw:caption-point-y="0.6031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9.776in" draw:caption-point-x="-0.2402in" draw:caption-point-y="0.6016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16.572in" svg:y="9.7764in" draw:caption-point-x="-0.2402in" draw:caption-point-y="0.6012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31" table:formula="of:=SUM([.D44:.AH44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9.2661in" svg:y="10.0181in" draw:caption-point-x="-0.2402in" draw:caption-point-y="0.6075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1154in" svg:y="10.024in" draw:caption-point-x="-0.2402in" draw:caption-point-y="0.6016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1" table:formula="of:=SUM([.D45:.AH45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10.2626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263in" draw:caption-point-x="-0.2402in" draw:caption-point-y="0.6102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4.472in" svg:y="10.2634in" draw:caption-point-x="-0.2402in" draw:caption-point-y="0.6098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10.2638in" draw:caption-point-x="-0.2402in" draw:caption-point-y="0.6094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10.2642in" draw:caption-point-x="-0.2402in" draw:caption-point-y="0.6091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10.2646in" draw:caption-point-x="-0.2402in" draw:caption-point-y="0.6087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10.265in" draw:caption-point-x="-0.2402in" draw:caption-point-y="0.6083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0.2654in" draw:caption-point-x="-0.2402in" draw:caption-point-y="0.6079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9.2661in" svg:y="10.2657in" draw:caption-point-x="-0.2402in" draw:caption-point-y="0.6075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5" office:value-type="float" office:value="1">
            <office:annotation draw:style-name="gr3" draw:text-style-name="P1" svg:width="1.1413in" svg:height="0.7012in" svg:x="9.7228in" svg:y="10.2665in" draw:caption-point-x="-0.2402in" draw:caption-point-y="0.6067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0.1791in" svg:y="10.2669in" draw:caption-point-x="-0.2402in" draw:caption-point-y="0.6063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5" office:value-type="float" office:value="0.5">
            <office:annotation draw:style-name="gr8" draw:text-style-name="P1" svg:width="1.1413in" svg:height="0.8567in" svg:x="10.6358in" svg:y="10.2673in" draw:caption-point-x="-0.2402in" draw:caption-point-y="0.6059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0.2685in" draw:caption-point-x="-0.2402in" draw:caption-point-y="0.6047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10.2701in" draw:caption-point-x="-0.2402in" draw:caption-point-y="0.6031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3.8323in" svg:y="10.2705in" draw:caption-point-x="-0.2402in" draw:caption-point-y="0.6028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10.2709in" draw:caption-point-x="-0.2402in" draw:caption-point-y="0.6024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0.2713in" draw:caption-point-x="-0.2402in" draw:caption-point-y="0.60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10.2717in" draw:caption-point-x="-0.2402in" draw:caption-point-y="0.601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10.272in" draw:caption-point-x="-0.2402in" draw:caption-point-y="0.6012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31" table:formula="of:=SUM([.D46:.AH4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5102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10.5138in" draw:caption-point-x="-0.2402in" draw:caption-point-y="0.6071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0.5197in" draw:caption-point-x="-0.2402in" draw:caption-point-y="0.6012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9.7228in" svg:y="10.7618in" draw:caption-point-x="-0.2402in" draw:caption-point-y="0.6067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10.7622in" draw:caption-point-x="-0.2402in" draw:caption-point-y="0.6063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6" table:number-columns-repeated="4"/>
          <table:table-cell table:style-name="ce138"/>
          <table:table-cell table:style-name="ce13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6" table:number-columns-repeated="4"/>
          <table:table-cell table:style-name="ce139" table:number-columns-repeated="7"/>
          <table:table-cell table:style-name="ce13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6" table:number-columns-repeated="31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45" table:number-columns-repeated="8"/>
          <table:table-cell table:style-name="ce153" office:value-type="string" table:number-columns-spanned="2" table:number-rows-spanned="1">
            <text:p>Month</text:p>
          </table:table-cell>
          <table:covered-table-cell table:style-name="ce154"/>
          <table:table-cell table:style-name="ce155" table:content-validation-name="val1" office:value-type="float" office:value="6" table:number-columns-spanned="2" table:number-rows-spanned="1">
            <text:p>6</text:p>
          </table:table-cell>
          <table:covered-table-cell table:style-name="ce154"/>
          <table:table-cell table:style-name="ce153" office:value-type="string" table:number-columns-spanned="2" table:number-rows-spanned="1">
            <text:p>Year</text:p>
          </table:table-cell>
          <table:covered-table-cell table:style-name="ce154"/>
          <table:table-cell table:style-name="ce153" office:value-type="float" office:value="2017" table:number-columns-spanned="2" table:number-rows-spanned="1">
            <text:p>2017</text:p>
          </table:table-cell>
          <table:covered-table-cell table:style-name="ce156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46" table:formula="of:=DATE([.$R$1];[.N1];1)" office:value-type="date" office:date-value="2017-06-01">
            <text:p>01</text:p>
          </table:table-cell>
          <table:table-cell table:style-name="ce146" table:formula="of:=[.D2]+1" office:value-type="date" office:date-value="2017-06-02">
            <text:p>02</text:p>
          </table:table-cell>
          <table:table-cell table:style-name="ce146" table:formula="of:=[.E2]+1" office:value-type="date" office:date-value="2017-06-03">
            <text:p>03</text:p>
          </table:table-cell>
          <table:table-cell table:style-name="ce146" table:formula="of:=[.F2]+1" office:value-type="date" office:date-value="2017-06-04">
            <text:p>04</text:p>
          </table:table-cell>
          <table:table-cell table:style-name="ce146" table:formula="of:=[.G2]+1" office:value-type="date" office:date-value="2017-06-05">
            <text:p>05</text:p>
          </table:table-cell>
          <table:table-cell table:style-name="ce146" table:formula="of:=[.H2]+1" office:value-type="date" office:date-value="2017-06-06">
            <text:p>06</text:p>
          </table:table-cell>
          <table:table-cell table:style-name="ce146" table:formula="of:=[.I2]+1" office:value-type="date" office:date-value="2017-06-07">
            <text:p>07</text:p>
          </table:table-cell>
          <table:table-cell table:style-name="ce146" table:formula="of:=[.J2]+1" office:value-type="date" office:date-value="2017-06-08">
            <text:p>08</text:p>
          </table:table-cell>
          <table:table-cell table:style-name="ce146" table:formula="of:=[.K2]+1" office:value-type="date" office:date-value="2017-06-09">
            <text:p>09</text:p>
          </table:table-cell>
          <table:table-cell table:style-name="ce146" table:formula="of:=[.L2]+1" office:value-type="date" office:date-value="2017-06-10">
            <text:p>10</text:p>
          </table:table-cell>
          <table:table-cell table:style-name="ce146" table:formula="of:=[.M2]+1" office:value-type="date" office:date-value="2017-06-11">
            <text:p>11</text:p>
          </table:table-cell>
          <table:table-cell table:style-name="ce146" table:formula="of:=[.N2]+1" office:value-type="date" office:date-value="2017-06-12">
            <text:p>12</text:p>
          </table:table-cell>
          <table:table-cell table:style-name="ce146" table:formula="of:=[.O2]+1" office:value-type="date" office:date-value="2017-06-13">
            <text:p>13</text:p>
          </table:table-cell>
          <table:table-cell table:style-name="ce146" table:formula="of:=[.P2]+1" office:value-type="date" office:date-value="2017-06-14">
            <text:p>14</text:p>
          </table:table-cell>
          <table:table-cell table:style-name="ce146" table:formula="of:=[.Q2]+1" office:value-type="date" office:date-value="2017-06-15">
            <text:p>15</text:p>
          </table:table-cell>
          <table:table-cell table:style-name="ce146" table:formula="of:=[.R2]+1" office:value-type="date" office:date-value="2017-06-16">
            <text:p>16</text:p>
          </table:table-cell>
          <table:table-cell table:style-name="ce146" table:formula="of:=[.S2]+1" office:value-type="date" office:date-value="2017-06-17">
            <text:p>17</text:p>
          </table:table-cell>
          <table:table-cell table:style-name="ce146" table:formula="of:=[.T2]+1" office:value-type="date" office:date-value="2017-06-18">
            <text:p>18</text:p>
          </table:table-cell>
          <table:table-cell table:style-name="ce146" table:formula="of:=[.U2]+1" office:value-type="date" office:date-value="2017-06-19">
            <text:p>19</text:p>
          </table:table-cell>
          <table:table-cell table:style-name="ce146" table:formula="of:=[.V2]+1" office:value-type="date" office:date-value="2017-06-20">
            <text:p>20</text:p>
          </table:table-cell>
          <table:table-cell table:style-name="ce146" table:formula="of:=[.W2]+1" office:value-type="date" office:date-value="2017-06-21">
            <text:p>21</text:p>
          </table:table-cell>
          <table:table-cell table:style-name="ce146" table:formula="of:=[.X2]+1" office:value-type="date" office:date-value="2017-06-22">
            <text:p>22</text:p>
          </table:table-cell>
          <table:table-cell table:style-name="ce146" table:formula="of:=[.Y2]+1" office:value-type="date" office:date-value="2017-06-23">
            <text:p>23</text:p>
          </table:table-cell>
          <table:table-cell table:style-name="ce146" table:formula="of:=[.Z2]+1" office:value-type="date" office:date-value="2017-06-24">
            <text:p>24</text:p>
          </table:table-cell>
          <table:table-cell table:style-name="ce146" table:formula="of:=[.AA2]+1" office:value-type="date" office:date-value="2017-06-25">
            <text:p>25</text:p>
          </table:table-cell>
          <table:table-cell table:style-name="ce146" table:formula="of:=[.AB2]+1" office:value-type="date" office:date-value="2017-06-26">
            <text:p>26</text:p>
          </table:table-cell>
          <table:table-cell table:style-name="ce146" table:formula="of:=[.AC2]+1" office:value-type="date" office:date-value="2017-06-27">
            <text:p>27</text:p>
          </table:table-cell>
          <table:table-cell table:style-name="ce146" table:formula="of:=[.AD2]+1" office:value-type="date" office:date-value="2017-06-28">
            <text:p>28</text:p>
          </table:table-cell>
          <table:table-cell table:style-name="ce146" table:formula="of:=[.AE2]+1" office:value-type="date" office:date-value="2017-06-29">
            <text:p>29</text:p>
          </table:table-cell>
          <table:table-cell table:style-name="ce146" table:formula="of:=[.AF2]+1" office:value-type="date" office:date-value="2017-06-30">
            <text:p>30</text:p>
          </table:table-cell>
          <table:table-cell table:style-name="ce146" table:formula="of:=[.AG2]+1" office:value-type="date" office:date-value="2017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44" table:formula="of:=SUM([.D4:.AH4])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5457in" svg:x="2.6457in" svg:y="0.1114in" draw:caption-point-x="-0.2402in" draw:caption-point-y="0.6067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1024in" svg:y="0.1118in" draw:caption-point-x="-0.2402in" draw:caption-point-y="0.6063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0.1126in" draw:caption-point-x="-0.2402in" draw:caption-point-y="0.6055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0.1134in" draw:caption-point-x="-0.2402in" draw:caption-point-y="0.6047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0.1154in" draw:caption-point-x="-0.2402in" draw:caption-point-y="0.6028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0.1157in" draw:caption-point-x="-0.2402in" draw:caption-point-y="0.6024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0059in" svg:y="0.1173in" draw:caption-point-x="-0.2402in" draw:caption-point-y="0.6008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1154in" svg:y="0.1205in" draw:caption-point-x="-0.2402in" draw:caption-point-y="0.5976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44" table:formula="of:=SUM([.D5:.AH5])" office:value-type="float" office:value="1"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3591in" draw:caption-point-x="-0.2402in" draw:caption-point-y="0.6067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0.3594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4.472in" svg:y="0.3598in" draw:caption-point-x="-0.2402in" draw:caption-point-y="0.6059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3602in" draw:caption-point-x="-0.2402in" draw:caption-point-y="0.6055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5.8421in" svg:y="0.3614in" draw:caption-point-x="-0.2402in" draw:caption-point-y="0.6043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0.3618in" draw:caption-point-x="-0.2402in" draw:caption-point-y="0.6039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0.362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0.363in" draw:caption-point-x="-0.2402in" draw:caption-point-y="0.6028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9.2661in" svg:y="0.3634in" draw:caption-point-x="-0.2402in" draw:caption-point-y="0.6024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0.3642in" draw:caption-point-x="-0.2402in" draw:caption-point-y="0.6016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0.3654in" draw:caption-point-x="-0.2402in" draw:caption-point-y="0.6004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0.3657in" draw:caption-point-x="-0.2402in" draw:caption-point-y="0.6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0.3661in" draw:caption-point-x="-0.2402in" draw:caption-point-y="0.5996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0.3673in" draw:caption-point-x="-0.2402in" draw:caption-point-y="0.5984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0.3677in" draw:caption-point-x="-0.2402in" draw:caption-point-y="0.59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26"/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4" table:formula="of:=SUM([.D7:.AH7])" office:value-type="float" office:value="3">
            <text:p>3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8547in" draw:caption-point-x="-0.2402in" draw:caption-point-y="0.6063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0.8551in" draw:caption-point-x="-0.2402in" draw:caption-point-y="0.6059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0.8567in" draw:caption-point-x="-0.2402in" draw:caption-point-y="0.6043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0.8571in" draw:caption-point-x="-0.2402in" draw:caption-point-y="0.6039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7228in" svg:y="0.8587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0.8626in" draw:caption-point-x="-0.2402in" draw:caption-point-y="0.5984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1.1039in" draw:caption-point-x="-0.2402in" draw:caption-point-y="0.6047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1.1047in" draw:caption-point-x="-0.2402in" draw:caption-point-y="0.6039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1059in" draw:caption-point-x="-0.2402in" draw:caption-point-y="0.6028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1.1067in" draw:caption-point-x="-0.2402in" draw:caption-point-y="0.602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.1087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1.5">
            <text:p>1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2" draw:text-style-name="P1" svg:width="1.1413in" svg:height="0.5457in" svg:x="7.7988in" svg:y="1.3531in" draw:caption-point-x="-0.2402in" draw:caption-point-y="0.6035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3539in" draw:caption-point-x="-0.2402in" draw:caption-point-y="0.6028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3559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202in" svg:y="1.3583in" draw:caption-point-x="-0.2402in" draw:caption-point-y="0.5984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5988in" draw:caption-point-x="-0.2402in" draw:caption-point-y="0.6055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1.6004in" draw:caption-point-x="-0.2402in" draw:caption-point-y="0.6039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1.6012in" draw:caption-point-x="-0.2402in" draw:caption-point-y="0.6031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6587in" svg:y="1.6063in" draw:caption-point-x="-0.2402in" draw:caption-point-y="0.59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8512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.8516in" draw:caption-point-x="-0.2402in" draw:caption-point-y="0.6004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44" table:formula="of:=SUM([.D12:.AH12])" office:value-type="float" office:value="10">
            <text:p>1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2.0933in" draw:caption-point-x="-0.2402in" draw:caption-point-y="0.6063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2.0937in" draw:caption-point-x="-0.2402in" draw:caption-point-y="0.6059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0941in" draw:caption-point-x="-0.2402in" draw:caption-point-y="0.6055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0953in" draw:caption-point-x="-0.2402in" draw:caption-point-y="0.6043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2.0957in" draw:caption-point-x="-0.2402in" draw:caption-point-y="0.6039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0972in" draw:caption-point-x="-0.2402in" draw:caption-point-y="0.6024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2.0976in" draw:caption-point-x="-0.2402in" draw:caption-point-y="0.602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1.0925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1.549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/>
          <table:table-cell table:style-name="ce148" office:value-type="float" office:value="0">
            <office:annotation draw:style-name="gr6" draw:text-style-name="P1" svg:width="1.1413in" svg:height="0.2634in" svg:x="2.6457in" svg:y="2.3406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3417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2.3429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2.3441in" draw:caption-point-x="-0.2402in" draw:caption-point-y="0.6031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2.3445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3449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2.3461in" draw:caption-point-x="-0.2402in" draw:caption-point-y="0.601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2.3469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2.3472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4.5">
            <text:p>4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2.5902in" draw:caption-point-x="-0.2402in" draw:caption-point-y="0.6047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2.5902in" draw:caption-point-x="-0.2402in" draw:caption-point-y="0.6047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5906in" draw:caption-point-x="-0.2402in" draw:caption-point-y="0.6043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2.5913in" draw:caption-point-x="-0.2402in" draw:caption-point-y="0.6035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2.5921in" draw:caption-point-x="-0.2402in" draw:caption-point-y="0.6028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2.5925in" draw:caption-point-x="-0.2402in" draw:caption-point-y="0.6024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1.0925in" svg:y="2.5937in" draw:caption-point-x="-0.2402in" draw:caption-point-y="0.601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2.5937in" draw:caption-point-x="-0.2402in" draw:caption-point-y="0.601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1154in" svg:y="2.5972in" draw:caption-point-x="-0.2402in" draw:caption-point-y="0.5976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44" table:formula="of:=SUM([.D15:.AH15])" office:value-type="float" office:value="4">
            <text:p>4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2.8358in" draw:caption-point-x="-0.2402in" draw:caption-point-y="0.6067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8421in" svg:y="2.8382in" draw:caption-point-x="-0.2402in" draw:caption-point-y="0.6043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text:p>0.5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9.2661in" svg:y="2.8406in" draw:caption-point-x="-0.2402in" draw:caption-point-y="0.602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office:annotation draw:style-name="gr6" draw:text-style-name="P1" svg:width="1.1413in" svg:height="0.2634in" svg:x="9.7228in" svg:y="2.8406in" draw:caption-point-x="-0.2402in" draw:caption-point-y="0.602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5.6587in" svg:y="2.8449in" draw:caption-point-x="-0.2402in" draw:caption-point-y="0.5976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44" table:formula="of:=SUM([.D16:.AH16])" office:value-type="float" office:value="2">
            <text:p>2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3.0846in" draw:caption-point-x="-0.2402in" draw:caption-point-y="0.6055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3.087in" draw:caption-point-x="-0.2402in" draw:caption-point-y="0.6031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3.088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3.0902in" draw:caption-point-x="-0.2402in" draw:caption-point-y="0.6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44" table:formula="of:=SUM([.D17:.AH1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44" table:formula="of:=SUM([.D18:.AH18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3.5823in" draw:caption-point-x="-0.2402in" draw:caption-point-y="0.6035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27in" draw:caption-point-x="-0.2402in" draw:caption-point-y="0.6031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2661in" svg:y="3.5835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4.289in" svg:y="3.5862in" draw:caption-point-x="-0.2402in" draw:caption-point-y="0.5996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44" table:formula="of:=SUM([.D19:.AH19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3.8291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4.0744in" draw:caption-point-x="-0.2402in" draw:caption-point-y="0.6067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4.0756in" draw:caption-point-x="-0.2402in" draw:caption-point-y="0.6055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1.0925in" svg:y="4.0795in" draw:caption-point-x="-0.2402in" draw:caption-point-y="0.6016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44" table:formula="of:=SUM([.D21:.AH21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4.324in" draw:caption-point-x="-0.2402in" draw:caption-point-y="0.6047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4.3248in" draw:caption-point-x="-0.2402in" draw:caption-point-y="0.6039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4.326in" draw:caption-point-x="-0.2402in" draw:caption-point-y="0.6028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7228in" svg:y="4.3268in" draw:caption-point-x="-0.2402in" draw:caption-point-y="0.602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4.328in" draw:caption-point-x="-0.2402in" draw:caption-point-y="0.6008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4.3283in" draw:caption-point-x="-0.2402in" draw:caption-point-y="0.6004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4.3287in" draw:caption-point-x="-0.2402in" draw:caption-point-y="0.6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4.3291in" draw:caption-point-x="-0.2402in" draw:caption-point-y="0.5996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4.3303in" draw:caption-point-x="-0.2402in" draw:caption-point-y="0.5984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4.3307in" draw:caption-point-x="-0.2402in" draw:caption-point-y="0.59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4.3311in" draw:caption-point-x="-0.2402in" draw:caption-point-y="0.5976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4.5709in" draw:caption-point-x="-0.2402in" draw:caption-point-y="0.6055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4" table:formula="of:=SUM([.D23:.AH23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4" table:formula="of:=SUM([.D24:.AH2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44" table:formula="of:=SUM([.D25:.AH25])" office:value-type="float" office:value="7.5">
            <text:p>7.5</text:p>
          </table:table-cell>
          <table:table-cell table:style-name="ce148" office:value-type="float" office:value="1">
            <office:annotation draw:style-name="gr6" draw:text-style-name="P1" svg:width="1.1413in" svg:height="0.2634in" svg:x="2.6457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5.842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6.331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2661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4" table:formula="of:=SUM([.D26:.AH26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4.472in" svg:y="5.5606in" draw:caption-point-x="-0.2402in" draw:caption-point-y="0.6067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5.565in" draw:caption-point-x="-0.2402in" draw:caption-point-y="0.6024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5.5689in" draw:caption-point-x="-0.2402in" draw:caption-point-y="0.5984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4" table:formula="of:=SUM([.D27:.AH2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4" table:formula="of:=SUM([.D28:.AH2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44" table:formula="of:=SUM([.D29:.AH29])" office:value-type="float" office:value="3">
            <text:p>3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6.3063in" draw:caption-point-x="-0.2402in" draw:caption-point-y="0.6039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6.3106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4" table:formula="of:=SUM([.D30:.AH30])" office:value-type="float" office:value="1"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6.5512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6.5524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6.5531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6.5535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6.5547in" draw:caption-point-x="-0.2402in" draw:caption-point-y="0.6031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6.5551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6.5555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6.5567in" draw:caption-point-x="-0.2402in" draw:caption-point-y="0.601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6.5571in" draw:caption-point-x="-0.2402in" draw:caption-point-y="0.6008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6.5575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6.5579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5594in" draw:caption-point-x="-0.2402in" draw:caption-point-y="0.5984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4" table:formula="of:=SUM([.D31:.AH31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6.8079in" draw:caption-point-x="-0.2402in" draw:caption-point-y="0.5976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4" table:formula="of:=SUM([.D32:.AH32])" office:value-type="float" office:value="1.5">
            <text:p>1.5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7.0465in" draw:caption-point-x="-0.2402in" draw:caption-point-y="0.6067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7.0469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7.0476in" draw:caption-point-x="-0.2402in" draw:caption-point-y="0.6055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7.0484in" draw:caption-point-x="-0.2402in" draw:caption-point-y="0.6047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7.0488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7.0492in" draw:caption-point-x="-0.2402in" draw:caption-point-y="0.6039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7.0469in" draw:caption-point-x="-0.2402in" draw:caption-point-y="0.6063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7.0504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7.0504in" draw:caption-point-x="-0.2402in" draw:caption-point-y="0.6028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7.051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7.0539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144" table:formula="of:=SUM([.D33:.AH3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7.2925in" draw:caption-point-x="-0.2402in" draw:caption-point-y="0.6083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3004in" draw:caption-point-x="-0.2402in" draw:caption-point-y="0.6004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4.289in" svg:y="7.3012in" draw:caption-point-x="-0.2402in" draw:caption-point-y="0.5996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4" table:formula="of:=SUM([.D34:.AH3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4" table:formula="of:=SUM([.D35:.AH35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7961in" draw:caption-point-x="-0.2402in" draw:caption-point-y="0.6004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4" table:formula="of:=SUM([.D36:.AH3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8.0386in" draw:caption-point-x="-0.2402in" draw:caption-point-y="0.6055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0394in" draw:caption-point-x="-0.2402in" draw:caption-point-y="0.6047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0398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8.0413in" draw:caption-point-x="-0.2402in" draw:caption-point-y="0.6028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8.0425in" draw:caption-point-x="-0.2402in" draw:caption-point-y="0.6016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8.0445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0449in" draw:caption-point-x="-0.2402in" draw:caption-point-y="0.5992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0457in" draw:caption-point-x="-0.2402in" draw:caption-point-y="0.5984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8.0465in" draw:caption-point-x="-0.2402in" draw:caption-point-y="0.5976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8.2854in" draw:caption-point-x="-0.2402in" draw:caption-point-y="0.6063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2874in" draw:caption-point-x="-0.2402in" draw:caption-point-y="0.6043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8.2882in" draw:caption-point-x="-0.2402in" draw:caption-point-y="0.6035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8.288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44" table:formula="of:=SUM([.D38:.AH3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5346in" draw:caption-point-x="-0.2402in" draw:caption-point-y="0.6047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9189in" svg:y="8.5394in" draw:caption-point-x="-0.2402in" draw:caption-point-y="0.6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5402in" draw:caption-point-x="-0.2402in" draw:caption-point-y="0.5992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5409in" draw:caption-point-x="-0.2402in" draw:caption-point-y="0.5984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 table:number-columns-repeated="21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8.7874in" draw:caption-point-x="-0.2402in" draw:caption-point-y="0.5996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4" table:formula="of:=SUM([.D40:.AH40])" office:value-type="float" office:value="2.5">
            <text:p>2.5</text:p>
          </table:table-cell>
          <table:table-cell table:style-name="ce148" office:value-type="float" office:value="0.5">
            <office:annotation draw:style-name="gr2" draw:text-style-name="P1" svg:width="1.1413in" svg:height="0.5457in" svg:x="2.6457in" svg:y="9.0276in" draw:caption-point-x="-0.2402in" draw:caption-point-y="0.6071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9.0311in" draw:caption-point-x="-0.2402in" draw:caption-point-y="0.6035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1.5492in" svg:y="9.0335in" draw:caption-point-x="-0.2402in" draw:caption-point-y="0.601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2.0059in" svg:y="9.0339in" draw:caption-point-x="-0.2402in" draw:caption-point-y="0.6008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44" table:formula="of:=SUM([.D41:.AH41])" office:value-type="float" office:value="2">
            <text:p>2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9.2748in" draw:caption-point-x="-0.2402in" draw:caption-point-y="0.6075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3.1024in" svg:y="9.274in" draw:caption-point-x="-0.2402in" draw:caption-point-y="0.6083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9.2803in" draw:caption-point-x="-0.2402in" draw:caption-point-y="0.602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9.2811in" draw:caption-point-x="-0.2402in" draw:caption-point-y="0.601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9.5236in" draw:caption-point-x="-0.2402in" draw:caption-point-y="0.6063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9.5252in" draw:caption-point-x="-0.2402in" draw:caption-point-y="0.6047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9.5264in" draw:caption-point-x="-0.2402in" draw:caption-point-y="0.6035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9.5264in" draw:caption-point-x="-0.2402in" draw:caption-point-y="0.6035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9.5268in" draw:caption-point-x="-0.2402in" draw:caption-point-y="0.6031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8.7768in" svg:y="9.5268in" draw:caption-point-x="-0.2402in" draw:caption-point-y="0.6031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2661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9.5283in" draw:caption-point-x="-0.2402in" draw:caption-point-y="0.6016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5299in" draw:caption-point-x="-0.2402in" draw:caption-point-y="0.6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9.5323in" draw:caption-point-x="-0.2402in" draw:caption-point-y="0.5976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44" table:formula="of:=SUM([.D43:.AH4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9.7717in" draw:caption-point-x="-0.2402in" draw:caption-point-y="0.6059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9.7728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9.7732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9.7736in" draw:caption-point-x="-0.2402in" draw:caption-point-y="0.6039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9.7748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9.7752in" draw:caption-point-x="-0.2402in" draw:caption-point-y="0.6024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9.776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9.7772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7776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9.778in" draw:caption-point-x="-0.2402in" draw:caption-point-y="0.5996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9.7783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9.7791in" draw:caption-point-x="-0.2402in" draw:caption-point-y="0.5984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9.7795in" draw:caption-point-x="-0.2402in" draw:caption-point-y="0.59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44" table:formula="of:=SUM([.D44:.AH44])" office:value-type="float" office:value="3">
            <text:p>3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3.1024in" svg:y="10.0193in" draw:caption-point-x="-0.2402in" draw:caption-point-y="0.6063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7768in" svg:y="10.0228in" draw:caption-point-x="-0.2402in" draw:caption-point-y="0.6028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024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2.4622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2.9189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144" table:formula="of:=SUM([.D45:.AH45])" office:value-type="float" office:value="3">
            <text:p>3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10.2665in" draw:caption-point-x="-0.2402in" draw:caption-point-y="0.6067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2669in" draw:caption-point-x="-0.2402in" draw:caption-point-y="0.6063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10.2677in" draw:caption-point-x="-0.2402in" draw:caption-point-y="0.6055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8" office:value-type="float" office:value="0">
            <office:annotation draw:style-name="gr3" draw:text-style-name="P1" svg:width="1.1413in" svg:height="0.7012in" svg:x="5.3854in" svg:y="10.2685in" draw:caption-point-x="-0.2402in" draw:caption-point-y="0.6047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10.2689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10.2693in" draw:caption-point-x="-0.2402in" draw:caption-point-y="0.6039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7.7988in" svg:y="10.2697in" draw:caption-point-x="-0.2402in" draw:caption-point-y="0.6035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10.272in" draw:caption-point-x="-0.2402in" draw:caption-point-y="0.601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0.2728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44" table:formula="of:=SUM([.D46:.AH4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44" table:formula="of:=SUM([.D47:.AH47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7622in" draw:caption-point-x="-0.2402in" draw:caption-point-y="0.6063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10.7626in" draw:caption-point-x="-0.2402in" draw:caption-point-y="0.6059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0.7634in" draw:caption-point-x="-0.2402in" draw:caption-point-y="0.6051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10.7638in" draw:caption-point-x="-0.2402in" draw:caption-point-y="0.6047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10.7646in" draw:caption-point-x="-0.2402in" draw:caption-point-y="0.6039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0.7654in" draw:caption-point-x="-0.2402in" draw:caption-point-y="0.6031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0.7657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9.7228in" svg:y="10.7665in" draw:caption-point-x="-0.2402in" draw:caption-point-y="0.602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1.0925in" svg:y="10.7669in" draw:caption-point-x="-0.2402in" draw:caption-point-y="0.6016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7673in" draw:caption-point-x="-0.2402in" draw:caption-point-y="0.601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7677in" draw:caption-point-x="-0.2402in" draw:caption-point-y="0.6008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4622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12.9189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10.7689in" draw:caption-point-x="-0.2402in" draw:caption-point-y="0.5996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10.7693in" draw:caption-point-x="-0.2402in" draw:caption-point-y="0.5992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0.8567in" svg:x="15.202in" svg:y="10.7701in" draw:caption-point-x="-0.2402in" draw:caption-point-y="0.5984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658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10.7701in" draw:caption-point-x="-0.2402in" draw:caption-point-y="0.5984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44" table:formula="of:=SUM([.D48:.AH4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6.3311in" svg:y="11.0122in" draw:caption-point-x="-0.2402in" draw:caption-point-y="0.6039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0134in" draw:caption-point-x="-0.2402in" draw:caption-point-y="0.6028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1.0157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1.0161in" draw:caption-point-x="-0.2402in" draw:caption-point-y="0.6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11.0181in" draw:caption-point-x="-0.2402in" draw:caption-point-y="0.59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130" office:value-type="float" office:value="46">
            <text:p>46</text:p>
          </table:table-cell>
          <table:table-cell table:style-name="ce70" office:value-type="string">
            <text:p>VietBA</text:p>
          </table:table-cell>
          <table:table-cell table:style-name="ce144" table:formula="of:=SUM([.D49:.AH49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2571in" draw:caption-point-x="-0.2402in" draw:caption-point-y="0.6067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11.2591in" draw:caption-point-x="-0.2402in" draw:caption-point-y="0.6047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11.2594in" draw:caption-point-x="-0.2402in" draw:caption-point-y="0.6043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7.7988in" svg:y="11.2602in" draw:caption-point-x="-0.2402in" draw:caption-point-y="0.6035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1.2606in" draw:caption-point-x="-0.2402in" draw:caption-point-y="0.6031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261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11.2618in" draw:caption-point-x="-0.2402in" draw:caption-point-y="0.602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11.2638in" draw:caption-point-x="-0.2402in" draw:caption-point-y="0.6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11.2646in" draw:caption-point-x="-0.2402in" draw:caption-point-y="0.5992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44" table:formula="of:=SUM([.D50:.AH50])" office:value-type="float" office:value="0.5"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5047in" draw:caption-point-x="-0.2402in" draw:caption-point-y="0.6067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9" table:number-columns-repeated="4"/>
          <table:table-cell table:style-name="ce151"/>
          <table:table-cell table:style-name="ce149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9" table:number-columns-repeated="4"/>
          <table:table-cell table:style-name="ce152" table:number-columns-repeated="7"/>
          <table:table-cell table:style-name="ce149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1484in" draw:caption-point-x="-0.2402in" draw:caption-point-y="0.5598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130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322in" draw:caption-point-x="-0.2402in" draw:caption-point-y="0.5598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57" table:formula="of:=SUM([.D44:.AH44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4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0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7"/>
        <table:table-column table:style-name="co26" table:number-columns-repeated="7" table:default-cell-style-name="ce177"/>
        <table:table-column table:style-name="co25" table:number-columns-repeated="16" table:default-cell-style-name="ce1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8" table:number-columns-spanned="2" table:number-rows-spanned="1">
            <text:p>8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7" table:number-columns-spanned="2" table:number-rows-spanned="1">
            <text:p>2017</text:p>
          </table:table-cell>
          <table:covered-table-cell table:style-name="ce181"/>
          <table:table-cell table:style-name="ce1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73" table:formula="of:=DATE([.$R$1];[.N1];1)" office:value-type="date" office:date-value="2017-08-01">
            <text:p>01</text:p>
          </table:table-cell>
          <table:table-cell table:style-name="ce173" table:formula="of:=[.D2]+1" office:value-type="date" office:date-value="2017-08-02">
            <text:p>02</text:p>
          </table:table-cell>
          <table:table-cell table:style-name="ce173" table:formula="of:=[.E2]+1" office:value-type="date" office:date-value="2017-08-03">
            <text:p>03</text:p>
          </table:table-cell>
          <table:table-cell table:style-name="ce173" table:formula="of:=[.F2]+1" office:value-type="date" office:date-value="2017-08-04">
            <text:p>04</text:p>
          </table:table-cell>
          <table:table-cell table:style-name="ce173" table:formula="of:=[.G2]+1" office:value-type="date" office:date-value="2017-08-05">
            <text:p>05</text:p>
          </table:table-cell>
          <table:table-cell table:style-name="ce173" table:formula="of:=[.H2]+1" office:value-type="date" office:date-value="2017-08-06">
            <text:p>06</text:p>
          </table:table-cell>
          <table:table-cell table:style-name="ce173" table:formula="of:=[.I2]+1" office:value-type="date" office:date-value="2017-08-07">
            <text:p>07</text:p>
          </table:table-cell>
          <table:table-cell table:style-name="ce173" table:formula="of:=[.J2]+1" office:value-type="date" office:date-value="2017-08-08">
            <text:p>08</text:p>
          </table:table-cell>
          <table:table-cell table:style-name="ce173" table:formula="of:=[.K2]+1" office:value-type="date" office:date-value="2017-08-09">
            <text:p>09</text:p>
          </table:table-cell>
          <table:table-cell table:style-name="ce173" table:formula="of:=[.L2]+1" office:value-type="date" office:date-value="2017-08-10">
            <text:p>10</text:p>
          </table:table-cell>
          <table:table-cell table:style-name="ce173" table:formula="of:=[.M2]+1" office:value-type="date" office:date-value="2017-08-11">
            <text:p>11</text:p>
          </table:table-cell>
          <table:table-cell table:style-name="ce173" table:formula="of:=[.N2]+1" office:value-type="date" office:date-value="2017-08-12">
            <text:p>12</text:p>
          </table:table-cell>
          <table:table-cell table:style-name="ce173" table:formula="of:=[.O2]+1" office:value-type="date" office:date-value="2017-08-13">
            <text:p>13</text:p>
          </table:table-cell>
          <table:table-cell table:style-name="ce173" table:formula="of:=[.P2]+1" office:value-type="date" office:date-value="2017-08-14">
            <text:p>14</text:p>
          </table:table-cell>
          <table:table-cell table:style-name="ce173" table:formula="of:=[.Q2]+1" office:value-type="date" office:date-value="2017-08-15">
            <text:p>15</text:p>
          </table:table-cell>
          <table:table-cell table:style-name="ce173" table:formula="of:=[.R2]+1" office:value-type="date" office:date-value="2017-08-16">
            <text:p>16</text:p>
          </table:table-cell>
          <table:table-cell table:style-name="ce173" table:formula="of:=[.S2]+1" office:value-type="date" office:date-value="2017-08-17">
            <text:p>17</text:p>
          </table:table-cell>
          <table:table-cell table:style-name="ce173" table:formula="of:=[.T2]+1" office:value-type="date" office:date-value="2017-08-18">
            <text:p>18</text:p>
          </table:table-cell>
          <table:table-cell table:style-name="ce173" table:formula="of:=[.U2]+1" office:value-type="date" office:date-value="2017-08-19">
            <text:p>19</text:p>
          </table:table-cell>
          <table:table-cell table:style-name="ce173" table:formula="of:=[.V2]+1" office:value-type="date" office:date-value="2017-08-20">
            <text:p>20</text:p>
          </table:table-cell>
          <table:table-cell table:style-name="ce173" table:formula="of:=[.W2]+1" office:value-type="date" office:date-value="2017-08-21">
            <text:p>21</text:p>
          </table:table-cell>
          <table:table-cell table:style-name="ce173" table:formula="of:=[.X2]+1" office:value-type="date" office:date-value="2017-08-22">
            <text:p>22</text:p>
          </table:table-cell>
          <table:table-cell table:style-name="ce173" table:formula="of:=[.Y2]+1" office:value-type="date" office:date-value="2017-08-23">
            <text:p>23</text:p>
          </table:table-cell>
          <table:table-cell table:style-name="ce173" table:formula="of:=[.Z2]+1" office:value-type="date" office:date-value="2017-08-24">
            <text:p>24</text:p>
          </table:table-cell>
          <table:table-cell table:style-name="ce173" table:formula="of:=[.AA2]+1" office:value-type="date" office:date-value="2017-08-25">
            <text:p>25</text:p>
          </table:table-cell>
          <table:table-cell table:style-name="ce173" table:formula="of:=[.AB2]+1" office:value-type="date" office:date-value="2017-08-26">
            <text:p>26</text:p>
          </table:table-cell>
          <table:table-cell table:style-name="ce173" table:formula="of:=[.AC2]+1" office:value-type="date" office:date-value="2017-08-27">
            <text:p>27</text:p>
          </table:table-cell>
          <table:table-cell table:style-name="ce173" table:formula="of:=[.AD2]+1" office:value-type="date" office:date-value="2017-08-28">
            <text:p>28</text:p>
          </table:table-cell>
          <table:table-cell table:style-name="ce173" table:formula="of:=[.AE2]+1" office:value-type="date" office:date-value="2017-08-29">
            <text:p>29</text:p>
          </table:table-cell>
          <table:table-cell table:style-name="ce173" table:formula="of:=[.AF2]+1" office:value-type="date" office:date-value="2017-08-30">
            <text:p>30</text:p>
          </table:table-cell>
          <table:table-cell table:style-name="ce173" table:formula="of:=[.AG2]+1" office:value-type="date" office:date-value="2017-08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71" table:formula="of:=SUM([.D4:.AH4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5591in" svg:y="0.1075in" draw:caption-point-x="-0.2402in" draw:caption-point-y="0.6106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1079in" draw:caption-point-x="-0.2402in" draw:caption-point-y="0.6102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0.1087in" draw:caption-point-x="-0.2402in" draw:caption-point-y="0.6094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0.111in" draw:caption-point-x="-0.2402in" draw:caption-point-y="0.6071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0.1118in" draw:caption-point-x="-0.2402in" draw:caption-point-y="0.6063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0.113in" draw:caption-point-x="-0.2402in" draw:caption-point-y="0.6051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0.1134in" draw:caption-point-x="-0.2402in" draw:caption-point-y="0.604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0.1142in" draw:caption-point-x="-0.2402in" draw:caption-point-y="0.603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1157in" draw:caption-point-x="-0.2402in" draw:caption-point-y="0.6024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0.1173in" draw:caption-point-x="-0.2402in" draw:caption-point-y="0.6008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0.1205in" draw:caption-point-x="-0.2402in" draw:caption-point-y="0.5976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0.1217in" draw:caption-point-x="-0.2402in" draw:caption-point-y="0.5965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71" table:formula="of:=SUM([.D5:.AH5])" office:value-type="float" office:value="1.5">
            <text:p>1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0.3524in" draw:caption-point-x="-0.2402in" draw:caption-point-y="0.6134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3547in" draw:caption-point-x="-0.2402in" draw:caption-point-y="0.611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3551in" draw:caption-point-x="-0.2402in" draw:caption-point-y="0.6106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3555in" draw:caption-point-x="-0.2402in" draw:caption-point-y="0.610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0.3559in" draw:caption-point-x="-0.2402in" draw:caption-point-y="0.6098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0.3563in" draw:caption-point-x="-0.2402in" draw:caption-point-y="0.6094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0.3579in" draw:caption-point-x="-0.2402in" draw:caption-point-y="0.6079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0.3583in" draw:caption-point-x="-0.2402in" draw:caption-point-y="0.6075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0.3598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0.3606in" draw:caption-point-x="-0.2402in" draw:caption-point-y="0.6051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0.6358in" svg:y="0.3618in" draw:caption-point-x="-0.2402in" draw:caption-point-y="0.6039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4209in" draw:caption-point-x="-0.2402in" draw:caption-point-y="0.5449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0.3654in" draw:caption-point-x="-0.2402in" draw:caption-point-y="0.6004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0.3661in" draw:caption-point-x="-0.2402in" draw:caption-point-y="0.599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13.8323in" svg:y="0.3665in" draw:caption-point-x="-0.2402in" draw:caption-point-y="0.5992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0.3681in" draw:caption-point-x="-0.2402in" draw:caption-point-y="0.5976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5.6587in" svg:y="0.3685in" draw:caption-point-x="-0.2402in" draw:caption-point-y="0.5972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1" table:formula="of:=SUM([.D6:.AH6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6028in" draw:caption-point-x="-0.2402in" draw:caption-point-y="0.6106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3" draw:text-style-name="P1" svg:width="1.1413in" svg:height="0.7012in" svg:x="6.8205in" svg:y="0.6059in" draw:caption-point-x="-0.2402in" draw:caption-point-y="0.6075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8512in" draw:caption-point-x="-0.2402in" draw:caption-point-y="0.6098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8504in" draw:caption-point-x="-0.2402in" draw:caption-point-y="0.6106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0.8602in" draw:caption-point-x="-0.2402in" draw:caption-point-y="0.6008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.1126in" draw:caption-point-x="-0.2402in" draw:caption-point-y="0.5961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1" table:formula="of:=SUM([.D9:.AH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.3528in" draw:caption-point-x="-0.2402in" draw:caption-point-y="0.6039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1.3563in" draw:caption-point-x="-0.2402in" draw:caption-point-y="0.6004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.3594in" draw:caption-point-x="-0.2402in" draw:caption-point-y="0.5972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1" table:formula="of:=SUM([.D10:.AH10])" office:value-type="float" office:value="2.5">
            <text:p>2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4" draw:text-style-name="P1" svg:width="1.1413in" svg:height="0.3902in" svg:x="5.3854in" svg:y="1.5945in" draw:caption-point-x="-0.2402in" draw:caption-point-y="0.6098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6.8205in" svg:y="1.5972in" draw:caption-point-x="-0.2402in" draw:caption-point-y="0.6071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0.6358in" svg:y="1.6031in" draw:caption-point-x="-0.2402in" draw:caption-point-y="0.6012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1" table:formula="of:=SUM([.D11:.AH1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1.8461in" draw:caption-point-x="-0.2402in" draw:caption-point-y="0.6059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9.7228in" svg:y="1.8469in" draw:caption-point-x="-0.2402in" draw:caption-point-y="0.6051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2.0862in" draw:caption-point-x="-0.2402in" draw:caption-point-y="0.6134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2.0886in" draw:caption-point-x="-0.2402in" draw:caption-point-y="0.611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3.1024in" svg:y="2.3362in" draw:caption-point-x="-0.2402in" draw:caption-point-y="0.611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2.3374in" draw:caption-point-x="-0.2402in" draw:caption-point-y="0.6098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2.3386in" draw:caption-point-x="-0.2402in" draw:caption-point-y="0.6087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2.3409in" draw:caption-point-x="-0.2402in" draw:caption-point-y="0.6063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2661in" svg:y="2.3413in" draw:caption-point-x="-0.2402in" draw:caption-point-y="0.6059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2.3421in" draw:caption-point-x="-0.2402in" draw:caption-point-y="0.6051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2.3425in" draw:caption-point-x="-0.2402in" draw:caption-point-y="0.6047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3465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2.3469in" draw:caption-point-x="-0.2402in" draw:caption-point-y="0.6004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2.3472in" draw:caption-point-x="-0.2402in" draw:caption-point-y="0.6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2.3492in" draw:caption-point-x="-0.2402in" draw:caption-point-y="0.598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35in" draw:caption-point-x="-0.2402in" draw:caption-point-y="0.5972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3508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71" table:formula="of:=SUM([.D14:.AH14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2.5846in" draw:caption-point-x="-0.2402in" draw:caption-point-y="0.6102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2.589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5941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5976in" draw:caption-point-x="-0.2402in" draw:caption-point-y="0.5972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5984in" draw:caption-point-x="-0.2402in" draw:caption-point-y="0.5965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1" table:formula="of:=SUM([.D15:.AH15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8" draw:text-style-name="P1" svg:width="1.1413in" svg:height="0.8567in" svg:x="5.8421in" svg:y="2.8343in" draw:caption-point-x="-0.2402in" draw:caption-point-y="0.6083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2.8386in" draw:caption-point-x="-0.2402in" draw:caption-point-y="0.6039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4622in" svg:y="2.8425in" draw:caption-point-x="-0.2402in" draw:caption-point-y="0.6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2.8445in" draw:caption-point-x="-0.2402in" draw:caption-point-y="0.598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5.6587in" svg:y="2.8457in" draw:caption-point-x="-0.2402in" draw:caption-point-y="0.5969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16.1154in" svg:y="2.8461in" draw:caption-point-x="-0.2402in" draw:caption-point-y="0.5965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1" table:formula="of:=SUM([.D16:.AH16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3.0807in" draw:caption-point-x="-0.2402in" draw:caption-point-y="0.6094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1" table:formula="of:=SUM([.D17:.AH17])" office:value-type="float" office:value="5.5">
            <text:p>5.5</text:p>
          </table:table-cell>
          <table:table-cell table:style-name="ce175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5.8421in" svg:y="3.3433in" draw:caption-point-x="-0.2402in" draw:caption-point-y="0.5949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3.3307in" draw:caption-point-x="-0.2402in" draw:caption-point-y="0.6075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3.3339in" draw:caption-point-x="-0.2402in" draw:caption-point-y="0.6043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.5">
            <office:annotation draw:style-name="gr6" draw:text-style-name="P1" svg:width="1.1413in" svg:height="0.2634in" svg:x="10.6358in" svg:y="3.3346in" draw:caption-point-x="-0.2402in" draw:caption-point-y="0.6035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3.3756in" svg:y="3.3382in" draw:caption-point-x="-0.2402in" draw:caption-point-y="0.6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1">
            <text:p>1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6.572in" svg:y="3.3429in" draw:caption-point-x="-0.2402in" draw:caption-point-y="0.5953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1" table:formula="of:=SUM([.D18:.AH18])" office:value-type="float" office:value="0.5"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3.5724in" draw:caption-point-x="-0.2402in" draw:caption-point-y="0.6134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3.5748in" draw:caption-point-x="-0.2402in" draw:caption-point-y="0.611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3311in" svg:y="3.578in" draw:caption-point-x="-0.2402in" draw:caption-point-y="0.6079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3.5783in" draw:caption-point-x="-0.2402in" draw:caption-point-y="0.6075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7.3094in" svg:y="3.5787in" draw:caption-point-x="-0.2402in" draw:caption-point-y="0.6071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6358in" svg:y="3.5819in" draw:caption-point-x="-0.2402in" draw:caption-point-y="0.6039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3.5854in" draw:caption-point-x="-0.2402in" draw:caption-point-y="0.6004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3.5866in" draw:caption-point-x="-0.2402in" draw:caption-point-y="0.5992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3.5882in" draw:caption-point-x="-0.2402in" draw:caption-point-y="0.5976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6.572in" svg:y="3.5906in" draw:caption-point-x="-0.2402in" draw:caption-point-y="0.5953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1" table:formula="of:=SUM([.D19:.AH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1" table:formula="of:=SUM([.D20:.AH20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4.0685in" draw:caption-point-x="-0.2402in" draw:caption-point-y="0.6126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1" table:formula="of:=SUM([.D21:.AH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HungNDT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5" table:number-columns-repeated="20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1" table:formula="of:=SUM([.D23:.AH2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2" draw:text-style-name="P1" svg:width="1.1413in" svg:height="0.5457in" svg:x="12.0059in" svg:y="4.8232in" draw:caption-point-x="-0.2402in" draw:caption-point-y="0.6008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70" office:value-type="string">
            <text:p>HuyDH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5.0583in" draw:caption-point-x="-0.2402in" draw:caption-point-y="0.6134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5.0614in" draw:caption-point-x="-0.2402in" draw:caption-point-y="0.610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5.3854in" svg:y="5.0618in" draw:caption-point-x="-0.2402in" draw:caption-point-y="0.6098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5.0646in" draw:caption-point-x="-0.2402in" draw:caption-point-y="0.6071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5.0654in" draw:caption-point-x="-0.2402in" draw:caption-point-y="0.6063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5.0657in" draw:caption-point-x="-0.2402in" draw:caption-point-y="0.6059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5.0673in" draw:caption-point-x="-0.2402in" draw:caption-point-y="0.6043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5.0677in" draw:caption-point-x="-0.2402in" draw:caption-point-y="0.6039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5.0709in" draw:caption-point-x="-0.2402in" draw:caption-point-y="0.6008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5.0713in" draw:caption-point-x="-0.2402in" draw:caption-point-y="0.6004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3756in" svg:y="5.0717in" draw:caption-point-x="-0.2402in" draw:caption-point-y="0.6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5.0724in" draw:caption-point-x="-0.2402in" draw:caption-point-y="0.5992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5.0736in" draw:caption-point-x="-0.2402in" draw:caption-point-y="0.598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5.074in" draw:caption-point-x="-0.2402in" draw:caption-point-y="0.5976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5.0744in" draw:caption-point-x="-0.2402in" draw:caption-point-y="0.5972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5.0752in" draw:caption-point-x="-0.2402in" draw:caption-point-y="0.5965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1" table:formula="of:=SUM([.D25:.AH2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5.3118in" draw:caption-point-x="-0.2402in" draw:caption-point-y="0.6075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1" table:formula="of:=SUM([.D26:.AH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1" table:formula="of:=SUM([.D27:.AH2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1" table:formula="of:=SUM([.D28:.AH28])" office:value-type="float" office:value="2.5">
            <text:p>2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6.0492in" draw:caption-point-x="-0.2402in" draw:caption-point-y="0.6134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6.0551in" draw:caption-point-x="-0.2402in" draw:caption-point-y="0.6075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6.0571in" draw:caption-point-x="-0.2402in" draw:caption-point-y="0.6055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6.0567in" draw:caption-point-x="-0.2402in" draw:caption-point-y="0.6059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6.0598in" draw:caption-point-x="-0.2402in" draw:caption-point-y="0.6028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6.0642in" draw:caption-point-x="-0.2402in" draw:caption-point-y="0.5984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6.065in" draw:caption-point-x="-0.2402in" draw:caption-point-y="0.5976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6.572in" svg:y="6.0661in" draw:caption-point-x="-0.2402in" draw:caption-point-y="0.5965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1" table:formula="of:=SUM([.D29:.AH29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6.3091in" draw:caption-point-x="-0.2402in" draw:caption-point-y="0.6012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9.2661in" svg:y="6.3012in" draw:caption-point-x="-0.2402in" draw:caption-point-y="0.6091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1" table:formula="of:=SUM([.D30:.AH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1" table:formula="of:=SUM([.D31:.AH31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3.5591in" svg:y="6.7929in" draw:caption-point-x="-0.2402in" draw:caption-point-y="0.6126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6.3311in" svg:y="6.7976in" draw:caption-point-x="-0.2402in" draw:caption-point-y="0.6079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2.0059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4622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9189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1024in" svg:y="7.0421in" draw:caption-point-x="-0.2402in" draw:caption-point-y="0.611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7.0445in" draw:caption-point-x="-0.2402in" draw:caption-point-y="0.6087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7.0484in" draw:caption-point-x="-0.2402in" draw:caption-point-y="0.604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7.0528in" draw:caption-point-x="-0.2402in" draw:caption-point-y="0.6004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1" table:formula="of:=SUM([.D33:.AH33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7.2902in" draw:caption-point-x="-0.2402in" draw:caption-point-y="0.6106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7.2909in" draw:caption-point-x="-0.2402in" draw:caption-point-y="0.6098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2949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7.3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7.3035in" draw:caption-point-x="-0.2402in" draw:caption-point-y="0.5972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7.3043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1" table:formula="of:=SUM([.D34:.AH3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1" table:formula="of:=SUM([.D35:.AH35])" office:value-type="float" office:value="1"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7.7831in" draw:caption-point-x="-0.2402in" draw:caption-point-y="0.6134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7.7866in" draw:caption-point-x="-0.2402in" draw:caption-point-y="0.6098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7.7906in" draw:caption-point-x="-0.2402in" draw:caption-point-y="0.6059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7.7902in" draw:caption-point-x="-0.2402in" draw:caption-point-y="0.6063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7906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7.7913in" draw:caption-point-x="-0.2402in" draw:caption-point-y="0.6051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12.0059in" svg:y="7.7941in" draw:caption-point-x="-0.2402in" draw:caption-point-y="0.6024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1" table:formula="of:=SUM([.D36:.AH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8.0382in" draw:caption-point-x="-0.2402in" draw:caption-point-y="0.6059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1" table:formula="of:=SUM([.D37:.AH37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7228in" svg:y="8.287in" draw:caption-point-x="-0.2402in" draw:caption-point-y="0.6047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5.6587in" svg:y="8.2965in" draw:caption-point-x="-0.2402in" draw:caption-point-y="0.5953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71" table:formula="of:=SUM([.D38:.AH3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8.5354in" draw:caption-point-x="-0.2402in" draw:caption-point-y="0.603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8.5394in" draw:caption-point-x="-0.2402in" draw:caption-point-y="0.6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8.5429in" draw:caption-point-x="-0.2402in" draw:caption-point-y="0.5965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71" table:formula="of:=SUM([.D39:.AH39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8.7764in" draw:caption-point-x="-0.2402in" draw:caption-point-y="0.6106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8.7776in" draw:caption-point-x="-0.2402in" draw:caption-point-y="0.6094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8.7811in" draw:caption-point-x="-0.2402in" draw:caption-point-y="0.6059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8.778in" draw:caption-point-x="-0.2402in" draw:caption-point-y="0.6091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8.7811in" draw:caption-point-x="-0.2402in" draw:caption-point-y="0.6059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8.7862in" draw:caption-point-x="-0.2402in" draw:caption-point-y="0.6008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71" table:formula="of:=SUM([.D40:.AH40])" office:value-type="float" office:value="0.5"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0213in" draw:caption-point-x="-0.2402in" draw:caption-point-y="0.6134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9.0252in" draw:caption-point-x="-0.2402in" draw:caption-point-y="0.6094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9.0248in" draw:caption-point-x="-0.2402in" draw:caption-point-y="0.6098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9.0252in" draw:caption-point-x="-0.2402in" draw:caption-point-y="0.6094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8205in" svg:y="9.0272in" draw:caption-point-x="-0.2402in" draw:caption-point-y="0.6075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9.0283in" draw:caption-point-x="-0.2402in" draw:caption-point-y="0.6063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9.0287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0295in" draw:caption-point-x="-0.2402in" draw:caption-point-y="0.605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9.0366in" draw:caption-point-x="-0.2402in" draw:caption-point-y="0.598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9.035in" draw:caption-point-x="-0.2402in" draw:caption-point-y="0.599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1" table:formula="of:=SUM([.D41:.AH4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2772in" draw:caption-point-x="-0.2402in" draw:caption-point-y="0.6051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15.6587in" svg:y="9.2846in" draw:caption-point-x="-0.2402in" draw:caption-point-y="0.5976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1" table:formula="of:=SUM([.D42:.AH42])" office:value-type="float" office:value="4">
            <text:p>4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5165in" draw:caption-point-x="-0.2402in" draw:caption-point-y="0.6134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9.5201in" draw:caption-point-x="-0.2402in" draw:caption-point-y="0.609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9.5224in" draw:caption-point-x="-0.2402in" draw:caption-point-y="0.6075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2.4622in" svg:y="9.5291in" draw:caption-point-x="-0.2402in" draw:caption-point-y="0.6008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75" office:value-type="float" office:value="1">
            <office:annotation draw:style-name="gr2" draw:text-style-name="P1" svg:width="1.1413in" svg:height="0.5457in" svg:x="12.9189in" svg:y="9.5291in" draw:caption-point-x="-0.2402in" draw:caption-point-y="0.6008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PhuocNC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5" table:number-columns-repeated="9"/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1" table:formula="of:=SUM([.D44:.AH4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9.7228in" svg:y="10.0236in" draw:caption-point-x="-0.2402in" draw:caption-point-y="0.602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3.8323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5.202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5.6587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1" table:formula="of:=SUM([.D45:.AH4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office:display="true" draw:style-name="gr2" draw:text-style-name="P1" svg:width="1.1413in" svg:height="0.5457in" svg:x="7.3094in" svg:y="10.3102in" draw:caption-point-x="-0.2402in" draw:caption-point-y="0.5626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8.7768in" svg:y="10.2669in" draw:caption-point-x="-0.2402in" draw:caption-point-y="0.6063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0.2693in" draw:caption-point-x="-0.2402in" draw:caption-point-y="0.6039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0.2709in" draw:caption-point-x="-0.2402in" draw:caption-point-y="0.6024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6.572in" svg:y="10.2768in" draw:caption-point-x="-0.2402in" draw:caption-point-y="0.5965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170" office:value-type="string">
            <text:p>ThaoDTN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>
            <office:annotation draw:style-name="gr6" draw:text-style-name="P1" svg:width="1.1413in" svg:height="0.2634in" svg:x="3.1024in" svg:y="10.511in" draw:caption-point-x="-0.2402in" draw:caption-point-y="0.6098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5" table:number-columns-repeated="29"/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1" table:formula="of:=SUM([.D47:.AH47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4.0157in" svg:y="10.7591in" draw:caption-point-x="-0.2402in" draw:caption-point-y="0.6094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10.7539in" draw:caption-point-x="-0.2402in" draw:caption-point-y="0.6146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10.7539in" draw:caption-point-x="-0.2402in" draw:caption-point-y="0.6146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71" table:formula="of:=SUM([.D48:.AH48])" office:value-type="float" office:value="2">
            <text:p>2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11.0063in" draw:caption-point-x="-0.2402in" draw:caption-point-y="0.609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8.7768in" svg:y="11.0098in" draw:caption-point-x="-0.2402in" draw:caption-point-y="0.6063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0102in" draw:caption-point-x="-0.2402in" draw:caption-point-y="0.6059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11.011in" draw:caption-point-x="-0.2402in" draw:caption-point-y="0.605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1.0114in" draw:caption-point-x="-0.2402in" draw:caption-point-y="0.6047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1.0142in" draw:caption-point-x="-0.2402in" draw:caption-point-y="0.602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1.0157in" draw:caption-point-x="-0.2402in" draw:caption-point-y="0.6004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1.0189in" draw:caption-point-x="-0.2402in" draw:caption-point-y="0.5972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0197in" draw:caption-point-x="-0.2402in" draw:caption-point-y="0.5965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71" table:formula="of:=SUM([.D49:.AH4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71" table:formula="of:=SUM([.D50:.AH50])" office:value-type="float" office:value="2.5">
            <text:p>2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1.498in" draw:caption-point-x="-0.2402in" draw:caption-point-y="0.6134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502in" draw:caption-point-x="-0.2402in" draw:caption-point-y="0.6094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1.5012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11.502in" draw:caption-point-x="-0.2402in" draw:caption-point-y="0.6094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3311in" svg:y="11.5028in" draw:caption-point-x="-0.2402in" draw:caption-point-y="0.6087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11.5043in" draw:caption-point-x="-0.2402in" draw:caption-point-y="0.6071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2" draw:text-style-name="P1" svg:width="1.1413in" svg:height="0.5457in" svg:x="8.7768in" svg:y="11.5059in" draw:caption-point-x="-0.2402in" draw:caption-point-y="0.6055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5055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11.5067in" draw:caption-point-x="-0.2402in" draw:caption-point-y="0.6047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11.5067in" draw:caption-point-x="-0.2402in" draw:caption-point-y="0.6047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1.5075in" draw:caption-point-x="-0.2402in" draw:caption-point-y="0.6039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1.5106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1.511in" draw:caption-point-x="-0.2402in" draw:caption-point-y="0.6004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11.5114in" draw:caption-point-x="-0.2402in" draw:caption-point-y="0.6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5122in" draw:caption-point-x="-0.2402in" draw:caption-point-y="0.5992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1.5161in" draw:caption-point-x="-0.2402in" draw:caption-point-y="0.5953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5157in" draw:caption-point-x="-0.2402in" draw:caption-point-y="0.5957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71" table:formula="of:=SUM([.D51:.AH5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6" office:value-type="string">
            <text:p>TuanTQP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998in" draw:caption-point-x="-0.2402in" draw:caption-point-y="0.6087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1.9984in" draw:caption-point-x="-0.2402in" draw:caption-point-y="0.6083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12.002in" draw:caption-point-x="-0.2402in" draw:caption-point-y="0.6047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2.0618in" draw:caption-point-x="-0.2402in" draw:caption-point-y="0.5449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2.0059in" draw:caption-point-x="-0.2402in" draw:caption-point-y="0.6008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2.0063in" draw:caption-point-x="-0.2402in" draw:caption-point-y="0.6004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50">
            <text:p>50</text:p>
          </table:table-cell>
          <table:table-cell table:style-name="ce70" office:value-type="string">
            <text:p>VietBA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2.2413in" draw:caption-point-x="-0.2402in" draw:caption-point-y="0.6134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12.2437in" draw:caption-point-x="-0.2402in" draw:caption-point-y="0.611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12.2441in" draw:caption-point-x="-0.2402in" draw:caption-point-y="0.6106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2.2453in" draw:caption-point-x="-0.2402in" draw:caption-point-y="0.6094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12.2461in" draw:caption-point-x="-0.2402in" draw:caption-point-y="0.6087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12.2472in" draw:caption-point-x="-0.2402in" draw:caption-point-y="0.6075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12.2567in" draw:caption-point-x="-0.2402in" draw:caption-point-y="0.598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2.2575in" draw:caption-point-x="-0.2402in" draw:caption-point-y="0.5972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1" table:formula="of:=SUM([.D54:.AH5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2.4937in" draw:caption-point-x="-0.2402in" draw:caption-point-y="0.6087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2.4976in" draw:caption-point-x="-0.2402in" draw:caption-point-y="0.6047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0.6358in" svg:y="12.4976in" draw:caption-point-x="-0.2402in" draw:caption-point-y="0.6047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12.5024in" draw:caption-point-x="-0.2402in" draw:caption-point-y="0.6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7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8"/>
        <table:table-column table:style-name="co26" table:number-columns-repeated="7" table:default-cell-style-name="ce188"/>
        <table:table-column table:style-name="co25" table:number-columns-repeated="16" table:default-cell-style-name="ce18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83" table:number-columns-repeated="8"/>
          <table:table-cell table:style-name="ce189" office:value-type="string" table:number-columns-spanned="2" table:number-rows-spanned="1">
            <text:p>Month</text:p>
          </table:table-cell>
          <table:covered-table-cell table:style-name="ce190"/>
          <table:table-cell table:style-name="ce191" table:content-validation-name="val1" office:value-type="float" office:value="9" table:number-columns-spanned="2" table:number-rows-spanned="1">
            <text:p>9</text:p>
          </table:table-cell>
          <table:covered-table-cell table:style-name="ce190"/>
          <table:table-cell table:style-name="ce189" office:value-type="string" table:number-columns-spanned="2" table:number-rows-spanned="1">
            <text:p>Year</text:p>
          </table:table-cell>
          <table:covered-table-cell table:style-name="ce190"/>
          <table:table-cell table:style-name="ce189" office:value-type="float" office:value="2017" table:number-columns-spanned="2" table:number-rows-spanned="1">
            <text:p>2017</text:p>
          </table:table-cell>
          <table:covered-table-cell table:style-name="ce192"/>
          <table:table-cell table:style-name="ce18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84" table:formula="of:=DATE([.$R$1];[.N1];1)" office:value-type="date" office:date-value="2017-09-01">
            <text:p>01</text:p>
          </table:table-cell>
          <table:table-cell table:style-name="ce184" table:formula="of:=[.D2]+1" office:value-type="date" office:date-value="2017-09-02">
            <text:p>02</text:p>
          </table:table-cell>
          <table:table-cell table:style-name="ce184" table:formula="of:=[.E2]+1" office:value-type="date" office:date-value="2017-09-03">
            <text:p>03</text:p>
          </table:table-cell>
          <table:table-cell table:style-name="ce184" table:formula="of:=[.F2]+1" office:value-type="date" office:date-value="2017-09-04">
            <text:p>04</text:p>
          </table:table-cell>
          <table:table-cell table:style-name="ce184" table:formula="of:=[.G2]+1" office:value-type="date" office:date-value="2017-09-05">
            <text:p>05</text:p>
          </table:table-cell>
          <table:table-cell table:style-name="ce184" table:formula="of:=[.H2]+1" office:value-type="date" office:date-value="2017-09-06">
            <text:p>06</text:p>
          </table:table-cell>
          <table:table-cell table:style-name="ce184" table:formula="of:=[.I2]+1" office:value-type="date" office:date-value="2017-09-07">
            <text:p>07</text:p>
          </table:table-cell>
          <table:table-cell table:style-name="ce184" table:formula="of:=[.J2]+1" office:value-type="date" office:date-value="2017-09-08">
            <text:p>08</text:p>
          </table:table-cell>
          <table:table-cell table:style-name="ce184" table:formula="of:=[.K2]+1" office:value-type="date" office:date-value="2017-09-09">
            <text:p>09</text:p>
          </table:table-cell>
          <table:table-cell table:style-name="ce184" table:formula="of:=[.L2]+1" office:value-type="date" office:date-value="2017-09-10">
            <text:p>10</text:p>
          </table:table-cell>
          <table:table-cell table:style-name="ce184" table:formula="of:=[.M2]+1" office:value-type="date" office:date-value="2017-09-11">
            <text:p>11</text:p>
          </table:table-cell>
          <table:table-cell table:style-name="ce184" table:formula="of:=[.N2]+1" office:value-type="date" office:date-value="2017-09-12">
            <text:p>12</text:p>
          </table:table-cell>
          <table:table-cell table:style-name="ce184" table:formula="of:=[.O2]+1" office:value-type="date" office:date-value="2017-09-13">
            <text:p>13</text:p>
          </table:table-cell>
          <table:table-cell table:style-name="ce184" table:formula="of:=[.P2]+1" office:value-type="date" office:date-value="2017-09-14">
            <text:p>14</text:p>
          </table:table-cell>
          <table:table-cell table:style-name="ce184" table:formula="of:=[.Q2]+1" office:value-type="date" office:date-value="2017-09-15">
            <text:p>15</text:p>
          </table:table-cell>
          <table:table-cell table:style-name="ce184" table:formula="of:=[.R2]+1" office:value-type="date" office:date-value="2017-09-16">
            <text:p>16</text:p>
          </table:table-cell>
          <table:table-cell table:style-name="ce184" table:formula="of:=[.S2]+1" office:value-type="date" office:date-value="2017-09-17">
            <text:p>17</text:p>
          </table:table-cell>
          <table:table-cell table:style-name="ce184" table:formula="of:=[.T2]+1" office:value-type="date" office:date-value="2017-09-18">
            <text:p>18</text:p>
          </table:table-cell>
          <table:table-cell table:style-name="ce184" table:formula="of:=[.U2]+1" office:value-type="date" office:date-value="2017-09-19">
            <text:p>19</text:p>
          </table:table-cell>
          <table:table-cell table:style-name="ce184" table:formula="of:=[.V2]+1" office:value-type="date" office:date-value="2017-09-20">
            <text:p>20</text:p>
          </table:table-cell>
          <table:table-cell table:style-name="ce184" table:formula="of:=[.W2]+1" office:value-type="date" office:date-value="2017-09-21">
            <text:p>21</text:p>
          </table:table-cell>
          <table:table-cell table:style-name="ce184" table:formula="of:=[.X2]+1" office:value-type="date" office:date-value="2017-09-22">
            <text:p>22</text:p>
          </table:table-cell>
          <table:table-cell table:style-name="ce184" table:formula="of:=[.Y2]+1" office:value-type="date" office:date-value="2017-09-23">
            <text:p>23</text:p>
          </table:table-cell>
          <table:table-cell table:style-name="ce184" table:formula="of:=[.Z2]+1" office:value-type="date" office:date-value="2017-09-24">
            <text:p>24</text:p>
          </table:table-cell>
          <table:table-cell table:style-name="ce184" table:formula="of:=[.AA2]+1" office:value-type="date" office:date-value="2017-09-25">
            <text:p>25</text:p>
          </table:table-cell>
          <table:table-cell table:style-name="ce184" table:formula="of:=[.AB2]+1" office:value-type="date" office:date-value="2017-09-26">
            <text:p>26</text:p>
          </table:table-cell>
          <table:table-cell table:style-name="ce184" table:formula="of:=[.AC2]+1" office:value-type="date" office:date-value="2017-09-27">
            <text:p>27</text:p>
          </table:table-cell>
          <table:table-cell table:style-name="ce184" table:formula="of:=[.AD2]+1" office:value-type="date" office:date-value="2017-09-28">
            <text:p>28</text:p>
          </table:table-cell>
          <table:table-cell table:style-name="ce184" table:formula="of:=[.AE2]+1" office:value-type="date" office:date-value="2017-09-29">
            <text:p>29</text:p>
          </table:table-cell>
          <table:table-cell table:style-name="ce184" table:formula="of:=[.AF2]+1" office:value-type="date" office:date-value="2017-09-30">
            <text:p>30</text:p>
          </table:table-cell>
          <table:table-cell table:style-name="ce184" table:formula="of:=[.AG2]+1" office:value-type="date" office:date-value="2017-10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82" table:formula="of:=SUM([.D4:.AH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>
            <office:annotation office:display="true" draw:style-name="gr6" draw:text-style-name="P1" svg:width="1.1413in" svg:height="0.2634in" svg:x="4.0157in" svg:y="0.1854in" draw:caption-point-x="-0.2402in" draw:caption-point-y="0.5323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5.3854in" svg:y="0.1791in" draw:caption-point-x="-0.2402in" draw:caption-point-y="0.539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0.1791in" draw:caption-point-x="-0.2402in" draw:caption-point-y="0.539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1" svg:width="1.1413in" svg:height="0.2634in" svg:x="7.7988in" svg:y="0.1791in" draw:caption-point-x="-0.2402in" draw:caption-point-y="0.539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0.1791in" draw:caption-point-x="-0.2402in" draw:caption-point-y="0.539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1791in" draw:caption-point-x="-0.2402in" draw:caption-point-y="0.539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0.1791in" draw:caption-point-x="-0.2402in" draw:caption-point-y="0.539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0.1791in" draw:caption-point-x="-0.2402in" draw:caption-point-y="0.539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202in" svg:y="0.1791in" draw:caption-point-x="-0.2402in" draw:caption-point-y="0.539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0.12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82" table:formula="of:=SUM([.D5:.AH5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0.3559in" draw:caption-point-x="-0.2402in" draw:caption-point-y="0.6098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0.3591in" draw:caption-point-x="-0.2402in" draw:caption-point-y="0.6067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0.3598in" draw:caption-point-x="-0.2402in" draw:caption-point-y="0.6059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0.3606in" draw:caption-point-x="-0.2402in" draw:caption-point-y="0.6051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0.363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2" table:formula="of:=SUM([.D6:.AH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6126in" draw:caption-point-x="-0.2402in" draw:caption-point-y="0.6008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2" table:formula="of:=SUM([.D7:.AH7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0.8484in" draw:caption-point-x="-0.2402in" draw:caption-point-y="0.6126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0.8618in" draw:caption-point-x="-0.2402in" draw:caption-point-y="0.5992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0.863in" draw:caption-point-x="-0.2402in" draw:caption-point-y="0.598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0.8642in" draw:caption-point-x="-0.2402in" draw:caption-point-y="0.5969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82" table:formula="of:=SUM([.D8:.AH8])" office:value-type="float" office:value="3">
            <text:p>3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1.0972in" draw:caption-point-x="-0.2402in" draw:caption-point-y="0.6114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1.0988in" draw:caption-point-x="-0.2402in" draw:caption-point-y="0.6098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.0996in" draw:caption-point-x="-0.2402in" draw:caption-point-y="0.6091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.1004in" draw:caption-point-x="-0.2402in" draw:caption-point-y="0.6083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.102in" draw:caption-point-x="-0.2402in" draw:caption-point-y="0.6067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11.0925in" svg:y="1.1063in" draw:caption-point-x="-0.2402in" draw:caption-point-y="0.6024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.1071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1.1087in" draw:caption-point-x="-0.2402in" draw:caption-point-y="0.6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.1118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2" table:formula="of:=SUM([.D9:.AH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9.2661in" svg:y="1.3602in" draw:caption-point-x="-0.2402in" draw:caption-point-y="0.5965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1.3559in" draw:caption-point-x="-0.2402in" draw:caption-point-y="0.6008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5492in" svg:y="1.3551in" draw:caption-point-x="-0.2402in" draw:caption-point-y="0.6016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.3598in" draw:caption-point-x="-0.2402in" draw:caption-point-y="0.5969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2" table:formula="of:=SUM([.D10:.AH10])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1.6004in" draw:caption-point-x="-0.2402in" draw:caption-point-y="0.6039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2.0059in" svg:y="1.6035in" draw:caption-point-x="-0.2402in" draw:caption-point-y="0.6008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1.6083in" draw:caption-point-x="-0.2402in" draw:caption-point-y="0.5961in">
              <dc:date>2017-09-29T00:00:00</dc:date>
              <text:p text:style-name="P1"><text:span text:style-name="T1">8h3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2" table:formula="of:=SUM([.D11:.AH11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2" draw:text-style-name="P1" svg:width="1.1413in" svg:height="0.5457in" svg:x="4.472in" svg:y="1.8421in" draw:caption-point-x="-0.2402in" draw:caption-point-y="0.6098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8528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5.6587in" svg:y="1.8547in" draw:caption-point-x="-0.2402in" draw:caption-point-y="0.5972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2" table:formula="of:=SUM([.D12:.AH12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0.6358in" svg:y="2.0972in" draw:caption-point-x="-0.2402in" draw:caption-point-y="0.6024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1028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82" table:formula="of:=SUM([.D13:.AH13])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3358in" draw:caption-point-x="-0.2402in" draw:caption-point-y="0.6114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3374in" draw:caption-point-x="-0.2402in" draw:caption-point-y="0.6098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2.3382in" draw:caption-point-x="-0.2402in" draw:caption-point-y="0.6091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2.339in" draw:caption-point-x="-0.2402in" draw:caption-point-y="0.6083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2.3413in" draw:caption-point-x="-0.2402in" draw:caption-point-y="0.6059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3453in" draw:caption-point-x="-0.2402in" draw:caption-point-y="0.602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2.3457in" draw:caption-point-x="-0.2402in" draw:caption-point-y="0.6016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2.3472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2.348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2.351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82" table:formula="of:=SUM([.D14:.AH14])" office:value-type="float" office:value="4">
            <text:p>4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2.5846in" draw:caption-point-x="-0.2402in" draw:caption-point-y="0.6102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2.5898in" draw:caption-point-x="-0.2402in" draw:caption-point-y="0.605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4.9287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2.5898in" draw:caption-point-x="-0.2402in" draw:caption-point-y="0.6051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5941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598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2" table:formula="of:=SUM([.D15:.AH15])" office:value-type="float" office:value="2">
            <text:p>2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8323in" draw:caption-point-x="-0.2402in" draw:caption-point-y="0.6102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8327in" draw:caption-point-x="-0.2402in" draw:caption-point-y="0.6098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2.8343in" draw:caption-point-x="-0.2402in" draw:caption-point-y="0.6083in">
              <dc:date>2017-09-06T00:00:00</dc:date>
              <text:p text:style-name="P1"><text:span text:style-name="T1">Dạy ở trường, xin ra ngoài 1h15-2h3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2.8354in" draw:caption-point-x="-0.2402in" draw:caption-point-y="0.6071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7.3094in" svg:y="2.8374in" draw:caption-point-x="-0.2402in" draw:caption-point-y="0.6051in">
              <dc:date>2017-09-11T00:00:00</dc:date>
              <text:p text:style-name="P1"><text:span text:style-name="T1">Dạy ở trường, xin đi trễ, 10h13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0.6358in" svg:y="2.8402in" draw:caption-point-x="-0.2402in" draw:caption-point-y="0.6024in">
              <dc:date>2017-09-18T00:00:00</dc:date>
              <text:p text:style-name="P1"><text:span text:style-name="T1">Đi dạy ở trường, 10h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2.8413in" draw:caption-point-x="-0.2402in" draw:caption-point-y="0.6012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3.8323in" svg:y="2.8441in" draw:caption-point-x="-0.2402in" draw:caption-point-y="0.5984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2.8449in" draw:caption-point-x="-0.2402in" draw:caption-point-y="0.5976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2" table:formula="of:=SUM([.D16:.AH1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3.0933in" draw:caption-point-x="-0.2402in" draw:caption-point-y="0.5969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2" table:formula="of:=SUM([.D17:.AH17])" office:value-type="float" office:value="12">
            <text:p>12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3.3291in" draw:caption-point-x="-0.2402in" draw:caption-point-y="0.6091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4.9287in" svg:y="3.3299in" draw:caption-point-x="-0.2402in" draw:caption-point-y="0.6083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5.3854in" svg:y="3.3311in" draw:caption-point-x="-0.2402in" draw:caption-point-y="0.6071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1">
            <text:p>1</text:p>
          </table:table-cell>
          <table:table-cell table:number-columns-repeated="2" table:style-name="ce186" office:value-type="float" office:value="0">
            <text:p>0</text:p>
          </table:table-cell>
          <table:table-cell table:number-columns-repeated="2" table:style-name="ce186" office:value-type="float" office:value="1">
            <text:p>1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5">
            <office:annotation draw:style-name="gr6" draw:text-style-name="P1" svg:width="1.1413in" svg:height="0.2634in" svg:x="12.0059in" svg:y="3.3382in" draw:caption-point-x="-0.2402in" draw:caption-point-y="0.6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14.7457in" svg:y="3.3406in" draw:caption-point-x="-0.2402in" draw:caption-point-y="0.5976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2" table:formula="of:=SUM([.D18:.AH18])" office:value-type="float" office:value="2.5">
            <text:p>2.5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9.2661in" svg:y="3.5831in" draw:caption-point-x="-0.2402in" draw:caption-point-y="0.6028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2" table:formula="of:=SUM([.D19:.AH1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2" table:formula="of:=SUM([.D20:.AH2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8.7768in" svg:y="4.078in" draw:caption-point-x="-0.2402in" draw:caption-point-y="0.6031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2" table:formula="of:=SUM([.D21:.AH21])" office:value-type="float" office:value="3">
            <text:p>3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4.3213in" draw:caption-point-x="-0.2402in" draw:caption-point-y="0.6075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7.7988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3319in" draw:caption-point-x="-0.2402in" draw:caption-point-y="0.5969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2" table:formula="of:=SUM([.D22:.AH22])" office:value-type="float" office:value="1"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4.572in" draw:caption-point-x="-0.2402in" draw:caption-point-y="0.6043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4.5665in" draw:caption-point-x="-0.2402in" draw:caption-point-y="0.6098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5795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70" office:value-type="string">
            <text:p>HuyDH</text:p>
          </table:table-cell>
          <table:table-cell table:style-name="ce182" table:formula="of:=SUM([.D23:.AH23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4.8142in" draw:caption-point-x="-0.2402in" draw:caption-point-y="0.6098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4.9287in" svg:y="4.8154in" draw:caption-point-x="-0.2402in" draw:caption-point-y="0.6087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5.3854in" svg:y="4.8173in" draw:caption-point-x="-0.2402in" draw:caption-point-y="0.6067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4.8173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4.8181in" draw:caption-point-x="-0.2402in" draw:caption-point-y="0.6059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4.8189in" draw:caption-point-x="-0.2402in" draw:caption-point-y="0.6051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4.8193in" draw:caption-point-x="-0.2402in" draw:caption-point-y="0.6047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4.8213in" draw:caption-point-x="-0.2402in" draw:caption-point-y="0.6028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0.6358in" svg:y="4.8217in" draw:caption-point-x="-0.2402in" draw:caption-point-y="0.6024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4.822in" draw:caption-point-x="-0.2402in" draw:caption-point-y="0.602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4.8224in" draw:caption-point-x="-0.2402in" draw:caption-point-y="0.6016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4.8232in" draw:caption-point-x="-0.2402in" draw:caption-point-y="0.6008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4.8244in" draw:caption-point-x="-0.2402in" draw:caption-point-y="0.5996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3.8323in" svg:y="4.8248in" draw:caption-point-x="-0.2402in" draw:caption-point-y="0.5992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4.826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3" svg:width="1.1413in" svg:height="0.3902in" svg:x="15.202in" svg:y="4.8272in" draw:caption-point-x="-0.2402in" draw:caption-point-y="0.5969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4.828in" draw:caption-point-x="-0.2402in" draw:caption-point-y="0.5961in">
              <dc:date>2017-09-29T00:00:00</dc:date>
              <text:p text:style-name="P1"><text:span text:style-name="T1">8h4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2" table:formula="of:=SUM([.D24:.AH24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5.0602in" draw:caption-point-x="-0.2402in" draw:caption-point-y="0.6114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2" table:formula="of:=SUM([.D25:.AH25])" office:value-type="float" office:value="0.5">
            <text:p>0.5</text:p>
          </table:table-cell>
          <table:table-cell table:style-name="ce186" office:value-type="float" office:value="0.5">
            <office:annotation draw:style-name="gr2" draw:text-style-name="P1" svg:width="1.1413in" svg:height="0.5457in" svg:x="2.6457in" svg:y="5.3102in" draw:caption-point-x="-0.2402in" draw:caption-point-y="0.6091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2" table:formula="of:=SUM([.D26:.AH2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82" table:formula="of:=SUM([.D27:.AH2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1" svg:width="1.1413in" svg:height="0.3902in" svg:x="4.472in" svg:y="5.8051in" draw:caption-point-x="-0.2402in" draw:caption-point-y="0.6098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5.8098in" draw:caption-point-x="-0.2402in" draw:caption-point-y="0.6051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5.8142in" draw:caption-point-x="-0.2402in" draw:caption-point-y="0.6008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5.8181in" draw:caption-point-x="-0.2402in" draw:caption-point-y="0.5969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2" table:formula="of:=SUM([.D28:.AH2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6.0661in" draw:caption-point-x="-0.2402in" draw:caption-point-y="0.5965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6.0575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6.0598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6.0622in" draw:caption-point-x="-0.2402in" draw:caption-point-y="0.6004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2" table:formula="of:=SUM([.D29:.AH29])" office:value-type="float" office:value="3.5">
            <text:p>3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8.7768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office:value-type="float" office:value="1">
            <office:annotation draw:style-name="gr4" draw:text-style-name="P1" svg:width="1.1413in" svg:height="0.3902in" svg:x="9.2661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3" svg:width="1.1413in" svg:height="0.2634in" svg:x="15.202in" svg:y="6.3138in" draw:caption-point-x="-0.2402in" draw:caption-point-y="0.5965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86" office:value-type="float" office:value="1">
            <office:annotation draw:style-name="gr6" draw:text-style-name="P3" svg:width="1.1413in" svg:height="0.2634in" svg:x="15.6587in" svg:y="6.3138in" draw:caption-point-x="-0.2402in" draw:caption-point-y="0.5965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82" table:formula="of:=SUM([.D30:.AH3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6.5563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82" table:formula="of:=SUM([.D31:.AH3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2" table:formula="of:=SUM([.D32:.AH32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7.0441in" draw:caption-point-x="-0.2402in" draw:caption-point-y="0.6091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7.0488in" draw:caption-point-x="-0.2402in" draw:caption-point-y="0.6043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7.0409in" draw:caption-point-x="-0.2402in" draw:caption-point-y="0.6122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7.048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7.0524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7.0551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7.0563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2" table:formula="of:=SUM([.D33:.AH33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2" table:formula="of:=SUM([.D34:.AH34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7.552in" draw:caption-point-x="-0.2402in" draw:caption-point-y="0.5965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7.5461in" draw:caption-point-x="-0.2402in" draw:caption-point-y="0.6024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7.5476in" draw:caption-point-x="-0.2402in" draw:caption-point-y="0.6008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2" table:formula="of:=SUM([.D35:.AH35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2" table:formula="of:=SUM([.D36:.AH3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82" table:formula="of:=SUM([.D37:.AH3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289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8.2902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4.7457in" svg:y="8.2937in" draw:caption-point-x="-0.2402in" draw:caption-point-y="0.598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2949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8.2957in" draw:caption-point-x="-0.2402in" draw:caption-point-y="0.5961in">
              <dc:date>2017-09-29T00:00:00</dc:date>
              <text:p text:style-name="P1"><text:span text:style-name="T1">8h49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2" table:formula="of:=SUM([.D38:.AH3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5374in" draw:caption-point-x="-0.2402in" draw:caption-point-y="0.602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8.5402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5425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82" table:formula="of:=SUM([.D39:.AH39])" office:value-type="float" office:value="0.5"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8.775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8.7772in" draw:caption-point-x="-0.2402in" draw:caption-point-y="0.6098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8.778in" draw:caption-point-x="-0.2402in" draw:caption-point-y="0.6091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8.7803in" draw:caption-point-x="-0.2402in" draw:caption-point-y="0.6067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8.7819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8.7823in" draw:caption-point-x="-0.2402in" draw:caption-point-y="0.6047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7843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8.7862in" draw:caption-point-x="-0.2402in" draw:caption-point-y="0.6008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2" draw:text-style-name="P1" svg:width="1.1413in" svg:height="0.5457in" svg:x="13.8323in" svg:y="8.7886in" draw:caption-point-x="-0.2402in" draw:caption-point-y="0.5984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8.789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7902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2" table:formula="of:=SUM([.D40:.AH4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9.0323in" draw:caption-point-x="-0.2402in" draw:caption-point-y="0.6024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1.3614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9.0378in" draw:caption-point-x="-0.2402in" draw:caption-point-y="0.5969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4.5579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2" table:formula="of:=SUM([.D41:.AH41])" office:value-type="float" office:value="2.5">
            <text:p>2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0.6358in" svg:y="9.2799in" draw:caption-point-x="-0.2402in" draw:caption-point-y="0.6024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9.2807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9.2843in" draw:caption-point-x="-0.2402in" draw:caption-point-y="0.598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9.2854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5.6587in" svg:y="9.287in" draw:caption-point-x="-0.2402in" draw:caption-point-y="0.5953in">
              <dc:date>2017-09-29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82" table:formula="of:=SUM([.D42:.AH4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9.5232in" draw:caption-point-x="-0.2402in" draw:caption-point-y="0.6067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2" table:formula="of:=SUM([.D43:.AH43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9.7744in" draw:caption-point-x="-0.2402in" draw:caption-point-y="0.6031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1.0925in" svg:y="9.7685in" draw:caption-point-x="-0.2402in" draw:caption-point-y="0.6091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3303in" svg:y="10.0744in" draw:caption-point-x="-0.3685in" draw:caption-point-y="0.3031in">
              <dc:date>2017-10-02T00:00:00</dc:date>
              <text:p text:style-name="P3"><text:span text:style-name="T3">Có việc nhà, làm remote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82" table:formula="of:=SUM([.D44:.AH4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0.0189in" draw:caption-point-x="-0.2402in" draw:caption-point-y="0.6067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office:display="true" draw:style-name="gr2" draw:text-style-name="P1" svg:width="1.1413in" svg:height="0.5457in" svg:x="7.3094in" svg:y="10.0634in" draw:caption-point-x="-0.2402in" draw:caption-point-y="0.5618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0.0287in" draw:caption-point-x="-0.2402in" draw:caption-point-y="0.5969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170" office:value-type="string">
            <text:p>ThaoDTN</text:p>
          </table:table-cell>
          <table:table-cell table:style-name="ce182" table:formula="of:=SUM([.D45:.AH4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82" table:formula="of:=SUM([.D46:.AH46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0.5193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10.5157in" draw:caption-point-x="-0.2402in" draw:caption-point-y="0.6051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86" office:value-type="float" office:value="0.5">
            <office:annotation draw:style-name="gr4" draw:text-style-name="P1" svg:width="1.1413in" svg:height="0.3902in" svg:x="14.289in" svg:y="10.5157in" draw:caption-point-x="-0.2402in" draw:caption-point-y="0.6051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82" table:formula="of:=SUM([.D47:.AH47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2.4622in" svg:y="10.7685in" draw:caption-point-x="-0.2402in" draw:caption-point-y="0.6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0.7752in" draw:caption-point-x="-0.2402in" draw:caption-point-y="0.5933in">
              <dc:date>2017-09-29T00:00:00</dc:date>
              <text:p text:style-name="P1"><text:span text:style-name="T1">Đau bụng, xin về sớm 3h15, tuần sau làm bù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2" table:formula="of:=SUM([.D48:.AH48])" office:value-type="float" office:value="1">
            <text:p>1</text:p>
          </table:table-cell>
          <table:table-cell table:style-name="ce186" office:value-type="float" office:value="0.5">
            <office:annotation draw:style-name="gr3" draw:text-style-name="P1" svg:width="1.1413in" svg:height="0.7012in" svg:x="2.6457in" svg:y="11.0087in" draw:caption-point-x="-0.2402in" draw:caption-point-y="0.6075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0063in" draw:caption-point-x="-0.2402in" draw:caption-point-y="0.6098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0079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1.0094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11.011in" draw:caption-point-x="-0.2402in" draw:caption-point-y="0.6051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011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11.0118in" draw:caption-point-x="-0.2402in" draw:caption-point-y="0.6043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0134in" draw:caption-point-x="-0.2402in" draw:caption-point-y="0.6028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11.0142in" draw:caption-point-x="-0.2402in" draw:caption-point-y="0.602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11.0142in" draw:caption-point-x="-0.2402in" draw:caption-point-y="0.602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5492in" svg:y="11.015in" draw:caption-point-x="-0.2402in" draw:caption-point-y="0.6012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11.0161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0193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1.0201in" draw:caption-point-x="-0.2402in" draw:caption-point-y="0.5961in">
              <dc:date>2017-09-29T00:00:00</dc:date>
              <text:p text:style-name="P1"><text:span text:style-name="T1">Chóng mặt, xin đi trễ, 9h45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82" table:formula="of:=SUM([.D49:.AH49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1.2547in" draw:caption-point-x="-0.2402in" draw:caption-point-y="0.6091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2555in" draw:caption-point-x="-0.2402in" draw:caption-point-y="0.6083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11.2579in" draw:caption-point-x="-0.2402in" draw:caption-point-y="0.6059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11.2591in" draw:caption-point-x="-0.2402in" draw:caption-point-y="0.6047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261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263in" draw:caption-point-x="-0.2402in" draw:caption-point-y="0.6008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2657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2669in" draw:caption-point-x="-0.2402in" draw:caption-point-y="0.5969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6" office:value-type="string">
            <text:p>TuanTQP</text:p>
          </table:table-cell>
          <table:table-cell table:style-name="ce182" table:formula="of:=SUM([.D50:.AH50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5106in" draw:caption-point-x="-0.2402in" draw:caption-point-y="0.6008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11.5122in" draw:caption-point-x="-0.2402in" draw:caption-point-y="0.5992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5146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82" table:formula="of:=SUM([.D51:.AH51])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11.747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7492in" draw:caption-point-x="-0.2402in" draw:caption-point-y="0.6098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7508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11.7531in" draw:caption-point-x="-0.2402in" draw:caption-point-y="0.6059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7539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11.7571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1.7575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7598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761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7622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2" table:formula="of:=SUM([.D52:.AH5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8.7768in" svg:y="12.0028in" draw:caption-point-x="-0.2402in" draw:caption-point-y="0.6039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2.0075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8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7"/>
          <table:table-cell table:number-columns-repeated="27"/>
          <table:table-cell table:style-name="ce187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9"/>
        <table:table-column table:style-name="co26" table:number-columns-repeated="7" table:default-cell-style-name="ce199"/>
        <table:table-column table:style-name="co25" table:number-columns-repeated="16" table:default-cell-style-name="ce199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94" table:number-columns-repeated="8"/>
          <table:table-cell table:style-name="ce200" office:value-type="string" table:number-columns-spanned="2" table:number-rows-spanned="1">
            <text:p>Month</text:p>
          </table:table-cell>
          <table:covered-table-cell table:style-name="ce201"/>
          <table:table-cell table:style-name="ce202" table:content-validation-name="val1" office:value-type="float" office:value="10" table:number-columns-spanned="2" table:number-rows-spanned="1">
            <text:p>10</text:p>
          </table:table-cell>
          <table:covered-table-cell table:style-name="ce201"/>
          <table:table-cell table:style-name="ce200" office:value-type="string" table:number-columns-spanned="2" table:number-rows-spanned="1">
            <text:p>Year</text:p>
          </table:table-cell>
          <table:covered-table-cell table:style-name="ce201"/>
          <table:table-cell table:style-name="ce200" office:value-type="float" office:value="2017" table:number-columns-spanned="2" table:number-rows-spanned="1">
            <text:p>2017</text:p>
          </table:table-cell>
          <table:covered-table-cell table:style-name="ce203"/>
          <table:table-cell table:style-name="ce194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95" table:formula="of:=DATE([.$R$1];[.N1];1)" office:value-type="date" office:date-value="2017-10-01">
            <text:p>01</text:p>
          </table:table-cell>
          <table:table-cell table:style-name="ce195" table:formula="of:=[.D2]+1" office:value-type="date" office:date-value="2017-10-02">
            <text:p>02</text:p>
          </table:table-cell>
          <table:table-cell table:style-name="ce195" table:formula="of:=[.E2]+1" office:value-type="date" office:date-value="2017-10-03">
            <text:p>03</text:p>
          </table:table-cell>
          <table:table-cell table:style-name="ce195" table:formula="of:=[.F2]+1" office:value-type="date" office:date-value="2017-10-04">
            <text:p>04</text:p>
          </table:table-cell>
          <table:table-cell table:style-name="ce195" table:formula="of:=[.G2]+1" office:value-type="date" office:date-value="2017-10-05">
            <text:p>05</text:p>
          </table:table-cell>
          <table:table-cell table:style-name="ce195" table:formula="of:=[.H2]+1" office:value-type="date" office:date-value="2017-10-06">
            <text:p>06</text:p>
          </table:table-cell>
          <table:table-cell table:style-name="ce195" table:formula="of:=[.I2]+1" office:value-type="date" office:date-value="2017-10-07">
            <text:p>07</text:p>
          </table:table-cell>
          <table:table-cell table:style-name="ce195" table:formula="of:=[.J2]+1" office:value-type="date" office:date-value="2017-10-08">
            <text:p>08</text:p>
          </table:table-cell>
          <table:table-cell table:style-name="ce195" table:formula="of:=[.K2]+1" office:value-type="date" office:date-value="2017-10-09">
            <text:p>09</text:p>
          </table:table-cell>
          <table:table-cell table:style-name="ce195" table:formula="of:=[.L2]+1" office:value-type="date" office:date-value="2017-10-10">
            <text:p>10</text:p>
          </table:table-cell>
          <table:table-cell table:style-name="ce195" table:formula="of:=[.M2]+1" office:value-type="date" office:date-value="2017-10-11">
            <text:p>11</text:p>
          </table:table-cell>
          <table:table-cell table:style-name="ce195" table:formula="of:=[.N2]+1" office:value-type="date" office:date-value="2017-10-12">
            <text:p>12</text:p>
          </table:table-cell>
          <table:table-cell table:style-name="ce195" table:formula="of:=[.O2]+1" office:value-type="date" office:date-value="2017-10-13">
            <text:p>13</text:p>
          </table:table-cell>
          <table:table-cell table:style-name="ce195" table:formula="of:=[.P2]+1" office:value-type="date" office:date-value="2017-10-14">
            <text:p>14</text:p>
          </table:table-cell>
          <table:table-cell table:style-name="ce195" table:formula="of:=[.Q2]+1" office:value-type="date" office:date-value="2017-10-15">
            <text:p>15</text:p>
          </table:table-cell>
          <table:table-cell table:style-name="ce195" table:formula="of:=[.R2]+1" office:value-type="date" office:date-value="2017-10-16">
            <text:p>16</text:p>
          </table:table-cell>
          <table:table-cell table:style-name="ce195" table:formula="of:=[.S2]+1" office:value-type="date" office:date-value="2017-10-17">
            <text:p>17</text:p>
          </table:table-cell>
          <table:table-cell table:style-name="ce195" table:formula="of:=[.T2]+1" office:value-type="date" office:date-value="2017-10-18">
            <text:p>18</text:p>
          </table:table-cell>
          <table:table-cell table:style-name="ce195" table:formula="of:=[.U2]+1" office:value-type="date" office:date-value="2017-10-19">
            <text:p>19</text:p>
          </table:table-cell>
          <table:table-cell table:style-name="ce195" table:formula="of:=[.V2]+1" office:value-type="date" office:date-value="2017-10-20">
            <text:p>20</text:p>
          </table:table-cell>
          <table:table-cell table:style-name="ce195" table:formula="of:=[.W2]+1" office:value-type="date" office:date-value="2017-10-21">
            <text:p>21</text:p>
          </table:table-cell>
          <table:table-cell table:style-name="ce195" table:formula="of:=[.X2]+1" office:value-type="date" office:date-value="2017-10-22">
            <text:p>22</text:p>
          </table:table-cell>
          <table:table-cell table:style-name="ce195" table:formula="of:=[.Y2]+1" office:value-type="date" office:date-value="2017-10-23">
            <text:p>23</text:p>
          </table:table-cell>
          <table:table-cell table:style-name="ce195" table:formula="of:=[.Z2]+1" office:value-type="date" office:date-value="2017-10-24">
            <text:p>24</text:p>
          </table:table-cell>
          <table:table-cell table:style-name="ce195" table:formula="of:=[.AA2]+1" office:value-type="date" office:date-value="2017-10-25">
            <text:p>25</text:p>
          </table:table-cell>
          <table:table-cell table:style-name="ce195" table:formula="of:=[.AB2]+1" office:value-type="date" office:date-value="2017-10-26">
            <text:p>26</text:p>
          </table:table-cell>
          <table:table-cell table:style-name="ce195" table:formula="of:=[.AC2]+1" office:value-type="date" office:date-value="2017-10-27">
            <text:p>27</text:p>
          </table:table-cell>
          <table:table-cell table:style-name="ce195" table:formula="of:=[.AD2]+1" office:value-type="date" office:date-value="2017-10-28">
            <text:p>28</text:p>
          </table:table-cell>
          <table:table-cell table:style-name="ce195" table:formula="of:=[.AE2]+1" office:value-type="date" office:date-value="2017-10-29">
            <text:p>29</text:p>
          </table:table-cell>
          <table:table-cell table:style-name="ce195" table:formula="of:=[.AF2]+1" office:value-type="date" office:date-value="2017-10-30">
            <text:p>30</text:p>
          </table:table-cell>
          <table:table-cell table:style-name="ce195" table:formula="of:=[.AG2]+1" office:value-type="date" office:date-value="2017-10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9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93" table:formula="of:=SUM([.D4:.AH4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1213in" draw:caption-point-x="-0.2402in" draw:caption-point-y="0.5969in">
              <dc:date>2017-10-02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0.1224in" draw:caption-point-x="-0.2402in" draw:caption-point-y="0.5957in">
              <dc:date>2017-10-03T00:00:00</dc:date>
              <text:p text:style-name="P1"><text:span text:style-name="T1">Khám tay, off sáng</text:span></text:p>
            </office:annotation>
            <text:p>0.5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93" table:formula="of:=SUM([.D5:.AH5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3689in" draw:caption-point-x="-0.2402in" draw:caption-point-y="0.5969in">
              <dc:date>2017-10-02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3" table:formula="of:=SUM([.D6:.AH6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3" table:formula="of:=SUM([.D7:.AH7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6" office:value-type="string">
            <text:p>CuongNM</text:p>
          </table:table-cell>
          <table:table-cell table:style-name="ce193" table:formula="of:=SUM([.D50:.AH50])" office:value-type="float" office:value="1">
            <text:p>1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1126in" draw:caption-point-x="-0.2402in" draw:caption-point-y="0.5961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3" table:formula="of:=SUM([.D9:.AH9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3606in" draw:caption-point-x="-0.2402in" draw:caption-point-y="0.5961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3" table:formula="of:=SUM([.D10:.AH10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2" draw:text-style-name="P1" svg:width="1.1413in" svg:height="0.5457in" svg:x="3.1024in" svg:y="1.6091in" draw:caption-point-x="-0.2402in" draw:caption-point-y="0.5953in">
              <dc:date>2017-10-02T00:00:00</dc:date>
              <text:p text:style-name="P1"><text:span text:style-name="T1">Xe bị lủng lốp, xin đi trễ, 9h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3" table:formula="of:=SUM([.D11:.AH11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3" table:formula="of:=SUM([.D12:.AH12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1035in" draw:caption-point-x="-0.2402in" draw:caption-point-y="0.5961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93" table:formula="of:=SUM([.D13:.AH13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3512in" draw:caption-point-x="-0.2402in" draw:caption-point-y="0.5961in">
              <dc:date>2017-10-02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2.3516in" draw:caption-point-x="-0.2402in" draw:caption-point-y="0.5957in">
              <dc:date>2017-10-03T00:00:00</dc:date>
              <text:p text:style-name="P1"><text:span text:style-name="T1">8h37 vào cty</text:span></text:p>
            </office:annotation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93" table:formula="of:=SUM([.D14:.AH1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5988in" draw:caption-point-x="-0.2402in" draw:caption-point-y="0.5961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3" table:formula="of:=SUM([.D15:.AH15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4" draw:text-style-name="P1" svg:width="1.1413in" svg:height="0.3902in" svg:x="3.1024in" svg:y="2.8472in" draw:caption-point-x="-0.2402in" draw:caption-point-y="0.5953in">
              <dc:date>2017-10-02T00:00:00</dc:date>
              <text:p text:style-name="P1"><text:span text:style-name="T1">Đi dạy ở trường, <text:s/>off sáng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3.5591in" svg:y="2.8469in" draw:caption-point-x="-0.2402in" draw:caption-point-y="0.5957in">
              <dc:date>2017-10-03T00:00:00</dc:date>
              <text:p text:style-name="P1"><text:span text:style-name="T1">Nộp giấy cho BQL tòa nhà, 9h57 vào cty</text:span></text:p>
            </office:annotation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3" table:formula="of:=SUM([.D16:.AH16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3" table:formula="of:=SUM([.D17:.AH17])" office:value-type="float" office:value="0.5">
            <text:p>0.5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3.5591in" svg:y="3.3429in" draw:caption-point-x="-0.2402in" draw:caption-point-y="0.5953in">
              <dc:date>2017-10-03T00:00:00</dc:date>
              <text:p text:style-name="P1"><text:span text:style-name="T1">Off sáng</text:span></text:p>
            </office:annotation>
            <text:p>0.5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3" table:formula="of:=SUM([.D18:.AH18])" office:value-type="float" office:value="2">
            <text:p>2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5"/>
          <table:table-cell table:style-name="ce197" office:value-type="float" office:value="1">
            <office:annotation draw:style-name="gr6" draw:text-style-name="P1" svg:width="1.1413in" svg:height="0.2634in" svg:x="6.3311in" svg:y="3.5882in" draw:caption-point-x="-0.2402in" draw:caption-point-y="0.5976in">
              <dc:date>2017-09-29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97" office:value-type="float" office:value="1">
            <office:annotation draw:style-name="gr6" draw:text-style-name="P1" svg:width="1.1413in" svg:height="0.2634in" svg:x="6.8205in" svg:y="3.5882in" draw:caption-point-x="-0.2402in" draw:caption-point-y="0.5976in">
              <dc:date>2017-09-29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97" table:number-columns-repeated="21"/>
          <table:table-cell table:style-name="ce43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3" table:formula="of:=SUM([.D19:.AH19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3" table:formula="of:=SUM([.D20:.AH20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3" table:formula="of:=SUM([.D21:.AH21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3" table:formula="of:=SUM([.D22:.AH22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170" office:value-type="string">
            <text:p>HuyDH</text:p>
          </table:table-cell>
          <table:table-cell table:style-name="ce193" table:formula="of:=SUM([.D23:.AH2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3" table:formula="of:=SUM([.D24:.AH24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3" table:formula="of:=SUM([.D25:.AH25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3" table:formula="of:=SUM([.D26:.AH26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93" table:formula="of:=SUM([.D27:.AH27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3" table:formula="of:=SUM([.D28:.AH28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2" draw:text-style-name="P1" svg:width="1.1413in" svg:height="0.5457in" svg:x="3.1024in" svg:y="6.0657in" draw:caption-point-x="-0.2402in" draw:caption-point-y="0.5969in">
              <dc:date>2017-09-29T00:00:00</dc:date>
              <text:p text:style-name="P1"><text:span text:style-name="T1">Làm thủ tục nhập học cho em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3" table:formula="of:=SUM([.D29:.AH29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6.3134in" draw:caption-point-x="-0.2402in" draw:caption-point-y="0.5969in">
              <dc:date>2017-10-02T00:00:00</dc:date>
              <text:p text:style-name="P1"><text:span text:style-name="T1">Bà mất ở quê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93" table:formula="of:=SUM([.D30:.AH30])" office:value-type="float" office:value="1">
            <text:p>1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4.0157in" svg:y="6.5618in" draw:caption-point-x="-0.2402in" draw:caption-point-y="0.5961in">
              <dc:date>2017-10-02T00:00:00</dc:date>
              <text:p text:style-name="P1"><text:span text:style-name="T1">Việc gia đình</text:span></text:p>
            </office:annotation>
            <text:p>1</text:p>
          </table:table-cell>
          <table:table-cell table:style-name="ce197" table:number-columns-repeated="27"/>
          <table:table-cell table:style-name="ce43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93" table:formula="of:=SUM([.D31:.AH3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3" table:formula="of:=SUM([.D32:.AH32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7.0571in" draw:caption-point-x="-0.2402in" draw:caption-point-y="0.5961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3" table:formula="of:=SUM([.D33:.AH33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3" table:formula="of:=SUM([.D34:.AH3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7.5516in" draw:caption-point-x="-0.2402in" draw:caption-point-y="0.5969in">
              <dc:date>2017-10-02T00:00:00</dc:date>
              <text:p text:style-name="P1"><text:span text:style-name="T1">Ngủ quên, xin đi trễ, 9h2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3" table:formula="of:=SUM([.D35:.AH35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3" table:formula="of:=SUM([.D36:.AH36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8.0457in" draw:caption-point-x="-0.2402in" draw:caption-point-y="0.5984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93" table:formula="of:=SUM([.D37:.AH37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8.2965in" draw:caption-point-x="-0.2402in" draw:caption-point-y="0.5953in">
              <dc:date>2017-10-02T00:00:00</dc:date>
              <text:p text:style-name="P1"><text:span text:style-name="T1">Mưa lớn, xin đi trễ, 8h5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6"/>
          <table:table-cell table:style-name="ce197" office:value-type="float" office:value="1">
            <office:annotation draw:style-name="gr6" draw:text-style-name="P1" svg:width="1.1413in" svg:height="0.2634in" svg:x="16.1154in" svg:y="8.2941in" draw:caption-point-x="-0.2402in" draw:caption-point-y="0.5976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197" office:value-type="float" office:value="1">
            <office:annotation draw:style-name="gr6" draw:text-style-name="P1" svg:width="1.1413in" svg:height="0.2634in" svg:x="16.572in" svg:y="8.2941in" draw:caption-point-x="-0.2402in" draw:caption-point-y="0.5976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3" table:formula="of:=SUM([.D38:.AH3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8.5425in" draw:caption-point-x="-0.2402in" draw:caption-point-y="0.5969in">
              <dc:date>2017-10-02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93" table:formula="of:=SUM([.D39:.AH39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8.7909in" draw:caption-point-x="-0.2402in" draw:caption-point-y="0.5961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8.7913in" draw:caption-point-x="-0.2402in" draw:caption-point-y="0.5957in">
              <dc:date>2017-10-03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3" table:formula="of:=SUM([.D40:.AH40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9.0378in" draw:caption-point-x="-0.2402in" draw:caption-point-y="0.5969in">
              <dc:date>2017-10-02T00:00:00</dc:date>
              <text:p text:style-name="P1"><text:span text:style-name="T1">Chở bạn đi bv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9.0394in" draw:caption-point-x="-0.2402in" draw:caption-point-y="0.5953in">
              <dc:date>2017-10-03T00:00:00</dc:date>
              <text:p text:style-name="P1"><text:span text:style-name="T1">Xe hư, 9h02 vào cty</text:span></text:p>
            </office:annotation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3" table:formula="of:=SUM([.D41:.AH41])" office:value-type="float" office:value="0">
            <text:p>0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Default"/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193" table:formula="of:=SUM([.D42:.AH42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93" table:formula="of:=SUM([.D43:.AH43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170" office:value-type="string">
            <text:p>ThaoDTN</text:p>
          </table:table-cell>
          <table:table-cell table:style-name="ce193" table:formula="of:=SUM([.D44:.AH4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4" office:value-type="string">
            <text:p>ThinhDT</text:p>
          </table:table-cell>
          <table:table-cell table:style-name="ce193"/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93" table:formula="of:=SUM([.D46:.AH46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0.5248in" draw:caption-point-x="-0.2402in" draw:caption-point-y="0.5961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93" table:formula="of:=SUM([.D47:.AH47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93" table:formula="of:=SUM([.D48:.AH48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11.0177in" draw:caption-point-x="-0.2402in" draw:caption-point-y="0.5984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93" table:formula="of:=SUM([.D49:.AH49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11.2669in" draw:caption-point-x="-0.2402in" draw:caption-point-y="0.5969in">
              <dc:date>2017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2681in" draw:caption-point-x="-0.2402in" draw:caption-point-y="0.5957in">
              <dc:date>2017-10-03T00:00:00</dc:date>
              <text:p text:style-name="P1"><text:span text:style-name="T1">8h46 vào cty</text:span></text:p>
            </office:annotation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6" office:value-type="string">
            <text:p>TuanTQP</text:p>
          </table:table-cell>
          <table:table-cell table:style-name="ce193" table:formula="of:=SUM([.D50:.AH50])" office:value-type="float" office:value="1">
            <text:p>1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4.0157in" svg:y="11.5154in" draw:caption-point-x="-0.2402in" draw:caption-point-y="0.5961in">
              <dc:date>2017-10-02T00:00:00</dc:date>
              <text:p text:style-name="P1"><text:span text:style-name="T1">Lên trường nộp giấy</text:span></text:p>
            </office:annotation>
            <text:p>1</text:p>
          </table:table-cell>
          <table:table-cell table:style-name="ce197" table:number-columns-repeated="27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93" table:formula="of:=SUM([.D51:.AH51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1.763in" draw:caption-point-x="-0.2402in" draw:caption-point-y="0.5961in">
              <dc:date>2017-10-02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7634in" draw:caption-point-x="-0.2402in" draw:caption-point-y="0.5957in">
              <dc:date>2017-10-0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93" table:formula="of:=SUM([.D52:.AH52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table:number-columns-repeated="28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9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8"/>
          <table:table-cell table:number-columns-repeated="27"/>
          <table:table-cell table:style-name="ce198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10/31/2017</text:date>, <text:time>10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0-31">10/31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27</meta:editing-cycles>
    <meta:editing-duration>PT11H11M43S</meta:editing-duration>
    <meta:generator>OpenOffice/4.1.4$Win32 OpenOffice.org_project/414m5$Build-9788</meta:generator>
    <dc:date>2017-10-31T10:41:12.11</dc:date>
    <meta:document-statistic meta:table-count="13" meta:cell-count="11268" meta:object-count="0"/>
    <meta:user-defined meta:name="Info 1"/>
    <meta:user-defined meta:name="Info 2"/>
    <meta:user-defined meta:name="Info 3"/>
    <meta:user-defined meta:name="Info 4"/>
  </office:meta>
</office:document-meta>
</file>